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automatic-styles>
    <style:style style:name="Table1" style:family="table" style:master-page-name="">
      <style:table-properties style:width="6.6931in" style:page-number="auto" fo:break-before="auto" fo:break-after="auto" table:align="left" fo:keep-with-next="auto"/>
    </style:style>
    <style:style style:name="Table1.A" style:family="table-column">
      <style:table-column-properties style:column-width="1.6556in"/>
    </style:style>
    <style:style style:name="Table1.B" style:family="table-column">
      <style:table-column-properties style:column-width="1.834in"/>
    </style:style>
    <style:style style:name="Table1.C" style:family="table-column">
      <style:table-column-properties style:column-width="1.6333in"/>
    </style:style>
    <style:style style:name="Table1.D" style:family="table-column">
      <style:table-column-properties style:column-width="1.5701in"/>
    </style:style>
    <style:style style:name="Table1.A1" style:family="table-cell">
      <style:table-cell-properties style:vertical-align="middle" fo:padding-left="0.125in" fo:padding-right="0.125in" fo:padding-top="0.0833in" fo:padding-bottom="0.0833in" fo:border="0.05pt solid #000000"/>
    </style:style>
    <style:style style:name="Table2" style:family="table" style:master-page-name="">
      <style:table-properties style:width="6.6931in" style:page-number="auto" fo:break-before="auto" fo:break-after="auto" table:align="left" fo:keep-with-next="auto"/>
    </style:style>
    <style:style style:name="Table2.A" style:family="table-column">
      <style:table-column-properties style:column-width="1.4563in"/>
    </style:style>
    <style:style style:name="Table2.B" style:family="table-column">
      <style:table-column-properties style:column-width="2.3111in"/>
    </style:style>
    <style:style style:name="Table2.C" style:family="table-column">
      <style:table-column-properties style:column-width="2.9257in"/>
    </style:style>
    <style:style style:name="Table2.A1" style:family="table-cell">
      <style:table-cell-properties style:vertical-align="middle" fo:padding-left="0.125in" fo:padding-right="0.125in" fo:padding-top="0.0833in" fo:padding-bottom="0.0833in" fo:border="0.05pt solid #000000"/>
    </style:style>
    <style:style style:name="Table3" style:family="table" style:master-page-name="">
      <style:table-properties style:width="6.6931in" style:page-number="auto" fo:break-before="auto" fo:break-after="auto" table:align="left" fo:keep-with-next="auto"/>
    </style:style>
    <style:style style:name="Table3.A" style:family="table-column">
      <style:table-column-properties style:column-width="1.5764in"/>
    </style:style>
    <style:style style:name="Table3.B" style:family="table-column">
      <style:table-column-properties style:column-width="1.5799in"/>
    </style:style>
    <style:style style:name="Table3.C" style:family="table-column">
      <style:table-column-properties style:column-width="1.4861in"/>
    </style:style>
    <style:style style:name="Table3.D" style:family="table-column">
      <style:table-column-properties style:column-width="2.0507in"/>
    </style:style>
    <style:style style:name="Table3.A1" style:family="table-cell">
      <style:table-cell-properties style:vertical-align="middle" fo:padding-left="0.125in" fo:padding-right="0.125in" fo:padding-top="0.0833in" fo:padding-bottom="0.0833in" fo:border="0.05pt solid #000000"/>
    </style:style>
    <style:style style:name="Table4" style:family="table" style:master-page-name="">
      <style:table-properties style:width="6.6931in" style:page-number="auto" fo:break-before="auto" fo:break-after="auto" table:align="left" fo:keep-with-next="auto"/>
    </style:style>
    <style:style style:name="Table4.A" style:family="table-column">
      <style:table-column-properties style:column-width="1.4646in"/>
    </style:style>
    <style:style style:name="Table4.B" style:family="table-column">
      <style:table-column-properties style:column-width="1.9882in"/>
    </style:style>
    <style:style style:name="Table4.C" style:family="table-column">
      <style:table-column-properties style:column-width="3.2403in"/>
    </style:style>
    <style:style style:name="Table4.A1" style:family="table-cell">
      <style:table-cell-properties style:vertical-align="middle" fo:padding-left="0.125in" fo:padding-right="0.125in" fo:padding-top="0.0833in" fo:padding-bottom="0.0833in" fo:border="0.05pt solid #000000"/>
    </style:style>
    <style:style style:name="Table5" style:family="table" style:master-page-name="">
      <style:table-properties style:width="6.6931in" style:page-number="auto" fo:break-before="auto" fo:break-after="auto" table:align="left" fo:keep-with-next="auto"/>
    </style:style>
    <style:style style:name="Table5.A" style:family="table-column">
      <style:table-column-properties style:column-width="1.791in"/>
    </style:style>
    <style:style style:name="Table5.B" style:family="table-column">
      <style:table-column-properties style:column-width="1.5736in"/>
    </style:style>
    <style:style style:name="Table5.C" style:family="table-column">
      <style:table-column-properties style:column-width="1.2653in"/>
    </style:style>
    <style:style style:name="Table5.D" style:family="table-column">
      <style:table-column-properties style:column-width="2.0632in"/>
    </style:style>
    <style:style style:name="Table5.A1" style:family="table-cell">
      <style:table-cell-properties style:vertical-align="middle" fo:padding-left="0.125in" fo:padding-right="0.125in" fo:padding-top="0.0833in" fo:padding-bottom="0.0833in" fo:border="0.05pt solid #000000"/>
    </style:style>
    <style:style style:name="Table6" style:family="table" style:master-page-name="">
      <style:table-properties style:width="6.6931in" style:page-number="auto" fo:break-before="auto" fo:break-after="auto" table:align="left" fo:keep-with-next="auto"/>
    </style:style>
    <style:style style:name="Table6.A" style:family="table-column">
      <style:table-column-properties style:column-width="2.0792in"/>
    </style:style>
    <style:style style:name="Table6.B" style:family="table-column">
      <style:table-column-properties style:column-width="2.4521in"/>
    </style:style>
    <style:style style:name="Table6.C" style:family="table-column">
      <style:table-column-properties style:column-width="2.1618in"/>
    </style:style>
    <style:style style:name="Table6.A1" style:family="table-cell">
      <style:table-cell-properties style:vertical-align="middle" fo:padding-left="0.125in" fo:padding-right="0.125in" fo:padding-top="0.0833in" fo:padding-bottom="0.0833in" fo:border="0.05pt solid #000000"/>
    </style:style>
    <style:style style:name="Table7" style:family="table" style:master-page-name="">
      <style:table-properties style:width="6.6931in" style:page-number="auto" fo:break-before="auto" fo:break-after="auto" table:align="left" fo:keep-with-next="auto"/>
    </style:style>
    <style:style style:name="Table7.A" style:family="table-column">
      <style:table-column-properties style:column-width="0.4333in"/>
    </style:style>
    <style:style style:name="Table7.B" style:family="table-column">
      <style:table-column-properties style:column-width="1.4313in"/>
    </style:style>
    <style:style style:name="Table7.C" style:family="table-column">
      <style:table-column-properties style:column-width="0.9479in"/>
    </style:style>
    <style:style style:name="Table7.D" style:family="table-column">
      <style:table-column-properties style:column-width="0.8181in"/>
    </style:style>
    <style:style style:name="Table7.E" style:family="table-column">
      <style:table-column-properties style:column-width="0.5292in"/>
    </style:style>
    <style:style style:name="Table7.F" style:family="table-column">
      <style:table-column-properties style:column-width="1.2611in"/>
    </style:style>
    <style:style style:name="Table7.G" style:family="table-column">
      <style:table-column-properties style:column-width="1.2722in"/>
    </style:style>
    <style:style style:name="Table7.A1" style:family="table-cell">
      <style:table-cell-properties style:vertical-align="middle" fo:padding-left="0.125in" fo:padding-right="0.125in" fo:padding-top="0.0833in" fo:padding-bottom="0.0833in" fo:border="0.05pt solid #000000"/>
    </style:style>
    <style:style style:name="Table8" style:family="table">
      <style:table-properties style:width="6.6931in" table:align="left"/>
    </style:style>
    <style:style style:name="Table8.A" style:family="table-column">
      <style:table-column-properties style:column-width="0.5313in"/>
    </style:style>
    <style:style style:name="Table8.B" style:family="table-column">
      <style:table-column-properties style:column-width="2.8583in"/>
    </style:style>
    <style:style style:name="Table8.C" style:family="table-column">
      <style:table-column-properties style:column-width="3.3035in"/>
    </style:style>
    <style:style style:name="Table8.A1"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4674in"/>
    </style:style>
    <style:style style:name="Table9.B" style:family="table-column">
      <style:table-column-properties style:column-width="0.3882in"/>
    </style:style>
    <style:style style:name="Table9.C" style:family="table-column">
      <style:table-column-properties style:column-width="5.8375in"/>
    </style:style>
    <style:style style:name="Table9.A1" style:family="table-cell">
      <style:table-cell-properties style:vertical-align="middle" fo:padding="0.0194in" fo:border="none"/>
    </style:style>
    <style:style style:name="Table10" style:family="table" style:master-page-name="">
      <style:table-properties style:width="6.6931in" style:page-number="auto" fo:break-before="auto" fo:break-after="auto" table:align="left" fo:keep-with-next="auto"/>
    </style:style>
    <style:style style:name="Table10.A" style:family="table-column">
      <style:table-column-properties style:column-width="1.4743in"/>
    </style:style>
    <style:style style:name="Table10.B" style:family="table-column">
      <style:table-column-properties style:column-width="2.1486in"/>
    </style:style>
    <style:style style:name="Table10.C" style:family="table-column">
      <style:table-column-properties style:column-width="3.0701in"/>
    </style:style>
    <style:style style:name="Table10.A1" style:family="table-cell">
      <style:table-cell-properties style:vertical-align="middle" fo:padding-left="0.125in" fo:padding-right="0.125in" fo:padding-top="0.0833in" fo:padding-bottom="0.0833in" fo:border="0.05pt solid #000000"/>
    </style:style>
    <style:style style:name="Table11" style:family="table" style:master-page-name="">
      <style:table-properties style:width="6.6931in" style:page-number="auto" fo:break-before="auto" fo:break-after="auto" table:align="left" fo:keep-with-next="auto"/>
    </style:style>
    <style:style style:name="Table11.A" style:family="table-column">
      <style:table-column-properties style:column-width="1.3771in"/>
    </style:style>
    <style:style style:name="Table11.B" style:family="table-column">
      <style:table-column-properties style:column-width="0.7604in"/>
    </style:style>
    <style:style style:name="Table11.C" style:family="table-column">
      <style:table-column-properties style:column-width="4.5556in"/>
    </style:style>
    <style:style style:name="Table11.A1" style:family="table-cell">
      <style:table-cell-properties style:vertical-align="middle" fo:padding-left="0.125in" fo:padding-right="0.125in" fo:padding-top="0.0833in" fo:padding-bottom="0.0833in" fo:border="0.05pt solid #000000"/>
    </style:style>
    <style:style style:name="Table12" style:family="table" style:master-page-name="">
      <style:table-properties style:width="6.6931in" style:page-number="auto" fo:break-before="auto" fo:break-after="auto" table:align="left" fo:keep-with-next="auto"/>
    </style:style>
    <style:style style:name="Table12.A" style:family="table-column">
      <style:table-column-properties style:column-width="0.4028in"/>
    </style:style>
    <style:style style:name="Table12.B" style:family="table-column">
      <style:table-column-properties style:column-width="0.609in"/>
    </style:style>
    <style:style style:name="Table12.C" style:family="table-column">
      <style:table-column-properties style:column-width="1.6472in"/>
    </style:style>
    <style:style style:name="Table12.D" style:family="table-column">
      <style:table-column-properties style:column-width="4.034in"/>
    </style:style>
    <style:style style:name="Table12.A1" style:family="table-cell">
      <style:table-cell-properties style:vertical-align="middle" fo:padding-left="0.125in" fo:padding-right="0.125in" fo:padding-top="0.0833in" fo:padding-bottom="0.0833in" fo:border="0.05pt solid #000000"/>
    </style:style>
    <style:style style:name="Table13" style:family="table">
      <style:table-properties style:width="6.6931in" table:align="left"/>
    </style:style>
    <style:style style:name="Table13.A" style:family="table-column">
      <style:table-column-properties style:column-width="1.6188in"/>
    </style:style>
    <style:style style:name="Table13.B" style:family="table-column">
      <style:table-column-properties style:column-width="1.0271in"/>
    </style:style>
    <style:style style:name="Table13.C" style:family="table-column">
      <style:table-column-properties style:column-width="4.0472in"/>
    </style:style>
    <style:style style:name="Table13.A1" style:family="table-cell">
      <style:table-cell-properties style:vertical-align="middle" fo:padding-left="0in" fo:padding-right="0in" fo:padding-top="0in" fo:padding-bottom="0.0194in" fo:border-left="none" fo:border-right="none" fo:border-top="none" fo:border-bottom="0.75pt solid #000000"/>
    </style:style>
    <style:style style:name="Table13.A2" style:family="table-cell">
      <style:table-cell-properties style:vertical-align="middle" fo:padding-left="0in" fo:padding-right="0in" fo:padding-top="0in" fo:padding-bottom="0.1042in" fo:border-left="none" fo:border-right="none" fo:border-top="none" fo:border-bottom="0.75pt solid #0d0d0d"/>
    </style:style>
    <style:style style:name="Table13.A10" style:family="table-cell">
      <style:table-cell-properties style:vertical-align="middle" fo:padding-left="0.0194in" fo:padding-right="0.0194in" fo:padding-top="0.0194in" fo:padding-bottom="0.1042in" fo:border="0.05pt solid #0d0d0d"/>
    </style:style>
    <style:style style:name="P1"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3"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 style:family="paragraph" style:parent-style-name="Heading_20_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6"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7"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8"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9"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0"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1"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2"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3"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14" style:family="paragraph" style:parent-style-name="Heading_20_2">
      <style:paragraph-properties fo:margin-left="0in" fo:margin-right="0in" fo:margin-top="0.1665in" fo:margin-bottom="0.0417in" style:contextual-spacing="false" fo:text-indent="0in" style:auto-text-indent="false" fo:padding="0.0193in" fo:border="0.06pt solid #0d0d0d"/>
      <style:text-properties fo:font-size="15pt" fo:font-weight="bold"/>
    </style:style>
    <style:style style:name="P15" style:family="paragraph" style:parent-style-name="Heading_20_3">
      <style:text-properties fo:font-weight="bold"/>
    </style:style>
    <style:style style:name="P16"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17"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18"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19"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0"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1"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5"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6"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7"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8"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9"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30" style:family="paragraph" style:parent-style-name="Heading_20_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31"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2"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3"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4"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5"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6"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7"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8"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9"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40"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41"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42" style:family="paragraph" style:parent-style-name="Heading_20_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43" style:family="paragraph" style:parent-style-name="Heading_20_4">
      <style:text-properties fo:font-weight="bold"/>
    </style:style>
    <style:style style:name="P44"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5"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6"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7"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8"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49"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0"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1"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2"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3"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4" style:family="paragraph" style:parent-style-name="Heading_20_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55" style:family="paragraph" style:parent-style-name="Standard">
      <style:text-properties officeooo:rsid="00128804" officeooo:paragraph-rsid="00128804"/>
    </style:style>
    <style:style style:name="P56" style:family="paragraph" style:parent-style-name="Standard">
      <style:text-properties officeooo:paragraph-rsid="00128804"/>
    </style:style>
    <style:style style:name="P57" style:family="paragraph" style:parent-style-name="Table_20_Contents">
      <style:paragraph-properties fo:margin-left="0in" fo:margin-right="0in" fo:margin-top="0in" fo:margin-bottom="0in" style:contextual-spacing="false" fo:text-indent="0in" style:auto-text-indent="false"/>
    </style:style>
    <style:style style:name="P58"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59" style:family="paragraph" style:parent-style-name="Table_20_Contents">
      <style:paragraph-properties fo:margin-left="0in" fo:margin-right="0in" fo:margin-top="0in" fo:margin-bottom="0in" style:contextual-spacing="false" fo:line-height="114%" fo:orphans="2" fo:widows="2" fo:text-indent="0in" style:auto-text-indent="false" fo:padding="0in" fo:border="none" fo:keep-with-next="auto"/>
    </style:style>
    <style:style style:name="P60"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b1c1d" loext:opacity="100%" style:font-name="Google Sans Text"/>
    </style:style>
    <style:style style:name="P61" style:family="paragraph" style:parent-style-name="Table_20_Contents">
      <style:paragraph-properties fo:margin-left="0in" fo:margin-right="0in" fo:margin-top="0in" fo:margin-bottom="0in" style:contextual-spacing="false" fo:line-height="114%" fo:orphans="2" fo:widows="2" fo:text-indent="0in" style:auto-text-indent="false" fo:padding="0in" fo:border="none" fo:keep-with-next="auto"/>
      <style:text-properties fo:color="#1b1c1d" loext:opacity="100%" style:font-name="Google Sans Text"/>
    </style:style>
    <style:style style:name="P62"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b1c1d" loext:opacity="100%" style:font-name="Google Sans Text" fo:font-weight="bold" loext:padding="0in" loext:border="none"/>
    </style:style>
    <style:style style:name="P63" style:family="paragraph" style:parent-style-name="Table_20_Contents">
      <style:paragraph-properties fo:margin-left="0in" fo:margin-right="0in" fo:margin-top="0in" fo:margin-bottom="0in" style:contextual-spacing="false" fo:line-height="114%" fo:orphans="2" fo:widows="2" fo:text-indent="0in" style:auto-text-indent="false" fo:padding="0in" fo:border="none" fo:keep-with-next="auto"/>
      <style:text-properties fo:color="#1b1c1d" loext:opacity="100%"/>
    </style:style>
    <style:style style:name="P64" style:family="paragraph" style:parent-style-name="Table_20_Contents">
      <style:text-properties fo:font-size="2pt" style:font-size-asian="2pt" style:font-size-complex="2pt"/>
    </style:style>
    <style:style style:name="P65" style:family="paragraph" style:parent-style-name="Table_20_Contents">
      <style:paragraph-properties fo:margin-left="0in" fo:margin-right="0in" fo:text-indent="0in" style:auto-text-indent="false"/>
      <style:text-properties fo:font-size="2pt" style:font-size-asian="2pt" style:font-size-complex="2pt"/>
    </style:style>
    <style:style style:name="P66" style:family="paragraph" style:parent-style-name="Table_20_Contents">
      <style:text-properties fo:font-weight="bold"/>
    </style:style>
    <style:style style:name="P67" style:family="paragraph" style:parent-style-name="Table_20_Contents">
      <style:paragraph-properties fo:margin-top="0in" fo:margin-bottom="0.1965in" style:contextual-spacing="false"/>
    </style:style>
    <style:style style:name="P68" style:family="paragraph" style:parent-style-name="Table_20_Contents">
      <style:paragraph-properties fo:margin-left="0in" fo:margin-right="0in" fo:margin-top="0in" fo:margin-bottom="0in" style:contextual-spacing="false" fo:text-align="center" style:justify-single-word="false" fo:orphans="15" fo:text-indent="0in" style:auto-text-indent="false"/>
    </style:style>
    <style:style style:name="P69" style:family="paragraph" style:parent-style-name="Table_20_Heading">
      <style:paragraph-properties fo:margin-left="0in" fo:margin-right="0in" fo:margin-top="0in" fo:margin-bottom="0in" style:contextual-spacing="false" fo:text-indent="0in" style:auto-text-indent="false"/>
    </style:style>
    <style:style style:name="P70"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Google Sans Text"/>
    </style:style>
    <style:style style:name="P71"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2"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3"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4"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5"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6"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7"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8"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79"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0"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1"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2" style:family="paragraph" style:parent-style-name="Text_20_body" style:master-page-name="">
      <style:paragraph-properties fo:margin-left="0in" fo:margin-right="0in" fo:margin-top="0in" fo:margin-bottom="0.166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8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9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0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0"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1"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2"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3"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4"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5"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6"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7"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8"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19"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0"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1"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2"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3" style:family="paragraph" style:parent-style-name="Text_20_body"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4" style:family="paragraph" style:parent-style-name="Text_20_body" style:list-style-name="L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5" style:family="paragraph" style:parent-style-name="Text_20_body" style:list-style-name="L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6" style:family="paragraph" style:parent-style-name="Text_20_body" style:list-style-name="L3"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7"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8"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29"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0"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1"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2"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3"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4"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5"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6"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7"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8"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39"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0"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1" style:family="paragraph" style:parent-style-name="Text_20_body" style:list-style-name="L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2" style:family="paragraph" style:parent-style-name="Text_20_body" style:list-style-name="L11"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3" style:family="paragraph" style:parent-style-name="Text_20_body" style:list-style-name="L1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4" style:family="paragraph" style:parent-style-name="Text_20_body" style:list-style-name="L1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5" style:family="paragraph" style:parent-style-name="Text_20_body" style:list-style-name="L1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6" style:family="paragraph" style:parent-style-name="Text_20_body" style:list-style-name="L14"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7" style:family="paragraph" style:parent-style-name="Text_20_body" style:list-style-name="L1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8" style:family="paragraph" style:parent-style-name="Text_20_body" style:list-style-name="L1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49" style:family="paragraph" style:parent-style-name="Text_20_body" style:list-style-name="L19">
      <style:paragraph-properties fo:margin-left="0in" fo:margin-right="0in" fo:margin-top="0in" fo:margin-bottom="0.0972in" style:contextual-spacing="false" fo:line-height="114%" fo:orphans="2" fo:widows="2" fo:text-indent="0in" style:auto-text-indent="false" fo:break-before="auto" fo:break-after="auto" fo:padding="0in" fo:border="none" fo:keep-with-next="auto"/>
      <style:text-properties fo:color="#1b1c1d" loext:opacity="100%" style:font-name="Google Sans Text"/>
    </style:style>
    <style:style style:name="P150" style:family="paragraph" style:parent-style-name="Text_20_body" style:list-style-name="L19" style:master-page-name="">
      <style:paragraph-properties fo:margin-left="0in" fo:margin-right="0in" fo:margin-top="0in" fo:margin-bottom="0.0972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1"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2"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3" style:family="paragraph" style:parent-style-name="Text_20_body" style:list-style-name="L2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4" style:family="paragraph" style:parent-style-name="Text_20_body" style:list-style-name="L2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5" style:family="paragraph" style:parent-style-name="Text_20_body" style:list-style-name="L2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6"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7"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8"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59"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0"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1" style:family="paragraph" style:parent-style-name="Text_20_body" style:list-style-name="L2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2" style:family="paragraph" style:parent-style-name="Text_20_body" style:list-style-name="L2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3" style:family="paragraph" style:parent-style-name="Text_20_body" style:list-style-name="L2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4" style:family="paragraph" style:parent-style-name="Text_20_body" style:list-style-name="L2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5"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6"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7"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8"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69"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0" style:family="paragraph" style:parent-style-name="Text_20_body" style:list-style-name="L26"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1" style:family="paragraph" style:parent-style-name="Text_20_body" style:list-style-name="L26"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2"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3"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4"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5"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6"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7"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8"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79"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0"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1"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2"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3"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4"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5"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6" style:family="paragraph" style:parent-style-name="Text_20_body" style:list-style-name="L2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7" style:family="paragraph" style:parent-style-name="Text_20_body" style:list-style-name="L2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8" style:family="paragraph" style:parent-style-name="Text_20_body" style:list-style-name="L2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89" style:family="paragraph" style:parent-style-name="Text_20_body" style:list-style-name="L2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0" style:family="paragraph" style:parent-style-name="Text_20_body" style:list-style-name="L2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1" style:family="paragraph" style:parent-style-name="Text_20_body" style:list-style-name="L2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2" style:family="paragraph" style:parent-style-name="Text_20_body" style:list-style-name="L2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3" style:family="paragraph" style:parent-style-name="Text_20_body" style:list-style-name="L3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4" style:family="paragraph" style:parent-style-name="Text_20_body" style:list-style-name="L3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5" style:family="paragraph" style:parent-style-name="Text_20_body" style:list-style-name="L3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6" style:family="paragraph" style:parent-style-name="Text_20_body" style:list-style-name="L3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7"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8"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199"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0"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1"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2" style:family="paragraph" style:parent-style-name="Text_20_body" style:list-style-name="L3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3" style:family="paragraph" style:parent-style-name="Text_20_body" style:list-style-name="L3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4"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5"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6"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7"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8"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09"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0"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1"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2"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3"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4"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5" style:family="paragraph" style:parent-style-name="Text_20_body" style:list-style-name="L3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6" style:family="paragraph" style:parent-style-name="Text_20_body" style:list-style-name="L3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7" style:family="paragraph" style:parent-style-name="Text_20_body" style:list-style-name="L3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8" style:family="paragraph" style:parent-style-name="Text_20_body" style:list-style-name="L3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19" style:family="paragraph" style:parent-style-name="Text_20_body" style:list-style-name="L3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20" style:family="paragraph" style:parent-style-name="Text_20_body" style:list-style-name="L3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21" style:family="paragraph" style:parent-style-name="Text_20_body" style:list-style-name="L3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22" style:family="paragraph" style:parent-style-name="Text_20_body" style:list-style-name="L3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style:style>
    <style:style style:name="P22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2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0"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1"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2"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3"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4"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5"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6" style:family="paragraph" style:parent-style-name="Text_20_body" style:list-style-name="L2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7"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8"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39" style:family="paragraph" style:parent-style-name="Text_20_body" style:list-style-name="L2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0"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1"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2"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3" style:family="paragraph" style:parent-style-name="Text_20_body" style:list-style-name="L3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4" style:family="paragraph" style:parent-style-name="Text_20_body" style:list-style-name="L3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Text" fo:font-weight="bold" loext:padding="0in" loext:border="none"/>
    </style:style>
    <style:style style:name="P24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4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5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6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5"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6"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7"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8"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79"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0"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2"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3"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4"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5"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6"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7"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8"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89"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0"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1" style:family="paragraph" style:parent-style-name="Text_20_body" style:list-style-name="L4"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2" style:family="paragraph" style:parent-style-name="Text_20_body" style:list-style-name="L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3"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4" style:family="paragraph" style:parent-style-name="Text_20_body" style:list-style-name="L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5"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6"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7"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8" style:family="paragraph" style:parent-style-name="Text_20_body" style:list-style-name="L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99" style:family="paragraph" style:parent-style-name="Text_20_body" style:list-style-name="L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0" style:family="paragraph" style:parent-style-name="Text_20_body" style:list-style-name="L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1" style:family="paragraph" style:parent-style-name="Text_20_body" style:list-style-name="L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2" style:family="paragraph" style:parent-style-name="Text_20_body" style:list-style-name="L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3" style:family="paragraph" style:parent-style-name="Text_20_body" style:list-style-name="L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4" style:family="paragraph" style:parent-style-name="Text_20_body" style:list-style-name="L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5" style:family="paragraph" style:parent-style-name="Text_20_body" style:list-style-name="L1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6" style:family="paragraph" style:parent-style-name="Text_20_body" style:list-style-name="L1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7" style:family="paragraph" style:parent-style-name="Text_20_body" style:list-style-name="L1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8" style:family="paragraph" style:parent-style-name="Text_20_body" style:list-style-name="L1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09" style:family="paragraph" style:parent-style-name="Text_20_body" style:list-style-name="L1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0" style:family="paragraph" style:parent-style-name="Text_20_body" style:list-style-name="L1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1" style:family="paragraph" style:parent-style-name="Text_20_body" style:list-style-name="L1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2" style:family="paragraph" style:parent-style-name="Text_20_body" style:list-style-name="L1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3" style:family="paragraph" style:parent-style-name="Text_20_body" style:list-style-name="L1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4" style:family="paragraph" style:parent-style-name="Text_20_body" style:list-style-name="L15"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5" style:family="paragraph" style:parent-style-name="Text_20_body" style:list-style-name="L1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6" style:family="paragraph" style:parent-style-name="Text_20_body" style:list-style-name="L16"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7" style:family="paragraph" style:parent-style-name="Text_20_body" style:list-style-name="L1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8" style:family="paragraph" style:parent-style-name="Text_20_body" style:list-style-name="L17"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19" style:family="paragraph" style:parent-style-name="Text_20_body" style:list-style-name="L1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0" style:family="paragraph" style:parent-style-name="Text_20_body" style:list-style-name="L1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1" style:family="paragraph" style:parent-style-name="Text_20_body" style:list-style-name="L1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2" style:family="paragraph" style:parent-style-name="Text_20_body" style:list-style-name="L18"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3" style:family="paragraph" style:parent-style-name="Text_20_body" style:list-style-name="L1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4" style:family="paragraph" style:parent-style-name="Text_20_body" style:list-style-name="L19"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5"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6"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7" style:family="paragraph" style:parent-style-name="Text_20_body" style:list-style-name="L20"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8" style:family="paragraph" style:parent-style-name="Text_20_body" style:list-style-name="L2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29" style:family="paragraph" style:parent-style-name="Text_20_body" style:list-style-name="L3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330" style:family="paragraph" style:parent-style-name="Text_20_body" style:list-style-name="L22"/>
    <style:style style:name="P331" style:family="paragraph" style:parent-style-name="Text_20_body">
      <style:paragraph-properties fo:margin-top="0in" fo:margin-bottom="0in" style:contextual-spacing="false"/>
    </style:style>
    <style:style style:name="P332" style:family="paragraph" style:parent-style-name="Text_20_body">
      <style:text-properties officeooo:rsid="00128804" officeooo:paragraph-rsid="00128804"/>
    </style:style>
    <style:style style:name="P333" style:family="paragraph" style:parent-style-name="Text_20_body" style:list-style-name="L38"/>
    <style:style style:name="P334" style:family="paragraph" style:parent-style-name="Text_20_body" style:list-style-name="L39"/>
    <style:style style:name="P335" style:family="paragraph" style:parent-style-name="Text_20_body" style:list-style-name="L40"/>
    <style:style style:name="P336" style:family="paragraph" style:parent-style-name="Text_20_body" style:list-style-name="L41"/>
    <style:style style:name="P337" style:family="paragraph" style:parent-style-name="Text_20_body" style:list-style-name="L42"/>
    <style:style style:name="P338" style:family="paragraph" style:parent-style-name="Text_20_body" style:list-style-name="L43"/>
    <style:style style:name="P339" style:family="paragraph" style:parent-style-name="Text_20_body" style:list-style-name="L44"/>
    <style:style style:name="P340" style:family="paragraph" style:parent-style-name="Text_20_body" style:list-style-name="L45"/>
    <style:style style:name="P341" style:family="paragraph" style:parent-style-name="Text_20_body" style:list-style-name="L46"/>
    <style:style style:name="P342" style:family="paragraph" style:parent-style-name="Text_20_body" style:list-style-name="L47"/>
    <style:style style:name="P343" style:family="paragraph" style:parent-style-name="Text_20_body" style:list-style-name="L48"/>
    <style:style style:name="P344" style:family="paragraph" style:parent-style-name="Text_20_body" style:list-style-name="L49"/>
    <style:style style:name="P345" style:family="paragraph" style:parent-style-name="Text_20_body" style:list-style-name="L50"/>
    <style:style style:name="P346" style:family="paragraph" style:parent-style-name="Text_20_body" style:list-style-name="L51"/>
    <style:style style:name="P347" style:family="paragraph" style:parent-style-name="Text_20_body" style:list-style-name="L52"/>
    <style:style style:name="P348" style:family="paragraph" style:parent-style-name="Text_20_body" style:list-style-name="L53"/>
    <style:style style:name="P349" style:family="paragraph" style:parent-style-name="Text_20_body" style:list-style-name="L54"/>
    <style:style style:name="P350" style:family="paragraph" style:parent-style-name="Text_20_body" style:list-style-name="L55"/>
    <style:style style:name="P351" style:family="paragraph" style:parent-style-name="Text_20_body" style:list-style-name="L56"/>
    <style:style style:name="P352" style:family="paragraph" style:parent-style-name="Text_20_body" style:list-style-name="L57"/>
    <style:style style:name="P353" style:family="paragraph" style:parent-style-name="Text_20_body" style:list-style-name="L58"/>
    <style:style style:name="P354" style:family="paragraph" style:parent-style-name="Text_20_body" style:list-style-name="L59"/>
    <style:style style:name="P355" style:family="paragraph" style:parent-style-name="Text_20_body" style:list-style-name="L60"/>
    <style:style style:name="P356" style:family="paragraph" style:parent-style-name="Text_20_body" style:list-style-name="L61"/>
    <style:style style:name="P357" style:family="paragraph" style:parent-style-name="Text_20_body" style:list-style-name="L62"/>
    <style:style style:name="P358" style:family="paragraph" style:parent-style-name="Text_20_body" style:list-style-name="L63"/>
    <style:style style:name="P359" style:family="paragraph" style:parent-style-name="Text_20_body" style:list-style-name="L64"/>
    <style:style style:name="P360" style:family="paragraph" style:parent-style-name="Text_20_body" style:list-style-name="L65"/>
    <style:style style:name="P361" style:family="paragraph" style:parent-style-name="Text_20_body" style:list-style-name="L66"/>
    <style:style style:name="P362" style:family="paragraph" style:parent-style-name="Text_20_body" style:list-style-name="L67"/>
    <style:style style:name="P363" style:family="paragraph" style:parent-style-name="Text_20_body" style:list-style-name="L68"/>
    <style:style style:name="P364" style:family="paragraph" style:parent-style-name="Text_20_body" style:list-style-name="L69"/>
    <style:style style:name="P365" style:family="paragraph" style:parent-style-name="Text_20_body" style:list-style-name="L70"/>
    <style:style style:name="P366" style:family="paragraph" style:parent-style-name="Text_20_body" style:list-style-name="L71"/>
    <style:style style:name="P367" style:family="paragraph" style:parent-style-name="Text_20_body" style:list-style-name="L72"/>
    <style:style style:name="P368" style:family="paragraph" style:parent-style-name="Text_20_body" style:list-style-name="L73"/>
    <style:style style:name="P369" style:family="paragraph" style:parent-style-name="Text_20_body" style:list-style-name="L74"/>
    <style:style style:name="P370" style:family="paragraph" style:parent-style-name="Text_20_body" style:list-style-name="L75"/>
    <style:style style:name="P371" style:family="paragraph" style:parent-style-name="Text_20_body">
      <style:paragraph-properties fo:margin-left="0in" fo:margin-right="0in" fo:margin-top="0in" fo:margin-bottom="0in" style:contextual-spacing="false" fo:text-align="center" style:justify-single-word="false" fo:orphans="15" fo:widows="2" fo:text-indent="0in" style:auto-text-indent="false" fo:padding="0.0193in" fo:border="0.06pt solid #0d0d0d"/>
    </style:style>
    <style:style style:name="P372" style:family="paragraph" style:parent-style-name="Text_20_body" style:list-style-name="L76">
      <style:paragraph-properties fo:margin-left="0in" fo:margin-right="0in" fo:margin-top="0in" fo:margin-bottom="0in" style:contextual-spacing="false" fo:text-align="center" style:justify-single-word="false" fo:orphans="15" fo:widows="2" fo:text-indent="0in" style:auto-text-indent="false" fo:padding="0.0193in" fo:border="0.06pt solid #0d0d0d"/>
    </style:style>
    <style:style style:name="P373" style:family="paragraph" style:parent-style-name="Text_20_body" style:list-style-name="L77">
      <style:paragraph-properties fo:margin-left="0in" fo:margin-right="0in" fo:margin-top="0in" fo:margin-bottom="0in" style:contextual-spacing="false" fo:text-align="center" style:justify-single-word="false" fo:orphans="15" fo:widows="2" fo:text-indent="0in" style:auto-text-indent="false" fo:padding="0.0193in" fo:border="0.06pt solid #0d0d0d"/>
    </style:style>
    <style:style style:name="P374" style:family="paragraph" style:parent-style-name="Text_20_body" style:list-style-name="L78">
      <style:paragraph-properties fo:margin-left="0in" fo:margin-right="0in" fo:margin-top="0in" fo:margin-bottom="0in" style:contextual-spacing="false" fo:text-align="center" style:justify-single-word="false" fo:orphans="15" fo:widows="2" fo:text-indent="0in" style:auto-text-indent="false" fo:padding="0.0193in" fo:border="0.06pt solid #0d0d0d"/>
    </style:style>
    <style:style style:name="P375" style:family="paragraph" style:parent-style-name="Text_20_body" style:list-style-name="L79">
      <style:paragraph-properties fo:margin-left="0in" fo:margin-right="0in" fo:margin-top="0in" fo:margin-bottom="0in" style:contextual-spacing="false" fo:text-align="center" style:justify-single-word="false" fo:orphans="15" fo:widows="2" fo:text-indent="0in" style:auto-text-indent="false" fo:padding="0.0193in" fo:border="0.06pt solid #0d0d0d"/>
    </style:style>
    <style:style style:name="P376" style:family="paragraph" style:parent-style-name="Text_20_body" style:list-style-name="L76">
      <style:paragraph-properties fo:margin-left="0in" fo:margin-right="0in" fo:margin-top="0in" fo:margin-bottom="0in" style:contextual-spacing="false" fo:orphans="2" fo:widows="2" fo:text-indent="0in" style:auto-text-indent="false" fo:padding="0.0193in" fo:border="0.06pt solid #0d0d0d"/>
    </style:style>
    <style:style style:name="P377" style:family="paragraph" style:parent-style-name="Text_20_body" style:list-style-name="L77">
      <style:paragraph-properties fo:margin-left="0in" fo:margin-right="0in" fo:margin-top="0in" fo:margin-bottom="0in" style:contextual-spacing="false" fo:orphans="2" fo:widows="2" fo:text-indent="0in" style:auto-text-indent="false" fo:padding="0.0193in" fo:border="0.06pt solid #0d0d0d"/>
    </style:style>
    <style:style style:name="P378" style:family="paragraph" style:parent-style-name="Text_20_body" style:list-style-name="L78">
      <style:paragraph-properties fo:margin-left="0in" fo:margin-right="0in" fo:margin-top="0in" fo:margin-bottom="0in" style:contextual-spacing="false" fo:orphans="2" fo:widows="2" fo:text-indent="0in" style:auto-text-indent="false" fo:padding="0.0193in" fo:border="0.06pt solid #0d0d0d"/>
    </style:style>
    <style:style style:name="P379" style:family="paragraph" style:parent-style-name="Text_20_body" style:list-style-name="L79">
      <style:paragraph-properties fo:margin-left="0in" fo:margin-right="0in" fo:margin-top="0in" fo:margin-bottom="0in" style:contextual-spacing="false" fo:orphans="2" fo:widows="2" fo:text-indent="0in" style:auto-text-indent="false" fo:padding="0.0193in" fo:border="0.06pt solid #0d0d0d"/>
    </style:style>
    <style:style style:name="P380" style:family="paragraph" style:parent-style-name="Text_20_body" style:list-style-name="L80">
      <style:paragraph-properties fo:margin-left="0in" fo:margin-right="0in" fo:margin-top="0in" fo:margin-bottom="0in" style:contextual-spacing="false" fo:orphans="2" fo:widows="2" fo:text-indent="0in" style:auto-text-indent="false" fo:padding="0.0193in" fo:border="0.06pt solid #0d0d0d"/>
    </style:style>
    <style:style style:name="T1" style:family="text">
      <style:text-properties officeooo:rsid="00128804"/>
    </style:style>
    <style:style style:name="T2" style:family="text">
      <style:text-properties fo:font-weight="bold"/>
    </style:style>
    <style:style style:name="T3" style:family="text">
      <style:text-properties fo:font-weight="bold" loext:padding="0in" loext:border="none"/>
    </style:style>
    <style:style style:name="T4" style:family="text">
      <style:text-properties style:font-name="Google Sans Text"/>
    </style:style>
    <style:style style:name="T5" style:family="text">
      <style:text-properties style:font-name="Google Sans Text" fo:font-style="italic" loext:padding="0in" loext:border="none"/>
    </style:style>
    <style:style style:name="T6" style:family="text">
      <style:text-properties style:font-name="Google Sans Text" fo:font-weight="bold" loext:padding="0in" loext:border="none"/>
    </style:style>
    <style:style style:name="T7" style:family="text">
      <style:text-properties fo:color="#1b1c1d" loext:opacity="100%" style:font-name="Google Sans Text"/>
    </style:style>
    <style:style style:name="T8" style:family="text">
      <style:text-properties fo:color="#1b1c1d" loext:opacity="100%" style:font-name="Google Sans Text" fo:font-style="italic" loext:padding="0in" loext:border="none"/>
    </style:style>
    <style:style style:name="T9" style:family="text">
      <style:text-properties fo:color="#1b1c1d" loext:opacity="100%" style:font-name="Google Sans Text" loext:padding="0in" loext:border="none"/>
    </style:style>
    <style:style style:name="T10" style:family="text">
      <style:text-properties fo:color="#1b1c1d" loext:opacity="100%" style:font-name="Google Sans Text" fo:font-weight="bold" loext:padding="0in" loext:border="none"/>
    </style:style>
    <style:style style:name="T11" style:family="text">
      <style:text-properties fo:color="#1b1c1d" loext:opacity="100%" style:font-name="Google Sans Text" style:font-name-asian="Google Sans Text" style:font-name-complex="Google Sans Text"/>
    </style:style>
    <style:style style:name="T12" style:family="text">
      <style:text-properties fo:color="#1b1c1d" loext:opacity="100%" style:font-name="Google Sans"/>
    </style:style>
    <style:style style:name="T13" style:family="text">
      <style:text-properties fo:font-style="italic"/>
    </style:style>
    <style:style style:name="T14" style:family="text">
      <style:text-properties fo:font-style="italic" loext:padding="0in" loext:border="none"/>
    </style:style>
    <style:style style:name="T15" style:family="text">
      <style:text-properties fo:color="#444746" loext:opacity="100%" style:font-name="Google Sans Text" loext:padding="0in" loext:border="none"/>
    </style:style>
    <style:style style:name="T16" style:family="text">
      <style:text-properties fo:color="#444746" loext:opacity="100%" style:font-name="Google Sans Text" fo:font-weight="bold" loext:padding="0in" loext:border="none"/>
    </style:style>
    <style:style style:name="T17" style:family="text">
      <style:text-properties fo:color="#444746" loext:opacity="100%" style:font-name="Google Sans Text" fo:font-size="12pt" fo:background-color="transparent" loext:char-shading-value="0" loext:padding="0in" loext:border="none"/>
    </style:style>
    <style:style style:name="T18" style:family="text">
      <style:text-properties fo:color="#444746" loext:opacity="100%" fo:font-size="12pt" fo:background-color="transparent" loext:char-shading-value="0" loext:padding="0in" loext:border="none"/>
    </style:style>
    <style:style style:name="T19" style:family="text">
      <style:text-properties fo:color="#0d0d0d" loext:opacity="100%" fo:font-weight="bold" loext:padding="0.0193in" loext:border="0.06pt solid #0d0d0d"/>
    </style:style>
    <style:style style:name="T20" style:family="text">
      <style:text-properties fo:color="#2964aa" loext:opacity="100%" style:text-line-through-style="none" style:text-line-through-type="none" fo:font-size="6.75pt" style:text-underline-style="none" fo:font-weight="normal" style:text-blinking="false" fo:background-color="#f4f4f4" loext:char-shading-value="0" loext:padding="0.0193in" loext:border="0.06pt solid #0d0d0d"/>
    </style:style>
    <style:style style:name="T21" style:family="text">
      <style:text-properties fo:font-variant="normal" fo:text-transform="none" fo:color="#0d0d0d" loext:opacity="100%" style:font-name="ui-sans-serif" fo:font-size="12pt" fo:letter-spacing="normal" fo:font-style="normal" fo:font-weight="normal"/>
    </style:style>
    <style:style style:name="T22" style:family="text">
      <style:text-properties fo:font-variant="normal" fo:text-transform="none" fo:color="#0d0d0d" loext:opacity="100%" style:font-name="ui-sans-serif" fo:font-size="12pt" fo:letter-spacing="normal" fo:font-style="normal" fo:font-weight="normal" loext:padding="0.0193in" loext:border="0.06pt solid #0d0d0d"/>
    </style:style>
    <style:style style:name="T23" style:family="text">
      <style:text-properties fo:font-variant="normal" fo:text-transform="none" fo:color="#0d0d0d" loext:opacity="100%" style:font-name="ui-sans-serif" fo:font-size="12pt" fo:letter-spacing="normal" fo:font-style="normal" fo:font-weight="bold" loext:padding="0.0193in" loext:border="0.06pt solid #0d0d0d"/>
    </style:style>
    <style:style style:name="T24" style:family="text">
      <style:text-properties fo:font-variant="normal" fo:text-transform="none" fo:color="#2964aa" loext:opacity="100%" style:text-line-through-style="none" style:text-line-through-type="none" style:font-name="ui-sans-serif" fo:font-size="6.75pt" fo:letter-spacing="normal" fo:font-style="normal" style:text-underline-style="none" fo:font-weight="normal" style:text-blinking="false" fo:background-color="#f4f4f4" loext:char-shading-value="0" loext:padding="0.0193in" loext:border="0.06pt solid #0d0d0d"/>
    </style:style>
    <style:style style:name="T25" style:family="text">
      <style:text-properties fo:font-size="18pt" fo:font-weight="bold"/>
    </style:style>
    <style:style style:name="T26" style:family="text">
      <style:text-properties fo:color="#000080" loext:opacity="100%" style:text-line-through-style="none" style:text-line-through-type="none" fo:font-size="6.75pt" style:text-underline-style="solid" style:text-underline-width="auto" style:text-underline-color="font-color" fo:font-weight="normal" style:text-blinking="false" fo:background-color="#f4f4f4" loext:char-shading-value="0" loext:padding="0.0193in" loext:border="0.06pt solid #0d0d0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number text:level="2" text:style-name="Numbering_20_Symbols" loext:num-list-format="%2%." style:num-suffix="." style:num-format="1">
        <style:list-level-properties text:space-before="-0.1965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1965in" text:min-label-width="0.1965in"/>
      </text:list-level-style-number>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1">FIRST1:<text:line-break/></text:span><text:span text:style-name="T12">The 48-Day Mandate: A Strategic Execution Plan for OEM Electronic Toy Manufacturing in Shenzhen</text:span></text:p>
      <text:h text:style-name="P1" text:outline-level="2">Executive Summary &amp; Strategic Execution Dashboard</text:h>
      <text:p text:style-name="P83">This report provides a comprehensive strategic execution plan for a critically time-sensitive project: the original equipment manufacturer (OEM) production of 1,000 custom electronic plush toys and 1,000 custom language-learning resources in Shenzhen, China. The project's 48-day window, from November 14 to January 1, is not merely "time-sensitive"; it is <text:span text:style-name="T3">critically high-risk</text:span>. Success is deemed impossible through traditional custom manufacturing channels that involve new mold creation and extensive development.</text:p>
      <text:p text:style-name="P245"><text:span text:style-name="T7">The </text:span><text:span text:style-name="T8">only</text:span><text:span text:style-name="T7"> viable path forward is an "All-in-One" (AIO) supplier strategy. This involves identifying a single, vertically integrated manufacturer and leveraging their existing Original Design Manufacturer (ODM) product lines for minimal, "white-label" customization. The project timeline coincides with two severe manufacturing pressures: the Q4 peak shipping season for Western markets </text:span><text:span text:style-name="Source_20_Text"><text:span text:style-name="T15">[1]</text:span></text:span><text:span text:style-name="T7"> and the pre-Chinese New Year (CNY) manufacturing rush </text:span><text:span text:style-name="Source_20_Text"><text:span text:style-name="T15">[2, 3]</text:span></text:span><text:span text:style-name="T7">. This confluence virtually eliminates factory capacity and negotiating leverage.</text:span></text:p>
      <text:p text:style-name="P245"><text:span text:style-name="T7">The primary supplier target, </text:span><text:span text:style-name="T10">Shenzhen Xinditai Electronic Co., Ltd.</text:span><text:span text:style-name="T7">, is identified as an exceptionally strong AIO candidate based on an analysis of its 2025 product catalog </text:span><text:span text:style-name="Source_20_Text"><text:span text:style-name="T15">[4]</text:span></text:span><text:span text:style-name="T7">. The company possesses confirmed, in-house capabilities in both product categories: AI-enabled electronic plush toys (specifically the </text:span><text:span text:style-name="Source_20_Text"><text:span text:style-name="T15">PT-005</text:span></text:span><text:span text:style-name="T7"> model, which features "Chat GPT + APP support") and a wide array of language-learning devices (</text:span><text:span text:style-name="Source_20_Text"><text:span text:style-name="T15">FC</text:span></text:span><text:span text:style-name="T7"> and </text:span><text:span text:style-name="Source_20_Text"><text:span text:style-name="T15">LMC</text:span></text:span><text:span text:style-name="T7"> series) </text:span><text:span text:style-name="Source_20_Text"><text:span text:style-name="T15">[4, 5]</text:span></text:span><text:span text:style-name="T7">.</text:span></text:p>
      <text:p text:style-name="P110">This plan has identified three project-killing risks:</text:p>
      <text:list text:style-name="L1">
        <text:list-item>
          <text:p text:style-name="P285"><text:span text:style-name="T10">Timeline Failure:</text:span><text:span text:style-name="T7"> The pre-CNY shutdown </text:span><text:span text:style-name="Source_20_Text"><text:span text:style-name="T15">[6]</text:span></text:span><text:span text:style-name="T7"> will halt all production, guaranteeing failure if goods are not on a vessel by late December.</text:span></text:p>
        </text:list-item>
        <text:list-item>
          <text:p text:style-name="P285"><text:span text:style-name="T10">Compliance Failure:</text:span><text:span text:style-name="T7"> A new, high-priority Health Canada directive (July 10, 2024) regulating lithium-ion batteries </text:span><text:span text:style-name="Source_20_Text"><text:span text:style-name="T15">[7, 8]</text:span></text:span><text:span text:style-name="T7"> creates a significant customs-seizure risk.</text:span></text:p>
        </text:list-item>
        <text:list-item>
          <text:p text:style-name="P285"><text:span text:style-name="T10">Logistical Loss:</text:span><text:span text:style-name="T7"> The high probability of condensation damage, or "container rain," during a winter sea voyage </text:span><text:span text:style-name="Source_20_Text"><text:span text:style-name="T15">[9, 10]</text:span></text:span><text:span text:style-name="T7"> presents a 100% loss-of-cargo risk.</text:span></text:p>
        </text:list-item>
      </text:list>
      <text:p text:style-name="P71">This strategic plan is prescriptive and outlines a high-speed path for legal preparation (executing a China-enforceable NNN Agreement), supplier execution (pivoting to an ODM strategy with Xinditai), technical compliance (mandating 3rd-party testing for new Canadian battery standards), and logistical mitigation (using a heated reefer container).</text:p>
      <text:h text:style-name="P16" text:outline-level="3">Strategic Execution Dashboard (Project: SZ-OEM-48)</text:h>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P58"><text:span text:style-name="Strong_20_Emphasis"><text:span text:style-name="T9">Timeline (Gantt View)</text:span></text:span></text:p>
            </table:table-cell>
            <table:table-cell table:style-name="Table1.A1" office:value-type="string">
              <text:p text:style-name="P58"><text:span text:style-name="Strong_20_Emphasis"><text:span text:style-name="T9">Critical Milestones</text:span></text:span></text:p>
            </table:table-cell>
            <table:table-cell table:style-name="Table1.A1" office:value-type="string">
              <text:p text:style-name="P58"><text:span text:style-name="Strong_20_Emphasis"><text:span text:style-name="T9">Budget (Key Estimates)</text:span></text:span></text:p>
            </table:table-cell>
            <table:table-cell table:style-name="Table1.A1" office:value-type="string">
              <text:p text:style-name="P58"><text:span text:style-name="Strong_20_Emphasis"><text:span text:style-name="T9">Top 3 Risks (See Risk Matrix)</text:span></text:span></text:p>
            </table:table-cell>
          </table:table-row>
        </table:table-header-rows>
        <table:table-row>
          <table:table-cell table:style-name="Table1.A1" office:value-type="string">
            <text:p text:style-name="P60"><text:span text:style-name="T3">Wk 1 (Nov 14-20):</text:span> Legal (NNN) + Tech Pack Prep</text:p>
          </table:table-cell>
          <table:table-cell table:style-name="Table1.A1" office:value-type="string">
            <text:p text:style-name="P58"><text:span text:style-name="Source_20_Text"><text:span text:style-name="T15">[GO/NO-GO]</text:span></text:span><text:span text:style-name="T7"> NNN Agreement Signed (Target: Nov 20)</text:span></text:p>
          </table:table-cell>
          <table:table-cell table:style-name="Table1.A1" office:value-type="string">
            <text:p text:style-name="P58"><text:span text:style-name="T10">Legal (NNN):</text:span><text:span text:style-name="T7"> $500 </text:span><text:span text:style-name="Source_20_Text"><text:span text:style-name="T15">[11]</text:span></text:span></text:p>
          </table:table-cell>
          <table:table-cell table:style-name="Table1.A1" office:value-type="string">
            <text:p text:style-name="P58"><text:span text:style-name="T7">1. </text:span><text:span text:style-name="T10">Timeline Failure</text:span><text:span text:style-name="T7"> (CNY) </text:span><text:span text:style-name="Source_20_Text"><text:span text:style-name="T15">[6]</text:span></text:span></text:p>
          </table:table-cell>
        </table:table-row>
        <table:table-row>
          <table:table-cell table:style-name="Table1.A1" office:value-type="string">
            <text:p text:style-name="P60"><text:span text:style-name="T3">Wk 2 (Nov 21-27):</text:span> Remote Supplier Vetting (Xinditai + 2 Backups)</text:p>
          </table:table-cell>
          <table:table-cell table:style-name="Table1.A1" office:value-type="string">
            <text:p text:style-name="P58"><text:span text:style-name="Source_20_Text"><text:span text:style-name="T15">[GO/NO-GO]</text:span></text:span><text:span text:style-name="T7"> Primary Supplier Contract Signed (Target: Dec 4)</text:span></text:p>
          </table:table-cell>
          <table:table-cell table:style-name="Table1.A1" office:value-type="string">
            <text:p text:style-name="P58"><text:span text:style-name="T10">Interpreter (3 days):</text:span><text:span text:style-name="T7"> $750 </text:span><text:span text:style-name="Source_20_Text"><text:span text:style-name="T15">[12]</text:span></text:span></text:p>
          </table:table-cell>
          <table:table-cell table:style-name="Table1.A1" office:value-type="string">
            <text:p text:style-name="P58"><text:span text:style-name="T7">2. </text:span><text:span text:style-name="T10">Compliance Failure</text:span><text:span text:style-name="T7"> (Li-ion) </text:span><text:span text:style-name="Source_20_Text"><text:span text:style-name="T15">[7]</text:span></text:span></text:p>
          </table:table-cell>
        </table:table-row>
        <table:table-row>
          <table:table-cell table:style-name="Table1.A1" office:value-type="string">
            <text:p text:style-name="P60"><text:span text:style-name="T3">Wk 3 (Nov 28-Dec 4):</text:span> Shenzhen Trip: Factory Audits &amp; Contract</text:p>
          </table:table-cell>
          <table:table-cell table:style-name="Table1.A1" office:value-type="string">
            <text:p text:style-name="P60">**** 3rd-Party Compliance Test PASSED (Target: Dec 18)</text:p>
          </table:table-cell>
          <table:table-cell table:style-name="Table1.A1" office:value-type="string">
            <text:p text:style-name="P58"><text:span text:style-name="T10">Compliance Testing:</text:span><text:span text:style-name="T7"> $2,000 </text:span><text:span text:style-name="Source_20_Text"><text:span text:style-name="T15">[13]</text:span></text:span></text:p>
          </table:table-cell>
          <table:table-cell table:style-name="Table1.A1" office:value-type="string">
            <text:p text:style-name="P58"><text:span text:style-name="T7">3. </text:span><text:span text:style-name="T10">Shipping Loss</text:span><text:span text:style-name="T7"> (Condensation) </text:span><text:span text:style-name="Source_20_Text"><text:span text:style-name="T15">[9]</text:span></text:span></text:p>
          </table:table-cell>
        </table:table-row>
        <table:table-row>
          <table:table-cell table:style-name="Table1.A1" office:value-type="string">
            <text:p text:style-name="P60"><text:span text:style-name="T3">Wk 4-5 (Dec 5-18):</text:span> Production + 3rd Party QC/Testing</text:p>
          </table:table-cell>
          <table:table-cell table:style-name="Table1.A1" office:value-type="string">
            <text:p text:style-name="P60">**** Goods Loaded on Vessel (Target: Dec 25)</text:p>
          </table:table-cell>
          <table:table-cell table:style-name="Table1.A1" office:value-type="string">
            <text:p text:style-name="P60"><text:span text:style-name="T3">Freight (Heated Reefer):</text:span> $5,000-$7,000 (est. premium)</text:p>
          </table:table-cell>
          <table:table-cell table:style-name="Table1.A1" office:value-type="string">
            <text:p text:style-name="P65"/>
          </table:table-cell>
        </table:table-row>
        <table:table-row>
          <table:table-cell table:style-name="Table1.A1" office:value-type="string">
            <text:p text:style-name="P60"><text:span text:style-name="T3">Wk 6 (Dec 19-25):</text:span> Freight &amp; Customs (Shipment Departs)</text:p>
          </table:table-cell>
          <table:table-cell table:style-name="Table1.A1" office:value-type="string">
            <text:p text:style-name="P65"/>
          </table:table-cell>
          <table:table-cell table:style-name="Table1.A1" office:value-type="string">
            <text:p text:style-name="P58"><text:span text:style-name="T10">Hardware (Duplicator):</text:span><text:span text:style-name="T7"> $550 </text:span><text:span text:style-name="Source_20_Text"><text:span text:style-name="T15">[14]</text:span></text:span></text:p>
          </table:table-cell>
          <table:table-cell table:style-name="Table1.A1" office:value-type="string">
            <text:p text:style-name="P65"/>
          </table:table-cell>
        </table:table-row>
        <table:table-row>
          <table:table-cell table:style-name="Table1.A1" office:value-type="string">
            <text:p text:style-name="P60"><text:span text:style-name="T3">Wk 7 (Dec 26-Jan 1):</text:span> In-Transit (Arrival post-Jan 1)</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64"/>
          </table:table-cell>
        </table:table-row>
      </table:table>
      <text:p text:style-name="Horizontal_20_Line"/>
      <text:h text:style-name="P1" text:outline-level="2">Part I: Pre-Trip Strategic Plan &amp; Risk Mitigation (The 48-Day Critical Path)</text:h>
      <text:h text:style-name="P16" text:outline-level="3">Section 1.1: The 48-Day Critical Path: Feasibility &amp; Timeline</text:h>
      <text:p text:style-name="P110">The project timeline of November 14 to January 1 presents the single most significant constraint and is the primary driver of all subsequent strategic decisions. This 48-day <text:soft-page-break/>window is insufficient for traditional, ground-up OEM manufacturing, which typically involves mold creation (4-6 weeks) and multiple prototyping cycles. This timeline is further compressed by its position in the global manufacturing calendar. It represents a "perfect storm" of two high-pressure events:</text:p>
      <text:list text:style-name="L2">
        <text:list-item>
          <text:p text:style-name="P288"><text:span text:style-name="T10">Q4 Peak Season:</text:span><text:span text:style-name="T7"> Factories in Shenzhen are already operating at maximum capacity to fulfill orders for the Western holiday season. This creates a backlog at ports, container shortages, and elevated freight rates </text:span><text:span text:style-name="Source_20_Text"><text:span text:style-name="T15">[1]</text:span></text:span><text:span text:style-name="T7">.</text:span></text:p>
        </text:list-item>
        <text:list-item>
          <text:p text:style-name="P288"><text:span text:style-name="T10">Pre-Chinese New Year (CNY) Rush:</text:span><text:span text:style-name="T7"> The CNY holiday for 2026 (Year of the Horse) begins on February 17, 2026 </text:span><text:span text:style-name="Source_20_Text"><text:span text:style-name="T15">[3, 15]</text:span></text:span><text:span text:style-name="T7">. The disruption from this event is not limited to the official 7-day holiday. The manufacturing workforce, which is largely migrant, begins traveling home 2-3 weeks </text:span><text:span text:style-name="T8">prior</text:span><text:span text:style-name="T7"> to the holiday (i.e., late January) </text:span><text:span text:style-name="Source_20_Text"><text:span text:style-name="T15">[6]</text:span></text:span><text:span text:style-name="T7">. Factories do not typically resume full capacity until 2-3 weeks </text:span><text:span text:style-name="T8">after</text:span><text:span text:style-name="T7"> the holiday, often in mid-March </text:span><text:span text:style-name="Source_20_Text"><text:span text:style-name="T15">[3, 16]</text:span></text:span><text:span text:style-name="T7">.</text:span></text:p>
        </text:list-item>
      </text:list>
      <text:p text:style-name="P245"><text:span text:style-name="T7">Industry best practices dictate that to ensure shipment before the CNY shutdown, all new orders must be placed no later than mid-November </text:span><text:span text:style-name="Source_20_Text"><text:span text:style-name="T15">[2]</text:span></text:span><text:span text:style-name="T7">. This project </text:span><text:span text:style-name="T8">begins</text:span><text:span text:style-name="T7"> on November 14, placing it behind the optimal pre-CNY schedule from its inception.</text:span></text:p>
      <text:p text:style-name="P83">Therefore, any attempt to follow a standard 4-6 week production schedule is guaranteed to fail. The project <text:span text:style-name="T14">must</text:span> be re-scoped from "custom manufacturing" to "ODM customization." This means selecting an existing, in-production product from a manufacturer's catalog and applying only "white-label" changes:</text:p>
      <text:list text:style-name="L3">
        <text:list-item>
          <text:p text:style-name="P124">Custom logo printing on the product and packaging.</text:p>
        </text:list-item>
        <text:list-item>
          <text:p text:style-name="P124">Custom-designed packaging.</text:p>
        </text:list-item>
        <text:list-item>
          <text:p text:style-name="P124">Custom-loaded firmware or audio files (to be flashed onto the device).</text:p>
        </text:list-item>
      </text:list>
      <text:p text:style-name="P83">This strategy eliminates the time-consuming and costly processes of mold-making, new PCB (Printed Circuit Board) development, and engineering validation. All pre-trip preparations must be completed within <text:span text:style-name="T14">seven days</text:span> (by November 21) to facilitate an in-person factory visit and contract-signing by Week 3 (December 4). Any delay beyond this date pushes production into the "CNY Dead Zone," guaranteeing a catastrophic timeline failure.</text:p>
      <text:h text:style-name="P16" text:outline-level="3">Section 1.2: Legal &amp; IP Protection Framework (The NNN Mandate)</text:h>
      <text:p text:style-name="P245"><text:span text:style-name="T7">Sharing a "custom idea"—including a tech pack, 3D model, or proprietary audio files—with a Chinese manufacturer without the correct legal protections is not a negotiation; it is a public disclosure. The standard Western-style Non-Disclosure Agreement (NDA) is a common and critical error. An NDA is legally unenforceable in China and offers zero protection </text:span><text:span text:style-name="Source_20_Text"><text:span text:style-name="T15">[17, 18]</text:span></text:span><text:span text:style-name="T7">.</text:span></text:p>
      <text:p text:style-name="P245"><text:span text:style-name="T7">The mandatory legal instrument for this project is a </text:span><text:span text:style-name="T10">Non-Use, Non-Disclosure, Non-Circumvention (NNN) Agreement</text:span><text:span text:style-name="T7">. This document must be drafted by a China-</text:span><text:soft-page-break/><text:span text:style-name="T7">based lawyer (or a firm with a dedicated China practice) and must be bilingual, with a clause explicitly stating that the </text:span><text:span text:style-name="T8">Chinese language version is the controlling text</text:span><text:span text:style-name="T7"> </text:span><text:span text:style-name="Source_20_Text"><text:span text:style-name="T15">[19]</text:span></text:span><text:span text:style-name="T7">. This NNN agreement must be signed and "chopped" (affixed with the company's official red seal) by the supplier </text:span><text:span text:style-name="T8">before</text:span><text:span text:style-name="T7"> any proprietary technical data is transferred.</text:span></text:p>
      <text:p text:style-name="P245"><text:span text:style-name="T7">The NNN agreement provides three protections that an NDA lacks </text:span><text:span text:style-name="Source_20_Text"><text:span text:style-name="T15">[17, 20]</text:span></text:span><text:span text:style-name="T7">:</text:span></text:p>
      <text:list text:style-name="L4">
        <text:list-item>
          <text:p text:style-name="P127"><text:span text:style-name="T3">Non-Disclosure:</text:span> Prevents the supplier from sharing confidential information.</text:p>
        </text:list-item>
        <text:list-item>
          <text:p text:style-name="P290"><text:span text:style-name="T10">Non-Use:</text:span><text:span text:style-name="T7"> Prevents the supplier from using the project's concept, design, or IP to create a competing product, even if they make slight modifications </text:span><text:span text:style-name="Source_20_Text"><text:span text:style-name="T15">[18]</text:span></text:span><text:span text:style-name="T7">.</text:span></text:p>
        </text:list-item>
        <text:list-item>
          <text:p text:style-name="P290"><text:span text:style-name="T10">Non-Circumvention:</text:span><text:span text:style-name="T7"> Prevents the supplier from identifying and bypassing the project to work directly with its suppliers or customers </text:span><text:span text:style-name="Source_20_Text"><text:span text:style-name="T15">[20]</text:span></text:span><text:span text:style-name="T7">.</text:span></text:p>
        </text:list-item>
      </text:list>
      <text:p text:style-name="P245"><text:span text:style-name="T7">The primary enforcement mechanism of a Western NDA is </text:span><text:span text:style-name="T8">injunctive relief</text:span><text:span text:style-name="T7"> (a court order to "stop the harm"). This is a concept rooted in </text:span><text:span text:style-name="T8">common law</text:span><text:span text:style-name="T7"> legal systems (like the U.S. and Canada) </text:span><text:span text:style-name="Source_20_Text"><text:span text:style-name="T15">[21]</text:span></text:span><text:span text:style-name="T7">. Chinese courts, which operate on a </text:span><text:span text:style-name="T8">civil law</text:span><text:span text:style-name="T7"> system, are not structured to grant this type of relief quickly or effectively. Consequently, a Western NDA is useless.</text:span></text:p>
      <text:p text:style-name="P245"><text:span text:style-name="T7">A Chinese civil court, however, is highly effective at enforcing </text:span><text:span text:style-name="T8">contract damages</text:span><text:span text:style-name="T7"> </text:span><text:span text:style-name="Source_20_Text"><text:span text:style-name="T15">[21]</text:span></text:span><text:span text:style-name="T7">. An effective NNN Agreement must, therefore, contain a </text:span><text:span text:style-name="T10">liquidated damages clause</text:span><text:span text:style-name="T7"> </text:span><text:span text:style-name="Source_20_Text"><text:span text:style-name="T15">[22]</text:span></text:span><text:span text:style-name="T7">. This clause specifies a pre-agreed, high-value monetary fine for </text:span><text:span text:style-name="T8">each specific act of breach</text:span><text:span text:style-name="T7"> (e.g., "$50,000 USD for each unauthorized unit produced"). A Chinese court will view this as a reasonable and enforceable contract provision </text:span><text:span text:style-name="Source_20_Text"><text:span text:style-name="T15">[23]</text:span></text:span><text:span text:style-name="T7">. This clause provides the "real teeth," as a local court can, and will, issue a prejudgment asset seizure against a manufacturer based on a valid liquidated damages clause—a threat that no Chinese factory will take lightly </text:span><text:span text:style-name="Source_20_Text"><text:span text:style-name="T15">[22]</text:span></text:span><text:span text:style-name="T7">.</text:span></text:p>
      <text:p text:style-name="P223">Actionable Plan:</text:p>
      <text:list text:style-name="L5">
        <text:list-item>
          <text:p text:style-name="P292"><text:span text:style-name="T10">Day 1 (Nov 14):</text:span><text:span text:style-name="T7"> Engage a China-based corporate lawyer. Platforms like Upwork list qualified Chinese lawyers specializing in NNN agreements at rates of approximately $60/hr </text:span><text:span text:style-name="Source_20_Text"><text:span text:style-name="T15">[11, 24]</text:span></text:span><text:span text:style-name="T7">.</text:span></text:p>
        </text:list-item>
        <text:list-item>
          <text:p text:style-name="P128"><text:span text:style-name="T3">Day 6 (Nov 20):</text:span> Have the bilingual NNN agreement executed (signed and chopped) by the primary target (Xinditai) and at least two identified backup competitors.</text:p>
        </text:list-item>
      </text:list>
      <text:h text:style-name="P44" text:outline-level="4">Decision Framework: NNN Agreement Key Clause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8"><text:span text:style-name="Strong_20_Emphasis"><text:span text:style-name="T9">Clause</text:span></text:span></text:p>
            </table:table-cell>
            <table:table-cell table:style-name="Table2.A1" office:value-type="string">
              <text:p text:style-name="P58"><text:span text:style-name="Strong_20_Emphasis"><text:span text:style-name="T9">Western NDA (Ineffective)</text:span></text:span></text:p>
            </table:table-cell>
            <table:table-cell table:style-name="Table2.A1" office:value-type="string">
              <text:p text:style-name="P58"><text:span text:style-name="Strong_20_Emphasis"><text:span text:style-name="T9">China NNN (Mandatory)</text:span></text:span></text:p>
            </table:table-cell>
          </table:table-row>
        </table:table-header-rows>
        <table:table-row>
          <table:table-cell table:style-name="Table2.A1" office:value-type="string">
            <text:p text:style-name="P62">Governing Language</text:p>
          </table:table-cell>
          <table:table-cell table:style-name="Table2.A1" office:value-type="string">
            <text:p text:style-name="P60">English</text:p>
          </table:table-cell>
          <table:table-cell table:style-name="Table2.A1" office:value-type="string">
            <text:p text:style-name="P58"><text:span text:style-name="T7">Chinese (Must state Chinese text is controlling) </text:span><text:span text:style-name="Source_20_Text"><text:span text:style-name="T15">[19]</text:span></text:span></text:p>
          </table:table-cell>
        </table:table-row>
        <table:table-row>
          <table:table-cell table:style-name="Table2.A1" office:value-type="string">
            <text:p text:style-name="P62">Jurisdiction</text:p>
          </table:table-cell>
          <table:table-cell table:style-name="Table2.A1" office:value-type="string">
            <text:p text:style-name="P60">U.S. / Canadian / EU Court</text:p>
          </table:table-cell>
          <table:table-cell table:style-name="Table2.A1" office:value-type="string">
            <text:p text:style-name="P58"><text:span text:style-name="T7">Chinese Court with jurisdiction over the </text:span><text:span text:style-name="T8">defendant</text:span><text:span text:style-name="T7"> (supplier) </text:span><text:span text:style-name="Source_20_Text"><text:span text:style-name="T15">[23]</text:span></text:span></text:p>
          </table:table-cell>
        </table:table-row>
        <text:soft-page-break/>
        <table:table-row>
          <table:table-cell table:style-name="Table2.A1" office:value-type="string">
            <text:p text:style-name="P62">Primary Remedy</text:p>
          </table:table-cell>
          <table:table-cell table:style-name="Table2.A1" office:value-type="string">
            <text:p text:style-name="P60">Injunctive Relief ("Stop the harm")</text:p>
          </table:table-cell>
          <table:table-cell table:style-name="Table2.A1" office:value-type="string">
            <text:p text:style-name="P58"><text:span text:style-name="T7">Liquidated Damages ("Pay $X for this breach") </text:span><text:span text:style-name="Source_20_Text"><text:span text:style-name="T15">[21, 23]</text:span></text:span></text:p>
          </table:table-cell>
        </table:table-row>
        <table:table-row>
          <table:table-cell table:style-name="Table2.A1" office:value-type="string">
            <text:p text:style-name="P62">Enforceability</text:p>
          </table:table-cell>
          <table:table-cell table:style-name="Table2.A1" office:value-type="string">
            <text:p text:style-name="P60">Effectively zero. A U.S. judgment is not recognized.</text:p>
          </table:table-cell>
          <table:table-cell table:style-name="Table2.A1" office:value-type="string">
            <text:p text:style-name="P58"><text:span text:style-name="T7">High. A Chinese court can freeze assets based on a valid contract </text:span><text:span text:style-name="Source_20_Text"><text:span text:style-name="T15">[22]</text:span></text:span></text:p>
          </table:table-cell>
        </table:table-row>
        <table:table-row>
          <table:table-cell table:style-name="Table2.A1" office:value-type="string">
            <text:p text:style-name="P62">Key Protections</text:p>
          </table:table-cell>
          <table:table-cell table:style-name="Table2.A1" office:value-type="string">
            <text:p text:style-name="P60">Non-Disclosure only</text:p>
          </table:table-cell>
          <table:table-cell table:style-name="Table2.A1" office:value-type="string">
            <text:p text:style-name="P58"><text:span text:style-name="T7">Non-Disclosure, Non-Use, Non-Circumvention </text:span><text:span text:style-name="Source_20_Text"><text:span text:style-name="T15">[20]</text:span></text:span></text:p>
          </table:table-cell>
        </table:table-row>
      </table:table>
      <text:h text:style-name="P16" text:outline-level="3">Section 1.3: Technical Specifications &amp; Prototyping (The "Tech Pack")</text:h>
      <text:p text:style-name="P245"><text:span text:style-name="T7">To obtain an accurate quote and ensure production feasibility within the 48-day window, a detailed "Tech Pack" is mandatory. This document serves as the manufacturing blueprint, eliminating ambiguity and errors </text:span><text:span text:style-name="Source_20_Text"><text:span text:style-name="T15">[25]</text:span></text:span><text:span text:style-name="T7">. Given the project's dual nature, two tech packs are required:</text:span></text:p>
      <text:list text:style-name="L6">
        <text:list-item>
          <text:p text:style-name="P230">Electronic Plush Toy Tech Pack:</text:p>
          <text:list>
            <text:list-item>
              <text:p text:style-name="P293"><text:span text:style-name="T10">3D Model:</text:span><text:span text:style-name="T7"> A digital render of the toy's character and pose </text:span><text:span text:style-name="Source_20_Text"><text:span text:style-name="T15">[25]</text:span></text:span><text:span text:style-name="T7">.</text:span></text:p>
            </text:list-item>
            <text:list-item>
              <text:p text:style-name="P129"><text:span text:style-name="T3">Bill of Materials (BOM):</text:span> Specifics of all raw materials (e.g., fabric type, color, pile length; stuffing material; thread type; electronic module enclosure material).</text:p>
            </text:list-item>
            <text:list-item>
              <text:p text:style-name="P293"><text:span text:style-name="T10">Dimensions &amp; Tolerances:</text:span><text:span text:style-name="T7"> Detailed measurements for all parts </text:span><text:span text:style-name="Source_20_Text"><text:span text:style-name="T15">[25]</text:span></text:span><text:span text:style-name="T7">.</text:span></text:p>
            </text:list-item>
            <text:list-item>
              <text:p text:style-name="P129"><text:span text:style-name="T3">Stitching &amp; Assembly:</text:span> Instructions for sewing, seam type, and placement of the electronic module.</text:p>
            </text:list-item>
            <text:list-item>
              <text:p text:style-name="P129"><text:span text:style-name="T3">Electronics:</text:span> Specifications for the sound module, motor (if any), and battery.</text:p>
            </text:list-item>
            <text:list-item>
              <text:p text:style-name="P129"><text:span text:style-name="T3">Audio Files:</text:span> Format and content of the custom sounds.</text:p>
            </text:list-item>
          </text:list>
        </text:list-item>
        <text:list-item>
          <text:p text:style-name="P230">Language-Learning Resource Tech Pack:</text:p>
          <text:list>
            <text:list-item>
              <text:p text:style-name="P129"><text:span text:style-name="T3">3D CAD Files:</text:span> Engineering files for the plastic enclosure.</text:p>
            </text:list-item>
            <text:list-item>
              <text:p text:style-name="P129"><text:span text:style-name="T3">Bill of Materials (BOM):</text:span> Component-level list (e.g., specific plastic resin (ABS, PP), speaker model and impedance, PCB specifications, battery model, USB-C port connector).</text:p>
            </text:list-item>
            <text:list-item>
              <text:p text:style-name="P129"><text:span text:style-name="T3">Printing:</text:span> Specifications for the flash cards (e.g., cardstock weight, finish, encoding type).</text:p>
            </text:list-item>
          </text:list>
        </text:list-item>
      </text:list>
      <text:h text:style-name="P44" text:outline-level="4">Prototyping Strategy: 3D Modeling File Formats and Capture</text:h>
      <text:p text:style-name="P245"><text:span text:style-name="T7">When providing 3D models to a Shenzhen manufacturer, the file format is critical. While many factories accept </text:span><text:span text:style-name="Source_20_Text"><text:span text:style-name="T15">OBJ</text:span></text:span><text:span text:style-name="T7"> or </text:span><text:span text:style-name="Source_20_Text"><text:span text:style-name="T15">STL</text:span></text:span><text:span text:style-name="T7"> files, these are </text:span><text:span text:style-name="T8">mesh</text:span><text:span text:style-name="T7"> formats primarily used for 3D printing </text:span><text:span text:style-name="Source_20_Text"><text:span text:style-name="T15">[26, 27, 28]</text:span></text:span><text:span text:style-name="T7">. For industrial manufacturing, such as creating the steel molds for injection molding the language device, </text:span><text:span text:style-name="Source_20_Text"><text:span text:style-name="T15">STEP</text:span></text:span><text:span text:style-name="T7"> (</text:span><text:span text:style-name="Source_20_Text"><text:span text:style-name="T15">.stp</text:span></text:span><text:span text:style-name="T7">) or </text:span><text:span text:style-name="Source_20_Text"><text:span text:style-name="T15">IGES</text:span></text:span><text:span text:style-name="T7"> (</text:span><text:span text:style-name="Source_20_Text"><text:span text:style-name="T15">.iges</text:span></text:span><text:span text:style-name="T7">) files are strongly preferred </text:span><text:span text:style-name="Source_20_Text"><text:span text:style-name="T15">[26, 27]</text:span></text:span><text:span text:style-name="T7">. These are CAD-native, vector-based formats that contain </text:span><text:soft-page-break/><text:span text:style-name="T7">more precise geometric data, are easier for the factory's engineers to edit, and result in a more accurate final mold </text:span><text:span text:style-name="Source_20_Text"><text:span text:style-name="T15">[27]</text:span></text:span><text:span text:style-name="T7">. The tech pack should include </text:span><text:span text:style-name="Source_20_Text"><text:span text:style-name="T15">STEP</text:span></text:span><text:span text:style-name="T7"> files for all hard-body components.</text:span></text:p>
      <text:p text:style-name="P245"><text:span text:style-name="T7">For the plush toy prototype, a 3D model is needed to communicate the design. The project team, located near Vancouver and Nanaimo, has access to numerous 3D capture services </text:span><text:span text:style-name="Source_20_Text"><text:span text:style-name="T15">[29, 30, 31, 32]</text:span></text:span><text:span text:style-name="T7">. A common assumption is to use a 3D laser scanner. However, this method is ill-suited for this product. 3D scanners are built for </text:span><text:span text:style-name="T8">geometric accuracy</text:span><text:span text:style-name="T7"> and </text:span><text:span text:style-name="T8">precision</text:span><text:span text:style-name="T7"> on hard surfaces, but they are poor at capturing fine </text:span><text:span text:style-name="T8">detail and texture</text:span><text:span text:style-name="T7"> </text:span><text:span text:style-name="Source_20_Text"><text:span text:style-name="T15">[33]</text:span></text:span><text:span text:style-name="T7">.</text:span></text:p>
      <text:p text:style-name="P245"><text:span text:style-name="T7">Photogrammetry, the process of creating 3D models from high-resolution photographs, is the superior method here. Photogrammetry excels at capturing </text:span><text:span text:style-name="T8">vivid color and realistic textures</text:span><text:span text:style-name="T7"> </text:span><text:span text:style-name="Source_20_Text"><text:span text:style-name="T15">[34]</text:span></text:span><text:span text:style-name="T7">, which are the defining characteristics of a plush toy. A model built via photogrammetry </text:span><text:span text:style-name="Source_20_Text"><text:span text:style-name="T15">[35, 36]</text:span></text:span><text:span text:style-name="T7"> will provide the factory with a far better reference for the toy's "look and feel" than an accurate-but-sterile 3D scan.</text:span></text:p>
      <text:h text:style-name="P16" text:outline-level="3">Section 1.4: Firmware &amp; Content Deployment Strategy</text:h>
      <text:p text:style-name="P83">The 1,000 language-learning devices will require custom firmware and audio content to be "flashed" (programmed) onto their internal memory. A critical strategic decision is <text:span text:style-name="T14">where</text:span> and <text:span text:style-name="T14">how</text:span> this programming occurs.</text:p>
      <text:list text:style-name="L7">
        <text:list-item>
          <text:p text:style-name="P136"><text:span text:style-name="T3">Option 1: Factory Pre-Flashing:</text:span> The Chinese factory flashes all 1,000 units during production.</text:p>
          <text:list>
            <text:list-item>
              <text:p text:style-name="P136"><text:span text:style-name="T3">Pros:</text:span> Lowers in-house labor costs.</text:p>
            </text:list-item>
            <text:list-item>
              <text:p text:style-name="P295"><text:span text:style-name="T10">Cons:</text:span><text:span text:style-name="T7"> </text:span><text:span text:style-name="T10">Extreme IP Security Risk.</text:span><text:span text:style-name="T7"> This requires providing the complete, final firmware and content files to the factory, permanently forfeiting all IP control. The factory can now produce identical, competing products. This method is only used for extremely high-volume (e.g., 1 million+ units), low-trust relationships where the supplier is a commodity </text:span><text:span text:style-name="Source_20_Text"><text:span text:style-name="T15">[37]</text:span></text:span><text:span text:style-name="T7">. This is not a viable option.</text:span></text:p>
            </text:list-item>
          </text:list>
        </text:list-item>
        <text:list-item>
          <text:p text:style-name="P136"><text:span text:style-name="T3">Option 2: In-House PC-Based Flashing:</text:span> A technician in Canada manually plugs each of the 1,000 units into a PC via USB and runs a software script (e.g., in Python).</text:p>
          <text:list>
            <text:list-item>
              <text:p text:style-name="P136"><text:span text:style-name="T3">Pros:</text:span> 100% IP security.</text:p>
            </text:list-item>
            <text:list-item>
              <text:p text:style-name="P295"><text:span text:style-name="T10">Cons:</text:span><text:span text:style-name="T7"> Extremely slow, labor-intensive, and error-prone. File copying is an I/O-bound process </text:span><text:span text:style-name="Source_20_Text"><text:span text:style-name="T15">[38]</text:span></text:span><text:span text:style-name="T7">, and this one-by-one, manual workflow is inefficient for 1,000 units </text:span><text:span text:style-name="Source_20_Text"><text:span text:style-name="T15">[39]</text:span></text:span><text:span text:style-name="T7">.</text:span></text:p>
            </text:list-item>
          </text:list>
        </text:list-item>
        <text:list-item>
          <text:p text:style-name="P136"><text:span text:style-name="T3">Option 3: In-House Standalone Duplicator (Recommended):</text:span> Purchase a standalone, hardware-based USB duplicator.</text:p>
          <text:list>
            <text:list-item>
              <text:p text:style-name="P295"><text:span text:style-name="T10">Pros:</text:span><text:span text:style-name="T7"> </text:span><text:span text:style-name="T10">Optimal balance of IP security and speed.</text:span><text:span text:style-name="T7"> These PC-independent devices </text:span><text:span text:style-name="Source_20_Text"><text:span text:style-name="T15">[14, 40]</text:span></text:span><text:span text:style-name="T7"> copy from a single "master" drive to multiple "target" drives simultaneously (e.g., 1-to-5, 1-to-15 </text:span><text:span text:style-name="Source_20_Text"><text:span text:style-name="T15">[41]</text:span></text:span><text:span text:style-name="T7">).</text:span></text:p>
            </text:list-item>
            <text:list-item>
              <text:p text:style-name="P295"><text:span text:style-name="T10">Cons:</text:span><text:span text:style-name="T7"> Modest capital cost (e.g., a StarTech 1-to-5 duplicator costs ~$533 </text:span><text:span text:style-name="Source_20_Text"><text:span text:style-name="T15">[14]</text:span></text:span><text:span text:style-name="T7">).</text:span></text:p>
            </text:list-item>
          </text:list>
        </text:list-item>
      </text:list>
      <text:p text:style-name="P245"><text:span text:style-name="T7">The choice of duplicator hardware must be guided by two critical, non-obvious features. First is the </text:span><text:span text:style-name="T10">"Copy + Compare"</text:span><text:span text:style-name="T7"> function </text:span><text:span text:style-name="Source_20_Text"><text:span text:style-name="T15">[14, 42]</text:span></text:span><text:span text:style-name="T7">. Low-cost USB drives and </text:span><text:soft-page-break/><text:span text:style-name="T7">memory modules have notoriously high failure rates, which can approach 2-10% </text:span><text:span text:style-name="Source_20_Text"><text:span text:style-name="T15">[43]</text:span></text:span><text:span text:style-name="T7">. Simple "copying" provides no verification, and reviews of cheap duplicators report data corruption </text:span><text:span text:style-name="Source_20_Text"><text:span text:style-name="T15">[44]</text:span></text:span><text:span text:style-name="T7">. A "Compare" function performs a bit-for-bit check after copying, ensuring data integrity.</text:span></text:p>
      <text:p text:style-name="P245"><text:span text:style-name="T7">Second is the </text:span><text:span text:style-name="T10">"Asynchronous Duplication"</text:span><text:span text:style-name="T7"> workflow </text:span><text:span text:style-name="Source_20_Text"><text:span text:style-name="T15">[14, 40]</text:span></text:span><text:span text:style-name="T7">. Standard (Synchronous) duplicators require all ports to be filled, run as a batch, and wait for the </text:span><text:span text:style-name="T8">slowest</text:span><text:span text:style-name="T7"> drive to finish. Asynchronous mode allows a technician to plug a drive into any empty port; the copy starts immediately. The technician can then remove a </text:span><text:span text:style-name="T8">finished</text:span><text:span text:style-name="T7"> drive and insert a </text:span><text:span text:style-name="T8">new</text:span><text:span text:style-name="T7"> blank one without interrupting the other ports </text:span><text:span text:style-name="Source_20_Text"><text:span text:style-name="T15">[14]</text:span></text:span><text:span text:style-name="T7">. This "no interruptions" workflow is vastly more efficient for processing 1,000 units.</text:span></text:p>
      <text:p text:style-name="P245"><text:span text:style-name="T7">The actionable plan is to specify an accessible USB-C port on the language-learning device and to procure a standalone duplicator with Asynchronous and Compare functions. This item can be sourced during the in-person trip to Shenzhen at the SEG Electronics Market </text:span><text:span text:style-name="Source_20_Text"><text:span text:style-name="T15">[45]</text:span></text:span><text:span text:style-name="T7">.</text:span></text:p>
      <text:h text:style-name="P44" text:outline-level="4">Decision Framework: Firmware Flashing Strategy (1,000 Unit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8"><text:span text:style-name="Strong_20_Emphasis"><text:span text:style-name="T9">Method</text:span></text:span></text:p>
            </table:table-cell>
            <table:table-cell table:style-name="Table3.A1" office:value-type="string">
              <text:p text:style-name="P58"><text:span text:style-name="Strong_20_Emphasis"><text:span text:style-name="T9">Factory Pre-Flashing</text:span></text:span></text:p>
            </table:table-cell>
            <table:table-cell table:style-name="Table3.A1" office:value-type="string">
              <text:p text:style-name="P58"><text:span text:style-name="Strong_20_Emphasis"><text:span text:style-name="T9">In-House (PC Script)</text:span></text:span></text:p>
            </table:table-cell>
            <table:table-cell table:style-name="Table3.A1" office:value-type="string">
              <text:p text:style-name="P58"><text:span text:style-name="Strong_20_Emphasis"><text:span text:style-name="T9">In-House (Standalone Duplicator)</text:span></text:span></text:p>
            </table:table-cell>
          </table:table-row>
        </table:table-header-rows>
        <table:table-row>
          <table:table-cell table:style-name="Table3.A1" office:value-type="string">
            <text:p text:style-name="P62">IP Security Risk</text:p>
          </table:table-cell>
          <table:table-cell table:style-name="Table3.A1" office:value-type="string">
            <text:p text:style-name="P58"><text:span text:style-name="T10">EXTREME</text:span><text:span text:style-name="T7"> (Total IP loss) </text:span><text:span text:style-name="Source_20_Text"><text:span text:style-name="T15">[37]</text:span></text:span></text:p>
          </table:table-cell>
          <table:table-cell table:style-name="Table3.A1" office:value-type="string">
            <text:p text:style-name="P60">None</text:p>
          </table:table-cell>
          <table:table-cell table:style-name="Table3.A1" office:value-type="string">
            <text:p text:style-name="P60">None</text:p>
          </table:table-cell>
        </table:table-row>
        <table:table-row>
          <table:table-cell table:style-name="Table3.A1" office:value-type="string">
            <text:p text:style-name="P62">Speed / Scalability</text:p>
          </table:table-cell>
          <table:table-cell table:style-name="Table3.A1" office:value-type="string">
            <text:p text:style-name="P60">High (at 1M+ units)</text:p>
          </table:table-cell>
          <table:table-cell table:style-name="Table3.A1" office:value-type="string">
            <text:p text:style-name="P58"><text:span text:style-name="T10">VERY LOW</text:span><text:span text:style-name="T7"> (Serial, 1-by-1) </text:span><text:span text:style-name="Source_20_Text"><text:span text:style-name="T15">[39]</text:span></text:span></text:p>
          </table:table-cell>
          <table:table-cell table:style-name="Table3.A1" office:value-type="string">
            <text:p text:style-name="P58"><text:span text:style-name="T10">HIGH</text:span><text:span text:style-name="T7"> (Parallel, 1-to-5+) </text:span><text:span text:style-name="Source_20_Text"><text:span text:style-name="T15">[14]</text:span></text:span></text:p>
          </table:table-cell>
        </table:table-row>
        <table:table-row>
          <table:table-cell table:style-name="Table3.A1" office:value-type="string">
            <text:p text:style-name="P62">Reliability</text:p>
          </table:table-cell>
          <table:table-cell table:style-name="Table3.A1" office:value-type="string">
            <text:p text:style-name="P60">Unknown. No verification.</text:p>
          </table:table-cell>
          <table:table-cell table:style-name="Table3.A1" office:value-type="string">
            <text:p text:style-name="P60">Low. Prone to human error.</text:p>
          </table:table-cell>
          <table:table-cell table:style-name="Table3.A1" office:value-type="string">
            <text:p text:style-name="P58"><text:span text:style-name="T10">High</text:span><text:span text:style-name="T7"> (with "Compare" function) </text:span><text:span text:style-name="Source_20_Text"><text:span text:style-name="T15">[42]</text:span></text:span></text:p>
          </table:table-cell>
        </table:table-row>
        <table:table-row>
          <table:table-cell table:style-name="Table3.A1" office:value-type="string">
            <text:p text:style-name="P62">Optimal Workflow</text:p>
          </table:table-cell>
          <table:table-cell table:style-name="Table3.A1" office:value-type="string">
            <text:p text:style-name="P60">No</text:p>
          </table:table-cell>
          <table:table-cell table:style-name="Table3.A1" office:value-type="string">
            <text:p text:style-name="P60">No</text:p>
          </table:table-cell>
          <table:table-cell table:style-name="Table3.A1" office:value-type="string">
            <text:p text:style-name="P58"><text:span text:style-name="T7">Yes ("Asynchronous" mode) </text:span><text:span text:style-name="Source_20_Text"><text:span text:style-name="T15">[40]</text:span></text:span></text:p>
          </table:table-cell>
        </table:table-row>
        <table:table-row>
          <table:table-cell table:style-name="Table3.A1" office:value-type="string">
            <text:p text:style-name="P62">Recommendation</text:p>
          </table:table-cell>
          <table:table-cell table:style-name="Table3.A1" office:value-type="string">
            <text:p text:style-name="P62">DO NOT USE</text:p>
          </table:table-cell>
          <table:table-cell table:style-name="Table3.A1" office:value-type="string">
            <text:p text:style-name="P60">Not viable for 1,000 units.</text:p>
          </table:table-cell>
          <table:table-cell table:style-name="Table3.A1" office:value-type="string">
            <text:p text:style-name="P62">STRONGLY RECOMMENDED</text:p>
          </table:table-cell>
        </table:table-row>
      </table:table>
      <text:h text:style-name="P16" text:outline-level="3">Section 1.5: Compliance &amp; Testing Mandates (CCPSA &amp; Lithium-Ion Battery Directives)</text:h>
      <text:p text:style-name="P245"><text:span text:style-name="T7">This section outlines a </text:span><text:span text:style-name="T10">non-negotiable, project-killing step.</text:span><text:span text:style-name="T7"> All children's toys and electronic products imported, advertised, or sold in Canada are subject to the Canada Consumer Product Safety Act (CCPSA) </text:span><text:span text:style-name="Source_20_Text"><text:span text:style-name="T15">[46]</text:span></text:span><text:span text:style-name="T7"> and its specific Toys Regulations (SOR/2011-17) </text:span><text:span text:style-name="Source_20_Text"><text:span text:style-name="T15">[47]</text:span></text:span><text:span text:style-name="T7">. Failure to provide proof of compliance will result in the shipment being seized and destroyed by the Canada Border Services Agency (CBSA) </text:span><text:span text:style-name="Source_20_Text"><text:span text:style-name="T15">[48]</text:span></text:span><text:span text:style-name="T7">.</text:span></text:p>
      <text:p text:style-name="P245"><text:soft-page-break/><text:span text:style-name="T7">The manufacturer (Xinditai) is certified to BSCI, Sedex, and ISO 9001:2015 </text:span><text:span text:style-name="Source_20_Text"><text:span text:style-name="T15">[4]</text:span></text:span><text:span text:style-name="T7">. These are excellent certifications for </text:span><text:span text:style-name="T8">social compliance</text:span><text:span text:style-name="T7"> and </text:span><text:span text:style-name="T8">process management</text:span><text:span text:style-name="T7">, but they are </text:span><text:span text:style-name="T10">not</text:span><text:span text:style-name="T7"> proof of </text:span><text:span text:style-name="T8">product safety compliance</text:span><text:span text:style-name="T7"> for the Canadian market. The burden of proof rests entirely on the importer.</text:span></text:p>
      <text:p text:style-name="P110">Key requirements under SOR/2011-17 include:</text:p>
      <text:list text:style-name="L8">
        <text:list-item>
          <text:p text:style-name="P299"><text:span text:style-name="T10">Mechanical Hazards:</text:span><text:span text:style-name="T7"> Must pass tests for small parts (Clause 7) </text:span><text:span text:style-name="Source_20_Text"><text:span text:style-name="T15">[49]</text:span></text:span><text:span text:style-name="T7">, ensuring no small parts break off during use and present a choking hazard.</text:span></text:p>
        </text:list-item>
        <text:list-item>
          <text:p text:style-name="P299"><text:span text:style-name="T10">Flammability:</text:span><text:span text:style-name="T7"> The plush toy, as a textile product, must meet specific flammability standards </text:span><text:span text:style-name="Source_20_Text"><text:span text:style-name="T15">[47, 50]</text:span></text:span><text:span text:style-name="T7">.</text:span></text:p>
        </text:list-item>
        <text:list-item>
          <text:p text:style-name="P299"><text:span text:style-name="T10">Electrical Safety:</text:span><text:span text:style-name="T7"> All electrically operated toys must meet the Canadian Standards Association (CSA) Standard C22.2 No. 149-1972 </text:span><text:span text:style-name="Source_20_Text"><text:span text:style-name="T15">[46, 51, 52]</text:span></text:span><text:span text:style-name="T7">.</text:span></text:p>
        </text:list-item>
      </text:list>
      <text:h text:style-name="P44" text:outline-level="4">Specific Battery Compartment Requirements</text:h>
      <text:p text:style-name="P245"><text:span text:style-name="T7">Many Xinditai products (e.g., PT-001, PT-002) use </text:span><text:span text:style-name="Source_20_Text"><text:span text:style-name="T15">3xAAA</text:span></text:span><text:span text:style-name="T7"> batteries </text:span><text:span text:style-name="Source_20_Text"><text:span text:style-name="T15">[4]</text:span></text:span><text:span text:style-name="T7">. Health Canada guidance, issued under the CCPSA, explicitly targets "toys with battery compartments that are not securely closed" </text:span><text:span text:style-name="Source_20_Text"><text:span text:style-name="T15">[46, 53]</text:span></text:span><text:span text:style-name="T7">. This guidance is designed to ensure small batteries are not accessible and cannot be "released when the toy is dropped or pushed and pulled" </text:span><text:span text:style-name="Source_20_Text"><text:span text:style-name="T15">[46]</text:span></text:span><text:span text:style-name="T7">. Numerous product recalls cite "battery compartment can be easily opened" as the sole defect </text:span><text:span text:style-name="Source_20_Text"><text:span text:style-name="T15">[54]</text:span></text:span><text:span text:style-name="T7">.</text:span></text:p>
      <text:p text:style-name="P83">The universally accepted industry-standard solution for "securely closed" is a <text:span text:style-name="T3">screw-fastened compartment</text:span>. It is mandatory that the tech pack for the plush toy specifies this feature if user-replaceable batteries are used.</text:p>
      <text:h text:style-name="P44" text:outline-level="4">CRITICAL: The New Lithium-Ion Battery Directive</text:h>
      <text:p text:style-name="P245"><text:span text:style-name="T7">This is the most significant and time-sensitive compliance risk for this project. The preferred target products (Xinditai PT-005 and FCB-001) both use </text:span><text:span text:style-name="T8">rechargeable lithium-ion batteries</text:span><text:span text:style-name="T7"> </text:span><text:span text:style-name="Source_20_Text"><text:span text:style-name="T15">[4]</text:span></text:span><text:span text:style-name="T7">.</text:span></text:p>
      <text:p text:style-name="P245"><text:span text:style-name="T7">On </text:span><text:span text:style-name="T10">July 10, 2024</text:span><text:span text:style-name="T7">, Health Canada updated its enforcement approach to the General Prohibitions under the CCPSA. It explicitly added "Lithium-ion batteries, and consumer products that contain lithium-ion batteries" to Table 1, identifying them as a high-priority hazard for "Burn, fire, or explosion" </text:span><text:span text:style-name="Source_20_Text"><text:span text:style-name="T15">[7, 8, 55, 56]</text:span></text:span><text:span text:style-name="T7">.</text:span></text:p>
      <text:p text:style-name="P245"><text:span text:style-name="T7">This is a new and urgent requirement. To be compliant, the product </text:span><text:span text:style-name="T8">must</text:span><text:span text:style-name="T7"> be tested and certified by a 3rd-party lab as meeting one of the new performance criteria. The primary standard cited is </text:span><text:span text:style-name="T10">CSA C22.2 No.62133-2:20</text:span><text:span text:style-name="T7"> (which is harmonized with UL 62133-2 and IEC 62133-2) </text:span><text:span text:style-name="Source_20_Text"><text:span text:style-name="T15">[8, 57]</text:span></text:span><text:span text:style-name="T7">.</text:span></text:p>
      <text:p text:style-name="P245"><text:span text:style-name="T7">It is highly likely that a supplier in Shenzhen, while familiar with EU (CE) and US (CPSIA) standards, will </text:span><text:span text:style-name="T8">not</text:span><text:span text:style-name="T7"> be aware of this </text:span><text:span text:style-name="T8">specific</text:span><text:span text:style-name="T7"> Canadian directive from July 2024. The project </text:span><text:span text:style-name="T8">must</text:span><text:span text:style-name="T7"> commission and pay for this test from a 3rd-party lab. The resulting test report is a mandatory document for customs clearance </text:span><text:span text:style-name="Source_20_Text"><text:span text:style-name="T15">[52]</text:span></text:span><text:span text:style-name="T7">.</text:span></text:p>
      <text:p text:style-name="P223">Actionable Plan:</text:p>
      <text:list text:style-name="L9">
        <text:list-item>
          <text:p text:style-name="P302"><text:soft-page-break/><text:span text:style-name="T10">Day 1-2 (Nov 14-15):</text:span><text:span text:style-name="T7"> Contact the Shenzhen offices of a CPSC-accredited 3rd-party testing laboratory (e.g., SGS </text:span><text:span text:style-name="Source_20_Text"><text:span text:style-name="T15">[58, 59]</text:span></text:span><text:span text:style-name="T7">, Intertek </text:span><text:span text:style-name="Source_20_Text"><text:span text:style-name="T15">[60]</text:span></text:span><text:span text:style-name="T7">).</text:span></text:p>
        </text:list-item>
        <text:list-item>
          <text:p text:style-name="P302"><text:span text:style-name="T10">Day 3-4 (Nov 16-17):</text:span><text:span text:style-name="T7"> Obtain a formal quote for a full CCPSA (SOR/2011-17) test panel </text:span><text:span text:style-name="T8">plus</text:span><text:span text:style-name="T7"> the specific </text:span><text:span text:style-name="Source_20_Text"><text:span text:style-name="T15">CSA C22.2 No.62133-2:20</text:span></text:span><text:span text:style-name="T7"> test for lithium-ion batteries.</text:span></text:p>
        </text:list-item>
        <text:list-item>
          <text:p text:style-name="P302"><text:span text:style-name="T10">Budget:</text:span><text:span text:style-name="T7"> Testing costs are typically per-material. An estimated budget of $200 per material </text:span><text:span text:style-name="Source_20_Text"><text:span text:style-name="T15">[13]</text:span></text:span><text:span text:style-name="T7"> suggests a total testing budget of $1,500 - $3,000.</text:span></text:p>
        </text:list-item>
        <text:list-item>
          <text:p text:style-name="P141"><text:span text:style-name="T3">Contract:</text:span> The manufacturing agreement must state that final payment is <text:span text:style-name="T14">contingent</text:span> on passing these specific tests.</text:p>
        </text:list-item>
      </text:list>
      <text:h text:style-name="P44" text:outline-level="4">CCPSA Compliance Dashboard (Mandatory Testing)</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8"><text:span text:style-name="Strong_20_Emphasis"><text:span text:style-name="T9">Product</text:span></text:span></text:p>
            </table:table-cell>
            <table:table-cell table:style-name="Table4.A1" office:value-type="string">
              <text:p text:style-name="P58"><text:span text:style-name="Strong_20_Emphasis"><text:span text:style-name="T9">Requirement</text:span></text:span></text:p>
            </table:table-cell>
            <table:table-cell table:style-name="Table4.A1" office:value-type="string">
              <text:p text:style-name="P58"><text:span text:style-name="Strong_20_Emphasis"><text:span text:style-name="T9">Standard</text:span></text:span></text:p>
            </table:table-cell>
          </table:table-row>
        </table:table-header-rows>
        <table:table-row>
          <table:table-cell table:style-name="Table4.A1" office:value-type="string">
            <text:p text:style-name="P62">Both</text:p>
          </table:table-cell>
          <table:table-cell table:style-name="Table4.A1" office:value-type="string">
            <text:p text:style-name="P60">Small Parts &amp; Mechanical</text:p>
          </table:table-cell>
          <table:table-cell table:style-name="Table4.A1" office:value-type="string">
            <text:p text:style-name="P58"><text:span text:style-name="T7">CCPSA SOR/2011-17, Clause 7 </text:span><text:span text:style-name="Source_20_Text"><text:span text:style-name="T15">[49]</text:span></text:span></text:p>
          </table:table-cell>
        </table:table-row>
        <table:table-row>
          <table:table-cell table:style-name="Table4.A1" office:value-type="string">
            <text:p text:style-name="P62">Plush Toy</text:p>
          </table:table-cell>
          <table:table-cell table:style-name="Table4.A1" office:value-type="string">
            <text:p text:style-name="P60">Flammability (Textile)</text:p>
          </table:table-cell>
          <table:table-cell table:style-name="Table4.A1" office:value-type="string">
            <text:p text:style-name="P58"><text:span text:style-name="T7">CCPSA SOR/2011-17 </text:span><text:span text:style-name="Source_20_Text"><text:span text:style-name="T15">[47, 50]</text:span></text:span></text:p>
          </table:table-cell>
        </table:table-row>
        <table:table-row>
          <table:table-cell table:style-name="Table4.A1" office:value-type="string">
            <text:p text:style-name="P62">Both</text:p>
          </table:table-cell>
          <table:table-cell table:style-name="Table4.A1" office:value-type="string">
            <text:p text:style-name="P60">Electrical Safety</text:p>
          </table:table-cell>
          <table:table-cell table:style-name="Table4.A1" office:value-type="string">
            <text:p text:style-name="P58"><text:span text:style-name="T7">CSA C22.2 No. 149-1972 </text:span><text:span text:style-name="Source_20_Text"><text:span text:style-name="T15">[46]</text:span></text:span></text:p>
          </table:table-cell>
        </table:table-row>
        <table:table-row>
          <table:table-cell table:style-name="Table4.A1" office:value-type="string">
            <text:p text:style-name="P62">Both</text:p>
          </table:table-cell>
          <table:table-cell table:style-name="Table4.A1" office:value-type="string">
            <text:p text:style-name="P62">CRITICAL: Li-ion Battery</text:p>
          </table:table-cell>
          <table:table-cell table:style-name="Table4.A1" office:value-type="string">
            <text:p text:style-name="P58"><text:span text:style-name="T10">CSA C22.2 No.62133-2:20</text:span><text:span text:style-name="T7"> </text:span><text:span text:style-name="Source_20_Text"><text:span text:style-name="T15">[8, 56]</text:span></text:span></text:p>
          </table:table-cell>
        </table:table-row>
        <table:table-row>
          <table:table-cell table:style-name="Table4.A1" office:value-type="string">
            <text:p text:style-name="P62">Plush Toy (if AAA)</text:p>
          </table:table-cell>
          <table:table-cell table:style-name="Table4.A1" office:value-type="string">
            <text:p text:style-name="P60">Battery Compartment</text:p>
          </table:table-cell>
          <table:table-cell table:style-name="Table4.A1" office:value-type="string">
            <text:p text:style-name="P58"><text:span text:style-name="T7">Must be "securely closed" (i.e., screws) </text:span><text:span text:style-name="Source_20_Text"><text:span text:style-name="T15">[46]</text:span></text:span></text:p>
          </table:table-cell>
        </table:table-row>
      </table:table>
      <text:p text:style-name="Horizontal_20_Line"/>
      <text:h text:style-name="P1" text:outline-level="2">Part II: In-Trip Execution &amp; Supplier Management</text:h>
      <text:h text:style-name="P16" text:outline-level="3">Section 2.1: Primary Target Analysis: Shenzhen Xinditai Electronic Co., Ltd.</text:h>
      <text:p text:style-name="P245"><text:span text:style-name="T7">The provided 2025 product catalog </text:span><text:span text:style-name="Source_20_Text"><text:span text:style-name="T15">[4]</text:span></text:span><text:span text:style-name="T7"> confirms that Shenzhen Xinditai Electronic Co., Ltd. is the prime AIO (All-in-One) candidate for this project. They are not a trading company or agent; they are a verified, mid-sized factory established in 2010 </text:span><text:span text:style-name="Source_20_Text"><text:span text:style-name="T15">[4]</text:span></text:span><text:span text:style-name="T7">. Their credentials (ISO 9001:2015, BSCI, Sedex) </text:span><text:span text:style-name="Source_20_Text"><text:span text:style-name="T15">[4]</text:span></text:span><text:span text:style-name="T7"> indicate a high level of process maturity and social compliance, which are strong positive indicators for quality and reliability. Their 3,000+ square meter plant in Longgang, Shenzhen, employs over 100 technical workers, including electronic and printing engineers, and features in-house injection molding </text:span><text:span text:style-name="Source_20_Text"><text:span text:style-name="T15">[4]</text:span></text:span><text:span text:style-name="T7">.</text:span></text:p>
      <text:p text:style-name="P110">Their product lines align perfectly with the project's dual requirements:</text:p>
      <text:list text:style-name="L10">
        <text:list-item>
          <text:p text:style-name="P305"><text:span text:style-name="T10">Electronic Plush Toys:</text:span><text:span text:style-name="T7"> The "PT" series includes over 16 models (e.g., </text:span><text:span text:style-name="Source_20_Text"><text:span text:style-name="T15">PT-001 Blink Panda</text:span></text:span><text:span text:style-name="T7">, </text:span><text:span text:style-name="Source_20_Text"><text:span text:style-name="T15">PT-003 Sound Feed Puppy</text:span></text:span><text:span text:style-name="T7">) </text:span><text:span text:style-name="Source_20_Text"><text:span text:style-name="T15">[4]</text:span></text:span><text:span text:style-name="T7">. These products demonstrate existing expertise </text:span><text:soft-page-break/><text:span text:style-name="T7">in integrating sound modules, motors (for "wink" functions), and various battery types (both </text:span><text:span text:style-name="Source_20_Text"><text:span text:style-name="T15">3xAAA</text:span></text:span><text:span text:style-name="T7"> and rechargeable) into plush bodies.</text:span></text:p>
        </text:list-item>
        <text:list-item>
          <text:p text:style-name="P305"><text:span text:style-name="T10">Language-Learning Resources:</text:span><text:span text:style-name="T7"> The "FC" (Flash Card) and "LMC" (Story Machine) series are a core part of their business, supported by their dedicated website (</text:span><text:span text:style-name="Source_20_Text"><text:span text:style-name="T15">www.kidsoundbook.com</text:span></text:span><text:span text:style-name="T7">) </text:span><text:span text:style-name="Source_20_Text"><text:span text:style-name="T15">[4]</text:span></text:span><text:span text:style-name="T7">. They show multiple models (</text:span><text:span text:style-name="Source_20_Text"><text:span text:style-name="T15">FC-001</text:span></text:span><text:span text:style-name="T7">, </text:span><text:span text:style-name="Source_20_Text"><text:span text:style-name="T15">FCB-001</text:span></text:span><text:span text:style-name="T7">, </text:span><text:span text:style-name="Source_20_Text"><text:span text:style-name="T15">LMC-001</text:span></text:span><text:span text:style-name="T7">) with customization options for cards and languages </text:span><text:span text:style-name="Source_20_Text"><text:span text:style-name="T15">[4]</text:span></text:span><text:span text:style-name="T7">.</text:span></text:p>
        </text:list-item>
      </text:list>
      <text:p text:style-name="P245"><text:span text:style-name="T7">The most critical finding from the catalog analysis is </text:span><text:span text:style-name="T10">Product PT-005, the "Lie Posture Panda"</text:span><text:span text:style-name="T7"> </text:span><text:span text:style-name="Source_20_Text"><text:span text:style-name="T15">[4]</text:span></text:span><text:span text:style-name="T7">. The feature list for this specific product is a "smoking gun" that confirms Xinditai's capability to deliver the high-tech plush toy:</text:span></text:p>
      <text:list text:style-name="L11">
        <text:list-item>
          <text:p text:style-name="P142">Functions: "Wink+Feeding Sound," "Parrot Mode(Voice repeat)," "Gyroscope Sensor."</text:p>
        </text:list-item>
        <text:list-item>
          <text:p text:style-name="P143">Battery: "<text:span text:style-name="T3">400mah Type-C rechargeable lithium battery</text:span>" (aligning with the compliance need for Li-ion).</text:p>
        </text:list-item>
        <text:list-item>
          <text:p text:style-name="P143">AI Support: "<text:span text:style-name="T3">Chat GPT + APP support available</text:span>."</text:p>
        </text:list-item>
      </text:list>
      <text:p text:style-name="P245"><text:span text:style-name="T7">This is not a theoretical capability; it is an </text:span><text:span text:style-name="T8">in-production, cataloged item</text:span><text:span text:style-name="T7">. This finding is further corroborated by external research </text:span><text:span text:style-name="Source_20_Text"><text:span text:style-name="T15">[5]</text:span></text:span><text:span text:style-name="T7">, which specifically identifies "</text:span><text:span text:style-name="T10">Xinditai's $70 AI panda</text:span><text:span text:style-name="T7">" as a key example of legacy Shenzhen toy manufacturers successfully integrating high-level AI into their product lines.</text:span></text:p>
      <text:p text:style-name="P83">This analysis fundamentally changes the nature of the project. The goal is no longer to <text:span text:style-name="T14">develop</text:span> a custom AI plush toy from scratch. The goal is to negotiate an ODM "white-label" order for the existing PT-005, customized with the project's branding, packaging, and proprietary audio files. This pivot from "development" to "customization" is what makes the 48-day timeline feasible.</text:p>
      <text:h text:style-name="P16" text:outline-level="3">Section 2.2: Competitor Landscape &amp; Supplier Vetting</text:h>
      <text:p text:style-name="P83">While Xinditai is the primary target, initiating contact with only one supplier is a fatal strategic error, especially during the pre-CNY rush. The project team would have zero negotiating leverage and be forced to accept any price and timeline. Vetting competitors is not a "backup plan"; it is an <text:span text:style-name="T14">essential component of the primary negotiation strategy</text:span>.</text:p>
      <text:p text:style-name="P83">The vetting process must identify other AIO suppliers capable of producing <text:span text:style-name="T14">both</text:span> AI plush toys and language-learning devices.</text:p>
      <text:p text:style-name="P223">Identified AIO-Capable Competitors:</text:p>
      <text:list text:style-name="L12">
        <text:list-item>
          <text:p text:style-name="P307"><text:span text:style-name="T10">Newdt (Shenzhen New Detaikexing Electronic):</text:span><text:span text:style-name="T7"> This supplier is a direct AIO competitor. Their product listings include both "AI Interactive Plush Toy" and "Talking Flash Cards" </text:span><text:span text:style-name="Source_20_Text"><text:span text:style-name="T15">[61, 62]</text:span></text:span><text:span text:style-name="T7">. Their "AI Talking Panda" </text:span><text:span text:style-name="Source_20_Text"><text:span text:style-name="T15">[62]</text:span></text:span><text:span text:style-name="T7"> is a direct ODM competitor to Xinditai's PT-005, providing a 1-to-1 alternative for negotiation.</text:span></text:p>
        </text:list-item>
        <text:list-item>
          <text:p text:style-name="P307"><text:span text:style-name="T10">Plastictoyfactory.com:</text:span><text:span text:style-name="T7"> This manufacturer is another perfect match. They explicitly advertise "Custom ChatGPT AI Toys" described as a "premium, brandable holiday </text:span><text:soft-page-break/><text:span text:style-name="T7">plush" </text:span><text:span text:style-name="Source_20_Text"><text:span text:style-name="T15">[63]</text:span></text:span><text:span text:style-name="T7">. Critically, their AI module includes "Language Learning" functions </text:span><text:span text:style-name="Source_20_Text"><text:span text:style-name="T15">[63]</text:span></text:span><text:span text:style-name="T7">, demonstrating their ability to fulfill both of the project's requirements.</text:span></text:p>
        </text:list-item>
      </text:list>
      <text:p text:style-name="P223">Identified Specialist Competitors (Not Suitable for this AIO project):</text:p>
      <text:list text:style-name="L13">
        <text:list-item>
          <text:p text:style-name="P309"><text:span text:style-name="T10">Shenzhen Smart Education Technology:</text:span><text:span text:style-name="T7"> A strong specialist in "Talking Pen" and "Flashcards Machine" </text:span><text:span text:style-name="Source_20_Text"><text:span text:style-name="T15">[64]</text:span></text:span><text:span text:style-name="T7">. However, they do not appear to manufacture plush toys.</text:span></text:p>
        </text:list-item>
        <text:list-item>
          <text:p text:style-name="P309"><text:span text:style-name="T10">Shenzhen Youmeike Industrial:</text:span><text:span text:style-name="T7"> A printing and packaging house that specializes in paper products like jigsaw puzzles and card games </text:span><text:span text:style-name="Source_20_Text"><text:span text:style-name="T15">[65]</text:span></text:span><text:span text:style-name="T7">. They are not an electronics manufacturer.</text:span></text:p>
        </text:list-item>
      </text:list>
      <text:p text:style-name="P70">Leverage Strategy:</text:p>
      <text:p text:style-name="P70">The project team is in a hurry, and the factories know this [2]. This gives the factories all the leverage [66]. It will be impossible to negotiate on price. The only available leverage is to negotiate for a production slot priority.</text:p>
      <text:p text:style-name="P110">The only way to create this leverage is to have viable, immediate alternatives. The in-person negotiation at Xinditai (Week 3) must be preceded by:</text:p>
      <text:list text:style-name="L14">
        <text:list-item>
          <text:p text:style-name="P145">Signing NNNs with Newdt and Plastictoyfactory (Week 2).</text:p>
        </text:list-item>
        <text:list-item>
          <text:p text:style-name="P145">Submitting the Tech Pack to them and receiving a formal quote and production slot (Week 2).</text:p>
        </text:list-item>
      </text:list>
      <text:p text:style-name="P83">This allows the team to truthfully state in the Xinditai meeting, "Newdt has already quoted us a production slot for Week 4. We <text:span text:style-name="T14">want</text:span> to work with you, but we must have a contractual commitment for a Week 4 production start by the end of tomorrow, or we will be forced to sign with your competitor." This is the only way to counteract the extreme leverage imbalance created by the CNY rush.</text:p>
      <text:h text:style-name="P44" text:outline-level="4">Supplier Selection Matrix</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text:span text:style-name="Strong_20_Emphasis"><text:span text:style-name="T9">Criteria (Weight)</text:span></text:span></text:p>
            </table:table-cell>
            <table:table-cell table:style-name="Table5.A1" office:value-type="string">
              <text:p text:style-name="P58"><text:span text:style-name="Strong_20_Emphasis"><text:span text:style-name="T9">Xinditai (Target)</text:span></text:span></text:p>
            </table:table-cell>
            <table:table-cell table:style-name="Table5.A1" office:value-type="string">
              <text:p text:style-name="P58"><text:span text:style-name="Strong_20_Emphasis"><text:span text:style-name="T9">Newdt (Backup 1)</text:span></text:span></text:p>
            </table:table-cell>
            <table:table-cell table:style-name="Table5.A1" office:value-type="string">
              <text:p text:style-name="P58"><text:span text:style-name="Strong_20_Emphasis"><text:span text:style-name="T9">Plastictoyfactory (Backup 2)</text:span></text:span></text:p>
            </table:table-cell>
          </table:table-row>
        </table:table-header-rows>
        <table:table-row>
          <table:table-cell table:style-name="Table5.A1" office:value-type="string">
            <text:p text:style-name="P62">AIO Capability (30%)</text:p>
          </table:table-cell>
          <table:table-cell table:style-name="Table5.A1" office:value-type="string">
            <text:p text:style-name="P58"><text:span text:style-name="T10">High</text:span><text:span text:style-name="T7"> (Catalog verified) </text:span><text:span text:style-name="Source_20_Text"><text:span text:style-name="T15">[4]</text:span></text:span></text:p>
          </table:table-cell>
          <table:table-cell table:style-name="Table5.A1" office:value-type="string">
            <text:p text:style-name="P58"><text:span text:style-name="T10">High</text:span><text:span text:style-name="T7"> (Verified) </text:span><text:span text:style-name="Source_20_Text"><text:span text:style-name="T15">[62]</text:span></text:span></text:p>
          </table:table-cell>
          <table:table-cell table:style-name="Table5.A1" office:value-type="string">
            <text:p text:style-name="P58"><text:span text:style-name="T10">High</text:span><text:span text:style-name="T7"> (Verified) </text:span><text:span text:style-name="Source_20_Text"><text:span text:style-name="T15">[63]</text:span></text:span></text:p>
          </table:table-cell>
        </table:table-row>
        <table:table-row>
          <table:table-cell table:style-name="Table5.A1" office:value-type="string">
            <text:p text:style-name="P62">AI/Chat GPT Product (20%)</text:p>
          </table:table-cell>
          <table:table-cell table:style-name="Table5.A1" office:value-type="string">
            <text:p text:style-name="P58"><text:span text:style-name="T10">Yes (PT-005)</text:span><text:span text:style-name="T7"> </text:span><text:span text:style-name="Source_20_Text"><text:span text:style-name="T15">[4, 5]</text:span></text:span></text:p>
          </table:table-cell>
          <table:table-cell table:style-name="Table5.A1" office:value-type="string">
            <text:p text:style-name="P58"><text:span text:style-name="T10">Yes (AI Panda)</text:span><text:span text:style-name="T7"> </text:span><text:span text:style-name="Source_20_Text"><text:span text:style-name="T15">[62]</text:span></text:span></text:p>
          </table:table-cell>
          <table:table-cell table:style-name="Table5.A1" office:value-type="string">
            <text:p text:style-name="P58"><text:span text:style-name="T10">Yes (ChatGPT Plush)</text:span><text:span text:style-name="T7"> </text:span><text:span text:style-name="Source_20_Text"><text:span text:style-name="T15">[63]</text:span></text:span></text:p>
          </table:table-cell>
        </table:table-row>
        <table:table-row>
          <table:table-cell table:style-name="Table5.A1" office:value-type="string">
            <text:p text:style-name="P62">Compliance (20%)</text:p>
          </table:table-cell>
          <table:table-cell table:style-name="Table5.A1" office:value-type="string">
            <text:p text:style-name="P58"><text:span text:style-name="T10">High</text:span><text:span text:style-name="T7"> (BSCI, Sedex, ISO) </text:span><text:span text:style-name="Source_20_Text"><text:span text:style-name="T15">[4]</text:span></text:span></text:p>
          </table:table-cell>
          <table:table-cell table:style-name="Table5.A1" office:value-type="string">
            <text:p text:style-name="P60">Verified (TBD)</text:p>
          </table:table-cell>
          <table:table-cell table:style-name="Table5.A1" office:value-type="string">
            <text:p text:style-name="P60">Verified (TBD)</text:p>
          </table:table-cell>
        </table:table-row>
        <table:table-row>
          <table:table-cell table:style-name="Table5.A1" office:value-type="string">
            <text:p text:style-name="P62">Quoted Lead Time (30%)</text:p>
          </table:table-cell>
          <table:table-cell table:style-name="Table5.A1" office:value-type="string">
            <text:p text:style-name="P60">TBD (High Risk)</text:p>
          </table:table-cell>
          <table:table-cell table:style-name="Table5.A1" office:value-type="string">
            <text:p text:style-name="P60">TBD</text:p>
          </table:table-cell>
          <table:table-cell table:style-name="Table5.A1" office:value-type="string">
            <text:p text:style-name="P60">TBD</text:p>
          </table:table-cell>
        </table:table-row>
        <text:soft-page-break/>
        <table:table-row>
          <table:table-cell table:style-name="Table5.A1" office:value-type="string">
            <text:p text:style-name="P62">SCORE</text:p>
          </table:table-cell>
          <table:table-cell table:style-name="Table5.A1" office:value-type="string">
            <text:p text:style-name="P65"/>
          </table:table-cell>
          <table:table-cell table:style-name="Table5.A1" office:value-type="string">
            <text:p text:style-name="P65"/>
          </table:table-cell>
          <table:table-cell table:style-name="Table5.A1" office:value-type="string">
            <text:p text:style-name="P64"/>
          </table:table-cell>
        </table:table-row>
      </table:table>
      <text:h text:style-name="P16" text:outline-level="3">Section 2.3: In-Trip Sourcing Strategy (Factory Audit vs. Huaqiangbei)</text:h>
      <text:p text:style-name="P245"><text:span text:style-name="T7">The in-trip schedule is as compressed as the project itself. The user query regarding "market sourcing" refers to the </text:span><text:span text:style-name="T10">Huaqiangbei (HQB) electronics markets</text:span><text:span text:style-name="T7">, a district famous for its multi-story malls like the SEG Electronics Market </text:span><text:span text:style-name="Source_20_Text"><text:span text:style-name="T15">[45]</text:span></text:span><text:span text:style-name="T7">.</text:span></text:p>
      <text:p text:style-name="P83">A critical warning is necessary: <text:span text:style-name="T3">Do not attempt to source the finished toy products at Huaqiangbei.</text:span> This is a common and costly mistake for first-time importers. HQB is <text:span text:style-name="T14">not</text:span> a retail or wholesale market for high-quality, export-ready, compliant goods. It is a market for:</text:p>
      <text:list text:style-name="L15">
        <text:list-item>
          <text:p text:style-name="P311"><text:span text:style-name="T10">Components:</text:span><text:span text:style-name="T7"> Individual resistors, diodes, connectors, and switches, often on the lower floors </text:span><text:span text:style-name="Source_20_Text"><text:span text:style-name="T15">[67, 68]</text:span></text:span><text:span text:style-name="T7">.</text:span></text:p>
        </text:list-item>
        <text:list-item>
          <text:p text:style-name="P311"><text:span text:style-name="T10">Knock-offs &amp; Replicas:</text:span><text:span text:style-name="T7"> The market is flooded with counterfeit AirPods, phone cases, and unbranded power banks </text:span><text:span text:style-name="Source_20_Text"><text:span text:style-name="T15">[69, 70]</text:span></text:span><text:span text:style-name="T7">.</text:span></text:p>
        </text:list-item>
        <text:list-item>
          <text:p text:style-name="P311"><text:span text:style-name="T10">Refurbished Goods:</text:span><text:span text:style-name="T7"> Used phones, recycled components, and repaired devices </text:span><text:span text:style-name="Source_20_Text"><text:span text:style-name="T15">[71, 72]</text:span></text:span><text:span text:style-name="T7">.</text:span></text:p>
        </text:list-item>
        <text:list-item>
          <text:p text:style-name="P311"><text:span text:style-name="T10">Traders:</text:span><text:span text:style-name="T7"> The stalls are primarily "showrooms" for traders and agents who act as middlemen to factories </text:span><text:span text:style-name="Source_20_Text"><text:span text:style-name="T15">[69, 73]</text:span></text:span><text:span text:style-name="T7">.</text:span></text:p>
        </text:list-item>
      </text:list>
      <text:p text:style-name="P245"><text:span text:style-name="T7">Attempting to "market source" 1,000 compliant electronic toys at HQB will fail, waste critical days, and expose the project to fraud and counterfeit components </text:span><text:span text:style-name="Source_20_Text"><text:span text:style-name="T15">[72]</text:span></text:span><text:span text:style-name="T7">. The in-person trip must be focused and efficient:</text:span></text:p>
      <text:list text:style-name="L16">
        <text:list-item>
          <text:p text:style-name="P315"><text:span text:style-name="T10">Day 1:</text:span><text:span text:style-name="T7"> Factory audit at Shenzhen Xinditai (Longgang District </text:span><text:span text:style-name="Source_20_Text"><text:span text:style-name="T15">[4]</text:span></text:span><text:span text:style-name="T7">).</text:span></text:p>
        </text:list-item>
        <text:list-item>
          <text:p text:style-name="P315"><text:span text:style-name="T10">Day 2:</text:span><text:span text:style-name="T7"> Factory audit at the primary backup competitor (e.g., Newdt </text:span><text:span text:style-name="Source_20_Text"><text:span text:style-name="T15">[62]</text:span></text:span><text:span text:style-name="T7">).</text:span></text:p>
        </text:list-item>
        <text:list-item>
          <text:p text:style-name="P147"><text:span text:style-name="T3">Day 3:</text:span> Visit Huaqiangbei (SEG Plaza) for <text:span text:style-name="T14">one purpose only</text:span>: to purchase the <text:span text:style-name="T3">standalone USB duplicator</text:span> (as identified in Section 1.4).</text:p>
        </text:list-item>
      </text:list>
      <text:p text:style-name="P245"><text:span text:style-name="T7">When purchasing the duplicator at HQB, it is essential to conduct in-person quality verification. The device must be tested on the spot: power it on, test the functions, check the screen, and verify the model </text:span><text:span text:style-name="Source_20_Text"><text:span text:style-name="T15">[67, 74]</text:span></text:span><text:span text:style-name="T7">. Avoid unbranded products, as they are likely to have faulty controllers and high failure rates </text:span><text:span text:style-name="Source_20_Text"><text:span text:style-name="T15">[72]</text:span></text:span><text:span text:style-name="T7">.</text:span></text:p>
      <text:h text:style-name="P16" text:outline-level="3">Section 2.4: Negotiation &amp; Contracting</text:h>
      <text:h text:style-name="P44" text:outline-level="4">Hiring a Technical Interpreter</text:h>
      <text:p text:style-name="P71">Communication during a factory audit and contract negotiation is a high-risk activity. Hiring a simple "tour guide" or "business" interpreter is insufficient. The topics of discussion will include PCB design, firmware flashing, battery chemistry (Li-ion), and specific CCPSA compliance standards.</text:p>
      <text:p text:style-name="P245"><text:soft-page-break/><text:span text:style-name="T7">It is essential to hire a </text:span><text:span text:style-name="T10">technical interpreter</text:span><text:span text:style-name="T7"> with a background or demonstrable experience in electronics manufacturing </text:span><text:span text:style-name="Source_20_Text"><text:span text:style-name="T15">[75]</text:span></text:span><text:span text:style-name="T7">. This individual is not just translating words; they are bridging the gap on complex technical specifications </text:span><text:span text:style-name="Source_20_Text"><text:span text:style-name="T15">[76]</text:span></text:span><text:span text:style-name="T7">. The budget for a qualified technical interpreter in Shenzhen is approximately $150 - $240 per day </text:span><text:span text:style-name="Source_20_Text"><text:span text:style-name="T15">[12, 77]</text:span></text:span><text:span text:style-name="T7">. This resource should be vetted and hired in advance from a professional platform (e.g., Upwork </text:span><text:span text:style-name="Source_20_Text"><text:span text:style-name="T15">[78]</text:span></text:span><text:span text:style-name="T7"> or a dedicated service </text:span><text:span text:style-name="Source_20_Text"><text:span text:style-name="T15">[79, 80]</text:span></text:span><text:span text:style-name="T7">), and a backup contact should be secured.</text:span></text:p>
      <text:h text:style-name="P44" text:outline-level="4">Negotiation Strategy &amp; Payment Terms</text:h>
      <text:p text:style-name="P245"><text:span text:style-name="T7">The negotiation dynamic in late November, pre-CNY, is heavily skewed in favor of the factory. The factory is at full capacity </text:span><text:span text:style-name="Source_20_Text"><text:span text:style-name="T15">[2]</text:span></text:span><text:span text:style-name="T7">, and they know the client is desperate for a pre-holiday production slot </text:span><text:span text:style-name="Source_20_Text"><text:span text:style-name="T15">[66]</text:span></text:span><text:span text:style-name="T7">.</text:span></text:p>
      <text:p text:style-name="P245"><text:span text:style-name="T7">Any attempt to negotiate on </text:span><text:span text:style-name="T8">price</text:span><text:span text:style-name="T7"> will fail. The factory has no incentive to discount. Worse, if a price reduction is agreed upon, the factory may be forced to </text:span><text:span text:style-name="T8">cut quality</text:span><text:span text:style-name="T7"> (e.g., use cheaper, non-compliant components or reduce QC staff) to protect their margin </text:span><text:span text:style-name="Source_20_Text"><text:span text:style-name="T15">[66]</text:span></text:span><text:span text:style-name="T7">.</text:span></text:p>
      <text:p text:style-name="P83">The <text:span text:style-name="T14">only</text:span> viable negotiation strategy is to focus on <text:span text:style-name="T3">production slot priority</text:span> and <text:span text:style-name="T3">quality control adherence</text:span>. The leverage created by the backup suppliers (Section 2.2) must be used to secure a <text:span text:style-name="T14">firm, contractual</text:span> production start and end date. Be prepared to pay a premium for this priority.</text:p>
      <text:p text:style-name="P245"><text:span text:style-name="T7">Standard payment terms for a new OEM relationship in China are </text:span><text:span text:style-name="T10">30% deposit</text:span><text:span text:style-name="T7"> (T/T) to begin production and </text:span><text:span text:style-name="T10">70% balance</text:span><text:span text:style-name="T7"> paid </text:span><text:span text:style-name="T8">after</text:span><text:span text:style-name="T7"> the goods have passed 3rd-party inspection, but </text:span><text:span text:style-name="T8">before</text:span><text:span text:style-name="T7"> they are released for shipment (30/70) </text:span><text:span text:style-name="Source_20_Text"><text:span text:style-name="T15">[81, 82, 83]</text:span></text:span><text:span text:style-name="T7">. A 50/50 split is also common for first-time orders </text:span><text:span text:style-name="Source_20_Text"><text:span text:style-name="T15">[84]</text:span></text:span><text:span text:style-name="T7">.</text:span></text:p>
      <text:p text:style-name="P245"><text:span text:style-name="T10">Red Flag:</text:span><text:span text:style-name="T7"> Any supplier demand for more than 50% upfront (e.g., 70% deposit, 30% balance) is a major red flag for a custom order </text:span><text:span text:style-name="Source_20_Text"><text:span text:style-name="T15">[84]</text:span></text:span><text:span text:style-name="T7">. This indicates financial instability or a lack of trust and should be rejected.</text:span></text:p>
      <text:h text:style-name="P44" text:outline-level="4">The Manufacturing Agreement</text:h>
      <text:p text:style-name="P245"><text:span text:style-name="T7">The final contract, which must be bilingual (Chinese-controlling), must codify all verbal agreements. In China, contracts are often viewed as a "guideline" or the "start of a relationship" rather than a rigid, binding document </text:span><text:span text:style-name="Source_20_Text"><text:span text:style-name="T15">[85]</text:span></text:span><text:span text:style-name="T7">. Therefore, it must be reinforced with clear, objective, and enforceable clauses.</text:span></text:p>
      <text:p text:style-name="P83">The contract <text:span text:style-name="T14">must</text:span> include:</text:p>
      <text:list text:style-name="L17">
        <text:list-item>
          <text:p text:style-name="P317"><text:span text:style-name="T10">Detailed QC Protocols:</text:span><text:span text:style-name="T7"> The specific quality standards must be defined in the contract, not left to chance. This includes inspection points for plush toy seam-strength, battery compartment screw-fastening, and electronic function tests </text:span><text:span text:style-name="Source_20_Text"><text:span text:style-name="T15">[86, 87]</text:span></text:span><text:span text:style-name="T7">.</text:span></text:p>
        </text:list-item>
        <text:list-item>
          <text:p text:style-name="P317"><text:span text:style-name="T10">Right to 3rd-Party Inspection:</text:span><text:span text:style-name="T7"> A clause that explicitly grants the client's hired 3rd-party inspection service (e.g., SGS, Intertek) access to the production line for mid-production checks and to the final goods for a pre-shipment inspection </text:span><text:span text:style-name="Source_20_Text"><text:span text:style-name="T15">[88]</text:span></text:span><text:span text:style-name="T7">.</text:span></text:p>
        </text:list-item>
        <text:list-item>
          <text:p text:style-name="P148"><text:soft-page-break/><text:span text:style-name="T3">QC-Based Payment Contingency:</text:span> The <text:span text:style-name="T14">most critical</text:span> clause. This must link the final 70% payment to a <text:span text:style-name="T14">passing grade</text:span> from the 3rd-party inspector <text:span text:style-name="T14">and</text:span> a <text:span text:style-name="T14">passing report</text:span> from the 3rd-party lab for all CCPSA and Li-ion standards.</text:p>
        </text:list-item>
      </text:list>
      <text:p text:style-name="Horizontal_20_Line"/>
      <text:h text:style-name="P1" text:outline-level="2">Part III: Logistics, Freight &amp; Customs</text:h>
      <text:h text:style-name="P16" text:outline-level="3">Section 3.1: Freight Analysis (Shenzhen to Canada)</text:h>
      <text:p text:style-name="P245"><text:span text:style-name="T7">The total cargo consists of 2,000 units (1,000 plush toys, 1,000 language-learning devices) plus packaging. This volume will require a </text:span><text:span text:style-name="T10">20-foot FCL (Full Container Load)</text:span><text:span text:style-name="T7"> container. Using LCL (Less than Container Load) is not a viable option; LCL requires the cargo to be consolidated with other shippers' goods at the origin port and deconsolidated at the destination port, a process that adds 2-4 days to the transit time </text:span><text:span text:style-name="Source_20_Text"><text:span text:style-name="T15">[89]</text:span></text:span><text:span text:style-name="T7"> and increases the risk of damage or loss.</text:span></text:p>
      <text:list text:style-name="L18">
        <text:list-item>
          <text:p text:style-name="P319"><text:span text:style-name="T10">Route:</text:span><text:span text:style-name="T7"> The freight forwarder will book passage from a port in Shenzhen (e.g., Yantian, Shekou </text:span><text:span text:style-name="Source_20_Text"><text:span text:style-name="T15">[89]</text:span></text:span><text:span text:style-name="T7">) to the Port of Vancouver, BC. (Note: The user query's mention of Nanaimo </text:span><text:span text:style-name="Source_20_Text"><text:span text:style-name="T15">[90]</text:span></text:span><text:span text:style-name="T7"> is a final-mile destination. Nanaimo is not a primary international container port; the container will be offloaded in Vancouver and then trucked or barged to Nanaimo).</text:span></text:p>
        </text:list-item>
        <text:list-item>
          <text:p text:style-name="P319"><text:span text:style-name="T10">Transit Time:</text:span><text:span text:style-name="T7"> Standard sea freight transit time for a </text:span><text:span text:style-name="T8">direct</text:span><text:span text:style-name="T7"> vessel from Shenzhen to Vancouver is 15-22 days </text:span><text:span text:style-name="Source_20_Text"><text:span text:style-name="T15">[89, 91]</text:span></text:span><text:span text:style-name="T7">. However, this project is shipping in the Q4 peak, where port congestion and high demand can push this "port-to-port" time to 30-40 days </text:span><text:span text:style-name="Source_20_Text"><text:span text:style-name="T15">[92]</text:span></text:span><text:span text:style-name="T7">.</text:span></text:p>
        </text:list-item>
        <text:list-item>
          <text:p text:style-name="P319"><text:span text:style-name="T10">Cost (20ft FCL):</text:span><text:span text:style-name="T7"> FCL rates from China to Canada's west coast are volatile and will be at their peak in Q4 </text:span><text:span text:style-name="Source_20_Text"><text:span text:style-name="T15">[1]</text:span></text:span><text:span text:style-name="T7">. The baseline cost for a 20ft container is estimated between $3,850 and $5,150 </text:span><text:span text:style-name="Source_20_Text"><text:span text:style-name="T15">[1, 92]</text:span></text:span><text:span text:style-name="T7">.</text:span></text:p>
        </text:list-item>
        <text:list-item>
          <text:p text:style-name="P319"><text:span text:style-name="T10">Insurance:</text:span><text:span text:style-name="T7"> Marine cargo insurance is mandatory. For high-value, theft-prone electronics, the premium can range from 0.5% to 2% of the total declared cargo value </text:span><text:span text:style-name="Source_20_Text"><text:span text:style-name="T15">[93, 94, 95]</text:span></text:span><text:span text:style-name="T7">.</text:span></text:p>
        </text:list-item>
      </text:list>
      <text:h text:style-name="P16" text:outline-level="3">Section 3.2: Critical Risk Mitigation: "Container Rain" and Winter Shipping</text:h>
      <text:p text:style-name="P71">This section details the project's "hidden killer"—a logistical risk that, if unmitigated, could result in a 100% loss of the entire order.</text:p>
      <text:p text:style-name="P245"><text:span text:style-name="T7">The project involves shipping a container in late December from a warm, humid, subtropical climate (Shenzhen) </text:span><text:span text:style-name="Source_20_Text"><text:span text:style-name="T15">[9]</text:span></text:span><text:span text:style-name="T7">. The destination is a cold, wet, winter climate (Vancouver/Nanaimo) </text:span><text:span text:style-name="Source_20_Text"><text:span text:style-name="T15">[96]</text:span></text:span><text:span text:style-name="T7">. The cargo consists of two highly-vulnerable product types: electronics and textiles (plush toys).</text:span></text:p>
      <text:p text:style-name="P245"><text:span text:style-name="T7">When a standard, uninsulated steel </text:span><text:span text:style-name="T8">dry container</text:span><text:span text:style-name="T7"> </text:span><text:span text:style-name="Source_20_Text"><text:span text:style-name="T15">[97]</text:span></text:span><text:span text:style-name="T7"> is loaded with this cargo, it also traps a large volume of warm, moist air. As the vessel travels north and the outside </text:span><text:soft-page-break/><text:span text:style-name="T7">temperature drops, the container's metal walls and ceiling become intensely cold. The warm, moist air inside hits these cold surfaces and reaches its dew point, causing </text:span><text:span text:style-name="T10">massive condensation</text:span><text:span text:style-name="T7"> </text:span><text:span text:style-name="Source_20_Text"><text:span text:style-name="T15">[10]</text:span></text:span><text:span text:style-name="T7">. This moisture, known as "container rain," will drip from the ceiling and run down the walls for the duration of the voyage </text:span><text:span text:style-name="Source_20_Text"><text:span text:style-name="T15">[9]</text:span></text:span><text:span text:style-name="T7">.</text:span></text:p>
      <text:p text:style-name="P110">The result is catastrophic:</text:p>
      <text:list text:style-name="L19">
        <text:list-item>
          <text:p text:style-name="P323"><text:span text:style-name="T7">The electronic language-learning devices will be short-circuited </text:span><text:span text:style-name="Source_20_Text"><text:span text:style-name="T15">[96]</text:span></text:span><text:span text:style-name="T7">.</text:span></text:p>
        </text:list-item>
        <text:list-item>
          <text:p text:style-name="P323"><text:span text:style-name="T7">The retail packaging will warp, stain, and disintegrate </text:span><text:span text:style-name="Source_20_Text"><text:span text:style-name="T15">[10]</text:span></text:span><text:span text:style-name="T7">.</text:span></text:p>
        </text:list-item>
        <text:list-item>
          <text:p text:style-name="P150">The plush toys will be soaked, leading to mold, mildew, and</text:p>
          <text:p text:style-name="P149">staining [98].</text:p>
        </text:list-item>
      </text:list>
      <text:p text:style-name="P71">Using a standard dry container, even with silica desiccants, is an unacceptable gamble that risks a total financial loss.</text:p>
      <text:p text:style-name="P70">Actionable Recommendation: Use a Heated Reefer Container</text:p>
      <text:p text:style-name="P70">The only professional solution is to book a reefer (refrigerated) container. A reefer is an insulated container with a generator that can precisely control its internal environment [99, 100]. Critically, a reefer can be set to heat as well as cool, and it actively controls humidity [101].</text:p>
      <text:p text:style-name="P245"><text:span text:style-name="T7">The cargo must be shipped in a 20ft reefer set to a stable, "non-condensing" temperature (e.g., +15°C) and a low humidity level. The additional cost for a reefer </text:span><text:span text:style-name="Source_20_Text"><text:span text:style-name="T15">[100]</text:span></text:span><text:span text:style-name="T7"> is significant, but it is not an "option"—it is a </text:span><text:span text:style-name="T8">mandatory insurance premium</text:span><text:span text:style-name="T7"> against the near-certainty of total cargo loss.</text:span></text:p>
      <text:h text:style-name="P44" text:outline-level="4">Decision Framework: Logistics (Dry vs. Heated Reefer Container)</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8"><text:span text:style-name="Strong_20_Emphasis"><text:span text:style-name="T9">Shipping Method</text:span></text:span></text:p>
            </table:table-cell>
            <table:table-cell table:style-name="Table6.A1" office:value-type="string">
              <text:p text:style-name="P58"><text:span text:style-name="Strong_20_Emphasis"><text:span text:style-name="T9">Standard Dry Container</text:span></text:span></text:p>
            </table:table-cell>
            <table:table-cell table:style-name="Table6.A1" office:value-type="string">
              <text:p text:style-name="P58"><text:span text:style-name="Strong_20_Emphasis"><text:span text:style-name="T9">Heated Reefer Container</text:span></text:span></text:p>
            </table:table-cell>
          </table:table-row>
        </table:table-header-rows>
        <table:table-row>
          <table:table-cell table:style-name="Table6.A1" office:value-type="string">
            <text:p text:style-name="P62">Cost (Est.)</text:p>
          </table:table-cell>
          <table:table-cell table:style-name="Table6.A1" office:value-type="string">
            <text:p text:style-name="P58"><text:span text:style-name="T7">~$4,000 </text:span><text:span text:style-name="Source_20_Text"><text:span text:style-name="T15">[92]</text:span></text:span></text:p>
          </table:table-cell>
          <table:table-cell table:style-name="Table6.A1" office:value-type="string">
            <text:p text:style-name="P60">~$6,000 - $8,000 (Est.)</text:p>
          </table:table-cell>
        </table:table-row>
        <table:table-row>
          <table:table-cell table:style-name="Table6.A1" office:value-type="string">
            <text:p text:style-name="P62">Risk of "Container Rain"</text:p>
          </table:table-cell>
          <table:table-cell table:style-name="Table6.A1" office:value-type="string">
            <text:p text:style-name="P58"><text:span text:style-name="T10">EXTREME</text:span><text:span text:style-name="T7"> </text:span><text:span text:style-name="Source_20_Text"><text:span text:style-name="T15">[10]</text:span></text:span></text:p>
          </table:table-cell>
          <table:table-cell table:style-name="Table6.A1" office:value-type="string">
            <text:p text:style-name="P58"><text:span text:style-name="T10">Mitigated</text:span><text:span text:style-name="T7"> </text:span><text:span text:style-name="Source_20_Text"><text:span text:style-name="T15">[101]</text:span></text:span></text:p>
          </table:table-cell>
        </table:table-row>
        <table:table-row>
          <table:table-cell table:style-name="Table6.A1" office:value-type="string">
            <text:p text:style-name="P62">Potential Product Loss</text:p>
          </table:table-cell>
          <table:table-cell table:style-name="Table6.A1" office:value-type="string">
            <text:p text:style-name="P58"><text:span text:style-name="T7">50% - 100% of cargo value </text:span><text:span text:style-name="Source_20_Text"><text:span text:style-name="T15">[98]</text:span></text:span></text:p>
          </table:table-cell>
          <table:table-cell table:style-name="Table6.A1" office:value-type="string">
            <text:p text:style-name="P60">&lt; 1%</text:p>
          </table:table-cell>
        </table:table-row>
        <table:table-row>
          <table:table-cell table:style-name="Table6.A1" office:value-type="string">
            <text:p text:style-name="P62">Recommendation</text:p>
          </table:table-cell>
          <table:table-cell table:style-name="Table6.A1" office:value-type="string">
            <text:p text:style-name="P62">DO NOT USE</text:p>
          </table:table-cell>
          <table:table-cell table:style-name="Table6.A1" office:value-type="string">
            <text:p text:style-name="P62">MANDATORY</text:p>
          </table:table-cell>
        </table:table-row>
      </table:table>
      <text:h text:style-name="P16" text:outline-level="3">Section 3.3: Customs Clearance &amp; Documentation (CBSA)</text:h>
      <text:p text:style-name="P245"><text:span text:style-name="T7">The final logistical step is clearing Canadian customs. To import commercial goods, the business must have a </text:span><text:span text:style-name="T10">Business Number (BN)</text:span><text:span text:style-name="T7"> with an import/export account </text:span><text:soft-page-break/><text:span text:style-name="T7">from the Canada Revenue Agency (CRA) </text:span><text:span text:style-name="Source_20_Text"><text:span text:style-name="T15">[48]</text:span></text:span><text:span text:style-name="T7">. This process is free and can be done online </text:span><text:span text:style-name="Source_20_Text"><text:span text:style-name="T15">[48]</text:span></text:span><text:span text:style-name="T7">.</text:span></text:p>
      <text:p text:style-name="P83">The shipment cannot be released by the CBSA without a complete and correct documentation package. A customs broker must be engaged, and they will require the following <text:span text:style-name="T14">before</text:span> the ship arrives:</text:p>
      <text:list text:style-name="L20">
        <text:list-item>
          <text:p text:style-name="P232">Commercial Invoice</text:p>
        </text:list-item>
        <text:list-item>
          <text:p text:style-name="P151"><text:span text:style-name="T3">Bill of Lading (B/L)</text:span> or Sea Waybill</text:p>
        </text:list-item>
        <text:list-item>
          <text:p text:style-name="P232">Packing List</text:p>
        </text:list-item>
        <text:list-item>
          <text:p text:style-name="P232">Certificate of Origin (Form A)</text:p>
        </text:list-item>
        <text:list-item>
          <text:p text:style-name="P151"><text:span text:style-name="T3">CRITICAL: All Third-Party Test Reports:</text:span> This is the key to a smooth release. The broker must have the <text:span text:style-name="T14">full</text:span> lab reports proving compliance with:</text:p>
          <text:list>
            <text:list-item>
              <text:p text:style-name="P325"><text:span text:style-name="T7">CCPSA SOR/2011-17 (Mechanical, Flammability) </text:span><text:span text:style-name="Source_20_Text"><text:span text:style-name="T15">[49]</text:span></text:span></text:p>
            </text:list-item>
            <text:list-item>
              <text:p text:style-name="P325"><text:span text:style-name="T7">CSA C22.2 No. 149-1972 (Electrical Safety) </text:span><text:span text:style-name="Source_20_Text"><text:span text:style-name="T15">[46]</text:span></text:span></text:p>
            </text:list-item>
            <text:list-item>
              <text:p text:style-name="P325"><text:span text:style-name="T10">CSA C22.2 No.62133-2:20 (Lithium-Ion Battery Safety)</text:span><text:span text:style-name="T7"> </text:span><text:span text:style-name="Source_20_Text"><text:span text:style-name="T15">[8, 52]</text:span></text:span></text:p>
            </text:list-item>
          </text:list>
        </text:list-item>
      </text:list>
      <text:p text:style-name="P83">A failure to provide this compliance documentation, <text:span text:style-name="T14">especially</text:span> the new Li-ion battery report, will result in the container being flagged for a customs inspection. A hold or inspection can take days or weeks to resolve. Given the project's Jan 1 deadline, a customs hold is a project-failure event. The compliance paperwork is not optional; it is the <text:span text:style-name="T14">key</text:span> that unlocks the container from the port.</text:p>
      <text:p text:style-name="Horizontal_20_Line"/>
      <text:h text:style-name="P1" text:outline-level="2">Part IV: Risk Analysis &amp; Contingency</text:h>
      <text:h text:style-name="P16" text:outline-level="3">Section 4.1: Comprehensive Project Risk Matrix</text:h>
      <text:p text:style-name="P71">This matrix quantifies the primary risks to the project, assigning a numerical score (Likelihood x Impact) to prioritize mitigation effor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able:table-row>
            <table:table-cell table:style-name="Table7.A1" office:value-type="string">
              <text:p text:style-name="P58"><text:span text:style-name="Strong_20_Emphasis"><text:span text:style-name="T9">Risk ID</text:span></text:span></text:p>
            </table:table-cell>
            <table:table-cell table:style-name="Table7.A1" office:value-type="string">
              <text:p text:style-name="P58"><text:span text:style-name="Strong_20_Emphasis"><text:span text:style-name="T9">Description</text:span></text:span></text:p>
            </table:table-cell>
            <table:table-cell table:style-name="Table7.A1" office:value-type="string">
              <text:p text:style-name="P58"><text:span text:style-name="Strong_20_Emphasis"><text:span text:style-name="T9">Likelihood (1-3)</text:span></text:span></text:p>
            </table:table-cell>
            <table:table-cell table:style-name="Table7.A1" office:value-type="string">
              <text:p text:style-name="P58"><text:span text:style-name="Strong_20_Emphasis"><text:span text:style-name="T9">Impact (1-3)</text:span></text:span></text:p>
            </table:table-cell>
            <table:table-cell table:style-name="Table7.A1" office:value-type="string">
              <text:p text:style-name="P58"><text:span text:style-name="Strong_20_Emphasis"><text:span text:style-name="T9">Score (L*I)</text:span></text:span></text:p>
            </table:table-cell>
            <table:table-cell table:style-name="Table7.A1" office:value-type="string">
              <text:p text:style-name="P58"><text:span text:style-name="Strong_20_Emphasis"><text:span text:style-name="T9">Mitigation Action (Primary)</text:span></text:span></text:p>
            </table:table-cell>
            <table:table-cell table:style-name="Table7.A1" office:value-type="string">
              <text:p text:style-name="P58"><text:span text:style-name="Strong_20_Emphasis"><text:span text:style-name="T9">Contingency Plan (If Mitigation Fails)</text:span></text:span></text:p>
            </table:table-cell>
          </table:table-row>
        </table:table-header-rows>
        <table:table-row>
          <table:table-cell table:style-name="Table7.A1" office:value-type="string">
            <text:p text:style-name="P62">R1</text:p>
          </table:table-cell>
          <table:table-cell table:style-name="Table7.A1" office:value-type="string">
            <text:p text:style-name="P58"><text:span text:style-name="T10">Timeline Failure:</text:span><text:span text:style-name="T7"> Production is delayed by the pre-CNY rush </text:span><text:span text:style-name="Source_20_Text"><text:span text:style-name="T15">[3, 6]</text:span></text:span><text:span text:style-name="T7">.</text:span></text:p>
          </table:table-cell>
          <table:table-cell table:style-name="Table7.A1" office:value-type="string">
            <text:p text:style-name="P62">3 (High)</text:p>
          </table:table-cell>
          <table:table-cell table:style-name="Table7.A1" office:value-type="string">
            <text:p text:style-name="P62">3 (High)</text:p>
          </table:table-cell>
          <table:table-cell table:style-name="Table7.A1" office:value-type="string">
            <text:p text:style-name="P62">9</text:p>
          </table:table-cell>
          <table:table-cell table:style-name="Table7.A1" office:value-type="string">
            <text:p text:style-name="P58"><text:span text:style-name="T10">Strategy:</text:span><text:span text:style-name="T7"> Pivot to an ODM "white-label" strategy using Xinditai's </text:span><text:soft-page-break/><text:span text:style-name="T7">existing PT-005 product </text:span><text:span text:style-name="Source_20_Text"><text:span text:style-name="T15">[4]</text:span></text:span><text:span text:style-name="T7">. Pay a premium for a contractual production slot.</text:span></text:p>
          </table:table-cell>
          <table:table-cell table:style-name="Table7.A1" office:value-type="string">
            <text:p text:style-name="P60"><text:span text:style-name="T3">Action:</text:span> Air freight 10% of the order at extreme cost to meet initial launch. <text:soft-page-break/>Accept that the 90% sea freight shipment will miss the holiday season.</text:p>
          </table:table-cell>
        </table:table-row>
        <table:table-row>
          <table:table-cell table:style-name="Table7.A1" office:value-type="string">
            <text:p text:style-name="P62">R2</text:p>
          </table:table-cell>
          <table:table-cell table:style-name="Table7.A1" office:value-type="string">
            <text:p text:style-name="P58"><text:span text:style-name="T10">Shipping Damage:</text:span><text:span text:style-name="T7"> "Container rain" destroys the electronics and plush toys during the winter sea voyage </text:span><text:span text:style-name="Source_20_Text"><text:span text:style-name="T15">[9, 10]</text:span></text:span><text:span text:style-name="T7">.</text:span></text:p>
          </table:table-cell>
          <table:table-cell table:style-name="Table7.A1" office:value-type="string">
            <text:p text:style-name="P62">3 (High)</text:p>
          </table:table-cell>
          <table:table-cell table:style-name="Table7.A1" office:value-type="string">
            <text:p text:style-name="P62">3 (High)</text:p>
          </table:table-cell>
          <table:table-cell table:style-name="Table7.A1" office:value-type="string">
            <text:p text:style-name="P62">9</text:p>
          </table:table-cell>
          <table:table-cell table:style-name="Table7.A1" office:value-type="string">
            <text:p text:style-name="P58"><text:span text:style-name="T10">Strategy:</text:span><text:span text:style-name="T7"> </text:span><text:span text:style-name="T10">Book a heated reefer container</text:span><text:span text:style-name="T7"> </text:span><text:span text:style-name="Source_20_Text"><text:span text:style-name="T15">[101]</text:span></text:span><text:span text:style-name="T7">. Set to +15°C and low humidity. This is a mandatory, non-negotiable project cost.</text:span></text:p>
          </table:table-cell>
          <table:table-cell table:style-name="Table7.A1" office:value-type="string">
            <text:p text:style-name="P60"><text:span text:style-name="T3">Action:</text:span> File a marine cargo insurance claim. This results in 100% loss of timeline and (potentially) unrecoverable capital.</text:p>
          </table:table-cell>
        </table:table-row>
        <table:table-row>
          <table:table-cell table:style-name="Table7.A1" office:value-type="string">
            <text:p text:style-name="P62">R3</text:p>
          </table:table-cell>
          <table:table-cell table:style-name="Table7.A1" office:value-type="string">
            <text:p text:style-name="P58"><text:span text:style-name="T10">Compliance Failure:</text:span><text:span text:style-name="T7"> Shipment is seized by CBSA </text:span><text:span text:style-name="Source_20_Text"><text:span text:style-name="T15">[48]</text:span></text:span><text:span text:style-name="T7"> for non-compliance with the new </text:span><text:span text:style-name="T10">July 2024 Li-ion battery </text:span><text:soft-page-break/><text:span text:style-name="T10">directive</text:span><text:span text:style-name="T7"> </text:span><text:span text:style-name="Source_20_Text"><text:span text:style-name="T15">[7, 8]</text:span></text:span><text:span text:style-name="T7">.</text:span></text:p>
          </table:table-cell>
          <table:table-cell table:style-name="Table7.A1" office:value-type="string">
            <text:p text:style-name="P62">2 (Medium)</text:p>
          </table:table-cell>
          <table:table-cell table:style-name="Table7.A1" office:value-type="string">
            <text:p text:style-name="P62">3 (High)</text:p>
          </table:table-cell>
          <table:table-cell table:style-name="Table7.A1" office:value-type="string">
            <text:p text:style-name="P62">6</text:p>
          </table:table-cell>
          <table:table-cell table:style-name="Table7.A1" office:value-type="string">
            <text:p text:style-name="P58"><text:span text:style-name="T10">Strategy:</text:span><text:span text:style-name="T7"> Commission a 3rd-party lab (e.g., SGS </text:span><text:span text:style-name="Source_20_Text"><text:span text:style-name="T15">[58]</text:span></text:span><text:span text:style-name="T7">) to test </text:span><text:span text:style-name="T8">specifically</text:span><text:span text:style-name="T7"> to </text:span><text:span text:style-name="Source_20_Text"><text:span text:style-name="T15">CSA C22.2 No.62133-2:20</text:span></text:span><text:span text:style-name="T7"> </text:span><text:span text:style-name="Source_20_Text"><text:span text:style-name="T15">[8]</text:span></text:span><text:span text:style-name="T7">. </text:span><text:soft-page-break/><text:span text:style-name="T7">Make final payment contingent on this pass.</text:span></text:p>
          </table:table-cell>
          <table:table-cell table:style-name="Table7.A1" office:value-type="string">
            <text:p text:style-name="P58"><text:span text:style-name="T10">Action:</text:span><text:span text:style-name="T7"> None. The goods are seized and destroyed by CBSA </text:span><text:span text:style-name="Source_20_Text"><text:span text:style-name="T15">[48]</text:span></text:span><text:span text:style-name="T7">. This is a 100% loss of capital and </text:span><text:soft-page-break/><text:span text:style-name="T7">timeline.</text:span></text:p>
          </table:table-cell>
        </table:table-row>
        <table:table-row>
          <table:table-cell table:style-name="Table7.A1" office:value-type="string">
            <text:p text:style-name="P62">R4</text:p>
          </table:table-cell>
          <table:table-cell table:style-name="Table7.A1" office:value-type="string">
            <text:p text:style-name="P60"><text:span text:style-name="T3">Quality Failure:</text:span> Supplier ships goods with a &gt;20% defect rate (e.g., bad seams, non-functional electronics).</text:p>
          </table:table-cell>
          <table:table-cell table:style-name="Table7.A1" office:value-type="string">
            <text:p text:style-name="P62">2 (Medium)</text:p>
          </table:table-cell>
          <table:table-cell table:style-name="Table7.A1" office:value-type="string">
            <text:p text:style-name="P62">3 (High)</text:p>
          </table:table-cell>
          <table:table-cell table:style-name="Table7.A1" office:value-type="string">
            <text:p text:style-name="P62">6</text:p>
          </table:table-cell>
          <table:table-cell table:style-name="Table7.A1" office:value-type="string">
            <text:p text:style-name="P58"><text:span text:style-name="T10">Strategy:</text:span><text:span text:style-name="T7"> Contract a 3rd-party QC inspector </text:span><text:span text:style-name="Source_20_Text"><text:span text:style-name="T15">[88]</text:span></text:span><text:span text:style-name="T7">. Contractually link final 70% payment to a passing pre-shipment inspection report </text:span><text:span text:style-name="Source_20_Text"><text:span text:style-name="T15">[86]</text:span></text:span><text:span text:style-name="T7">.</text:span></text:p>
          </table:table-cell>
          <table:table-cell table:style-name="Table7.A1" office:value-type="string">
            <text:p text:style-name="P60"><text:span text:style-name="T3">Action:</text:span> If inspection fails, <text:span text:style-name="T14">do not pay the 70% balance</text:span>. Reject the shipment. This triggers the Supplier Failure Contingency Plan (Section 4.2).</text:p>
          </table:table-cell>
        </table:table-row>
        <table:table-row>
          <table:table-cell table:style-name="Table7.A1" office:value-type="string">
            <text:p text:style-name="P62">R5</text:p>
          </table:table-cell>
          <table:table-cell table:style-name="Table7.A1" office:value-type="string">
            <text:p text:style-name="P60"><text:span text:style-name="T3">IP Theft:</text:span> Supplier sells the project's unique design or content to a competitor.</text:p>
          </table:table-cell>
          <table:table-cell table:style-name="Table7.A1" office:value-type="string">
            <text:p text:style-name="P62">2 (Medium)</text:p>
          </table:table-cell>
          <table:table-cell table:style-name="Table7.A1" office:value-type="string">
            <text:p text:style-name="P62">2 (Medium)</text:p>
          </table:table-cell>
          <table:table-cell table:style-name="Table7.A1" office:value-type="string">
            <text:p text:style-name="P62">4</text:p>
          </table:table-cell>
          <table:table-cell table:style-name="Table7.A1" office:value-type="string">
            <text:p text:style-name="P58"><text:span text:style-name="T10">Strategy:</text:span><text:span text:style-name="T7"> 1) Enforceable, bilingual NNN with a liquidated damages clause </text:span><text:span text:style-name="Source_20_Text"><text:span text:style-name="T15">[21, 23]</text:span></text:span><text:span text:style-name="T7">. 2) </text:span><text:span text:style-name="T10">Maintain full IP control</text:span><text:span text:style-name="T7"> by flashing firmware in-</text:span><text:soft-page-break/><text:span text:style-name="T7">house (Section 1.4) </text:span><text:span text:style-name="Source_20_Text"><text:span text:style-name="T15">[14]</text:span></text:span><text:span text:style-name="T7">.</text:span></text:p>
          </table:table-cell>
          <table:table-cell table:style-name="Table7.A1" office:value-type="string">
            <text:p text:style-name="P60"><text:span text:style-name="T3">Action:</text:span> Engage Chinese legal counsel to file a lawsuit in the specified Chinese court, seeking the contracted liquidated <text:soft-page-break/>damages.</text:p>
          </table:table-cell>
        </table:table-row>
      </table:table>
      <text:h text:style-name="P16" text:outline-level="3">Section 4.2: Contingency Plan for Supplier Failure</text:h>
      <text:p text:style-name="P245"><text:span text:style-name="T7">The standard contingency plan for a failed supply chain is to activate a pre-vetted backup supplier </text:span><text:span text:style-name="Source_20_Text"><text:span text:style-name="T15">[102, 103]</text:span></text:span><text:span text:style-name="T7">. However, in this 48-day timeline, this is not a viable option. If the primary supplier (Xinditai) fails their final QC inspection in Week 4, the project cannot afford the 4-6 week lead time to "start over" with a new supplier. The entire timeline will be lost.</text:span></text:p>
      <text:p text:style-name="P83">A more advanced, proactive contingency is required, treating the "tooling" and "production" as separate risks. The primary bottleneck in manufacturing is not the <text:span text:style-name="T14">production run</text:span> (which is fast), but the <text:span text:style-name="T14">setup</text:span> (NRE - Non-Recurring Engineering, and mold/tooling creation).</text:p>
      <text:p text:style-name="P110">The recommended contingency is an "NRE as Insurance" strategy:</text:p>
      <text:list text:style-name="L21">
        <text:list-item>
          <text:p text:style-name="P328"><text:span text:style-name="T10">Vetting (Week 2):</text:span><text:span text:style-name="T7"> Fully vet both the primary supplier (Xinditai) and the primary backup (Newdt </text:span><text:span text:style-name="Source_20_Text"><text:span text:style-name="T15">[62]</text:span></text:span><text:span text:style-name="T7">). Sign NNN agreements with both.</text:span></text:p>
        </text:list-item>
        <text:list-item>
          <text:p text:style-name="P153"><text:span text:style-name="T3">Contract (Week 3):</text:span> Sign the full 1,000-unit production contract with <text:span text:style-name="T3">Xinditai</text:span>. Pay their 30% deposit and NRE/tooling fees.</text:p>
        </text:list-item>
        <text:list-item>
          <text:p text:style-name="P153"><text:span text:style-name="T3">Contingency Contract (Week 3):</text:span> Simultaneously, sign a <text:span text:style-name="T14">contingency contract</text:span> with <text:span text:style-name="T3">Newdt</text:span>. This contract does <text:span text:style-name="T14">not</text:span> authorize a full production run. Instead, the project pays <text:span text:style-name="T14">only</text:span> for Newdt's NRE and tooling fees (e.g., an estimated $5,000 - $10,000).</text:p>
        </text:list-item>
        <text:list-item>
          <text:p text:style-name="P153"><text:span text:style-name="T3">The "Trigger":</text:span> This NRE payment buys the project a <text:span text:style-name="T14">guaranteed, contingent production slot</text:span> in Week 5. This slot is activated <text:span text:style-name="T14">only</text:span> if Xinditai fails its final 3rd-party QC/Compliance test in Week 4.</text:p>
        </text:list-item>
      </text:list>
      <text:p text:style-name="P83">If Xinditai passes inspection, the $5,000 paid to Newdt is "lost" (expensed as an insurance premium). However, if Xinditai <text:span text:style-name="T14">fails</text:span>, the project team immediately wires the 30% production deposit to Newdt and activates their contingent run. This is the only strategy that allows the project to absorb a catastrophic supplier failure in Week 4 and still ship product before the CNY shutdown, thereby saving the entire project.</text:p>
      <text:p text:style-name="P55"><text:line-break/>SECOND2:</text:p>
      <text:p text:style-name="P332">Here is a restructured, deep-research prompt designed to generate a comprehensive game plan from now until your departure, including a day-to-day itinerary for your trip.</text:p>
      <text:section text:style-name="Sect1" text:name="model-response-message-contentr_31293264b6d878e8">
        <text:p text:style-name="Horizontal_20_Line"><text:soft-page-break/></text:p>
        <text:h text:style-name="P15" text:outline-level="3">Prompt: Strategic Research &amp; Execution Plan for Shenzhen Toy Project (Nov 14 – Jan 1)</text:h>
        <text:p text:style-name="Text_20_body"><text:span text:style-name="T2">Project:</text:span> Indigenize Toys Language-Learning Suite <text:span text:style-name="T2">Objective:</text:span> Finalize a 1000-unit manufacturing agreement for a custom electronic plush toy and a 1000-unit order of language-learning resources. <text:span text:style-name="T2">Methodology:</text:span> A dual-phase, action-research plan.</text:p>
        <text:list text:style-name="L22">
          <text:list-item>
            <text:p text:style-name="P330"><text:span text:style-name="T2">Phase 1: Pre-Trip De-Risking &amp; Preparation (Nov 14 - Dec 25, 2025).</text:span> This phase focuses on front-loading all legal, technical, and logistical groundwork to ensure the Shenzhen trip is purely for execution, negotiation, and validation. The goal is to arrive with a finalized, compliant design, legal protection, and a confirmed itinerary.</text:p>
          </text:list-item>
          <text:list-item>
            <text:p text:style-name="P330"><text:span text:style-name="T2">Phase 2: In-Trip Execution &amp; Validation (Dec 26, 2025 - Jan 1, 2026).</text:span> This phase focuses on primary data collection, supplier negotiation (Xinditai and competitors), physical market validation (Huaqiangbei), and sourcing. The goal is to leave Shenzhen with firm quotes, a chosen manufacturing partner, and a locked-in logistics path.</text:p>
          </text:list-item>
        </text:list>
        <text:p text:style-name="Horizontal_20_Line"/>
        <text:h text:style-name="P15" text:outline-level="3">Actionable Game Plan &amp; Research Tasks</text:h>
        <text:h text:style-name="P43" text:outline-level="4">Phase 1: Pre-Trip Preparation (Nov 14 - Dec 25, 2025)</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Contents">Due Date</text:p>
              </table:table-cell>
              <table:table-cell table:style-name="Table8.A1" office:value-type="string">
                <text:p text:style-name="Table_20_Contents">Action Item &amp; Key Questions</text:p>
              </table:table-cell>
              <table:table-cell table:style-name="Table8.A1" office:value-type="string">
                <text:p text:style-name="Table_20_Contents">Recommended Research &amp; Sourcing Channels (How &amp; Where)</text:p>
              </table:table-cell>
            </table:table-row>
          </table:table-header-rows>
          <table:table-row>
            <table:table-cell table:style-name="Table8.A1" office:value-type="string">
              <text:p text:style-name="P66">Week 1</text:p>
            </table:table-cell>
            <table:table-cell table:style-name="Table8.A1" office:value-type="string">
              <text:p text:style-name="P66">Secure Technical Interpreter (Critical Path)</text:p>
            </table:table-cell>
            <table:table-cell table:style-name="Table8.A1" office:value-type="string">
              <text:p text:style-name="Table_20_Contents">* <text:span text:style-name="T2">LinkedIn Search:</text:span> <text:span text:style-name="Source_20_Text">"Shenzhen interpreter manufacturing"</text:span>, <text:span text:style-name="Source_20_Text">"Shenzhen sourcing agent electronics"</text:span>. Filter by people, send connection requests with a brief note.</text:p>
            </table:table-cell>
          </table:table-row>
          <table:table-row>
            <table:table-cell table:style-name="Table8.A1" office:value-type="string">
              <text:p text:style-name="Table_20_Contents">(By Nov 21)</text:p>
            </table:table-cell>
            <table:table-cell table:style-name="Table8.A1" office:value-type="string">
              <text:p text:style-name="Table_20_Contents">* <text:span text:style-name="T2">Action:</text:span> Find, vet, and hire a technical interpreter for Dec 26-Jan 1.</text:p>
            </table:table-cell>
            <table:table-cell table:style-name="Table8.A1" office:value-type="string">
              <text:p text:style-name="Table_20_Contents">* <text:span text:style-name="T2">Freelance Platforms (Specific):</text:span> On Upwork/Fiverr, search for <text:span text:style-name="Source_20_Text">"technical interpreter Shenzhen electronics factory"</text:span> not just "translator". Review their profile for experience with factory audits or negotiations.</text:p>
            </table:table-cell>
          </table:table-row>
          <table:table-row>
            <table:table-cell table:style-name="Table8.A1" office:value-type="string">
              <text:p text:style-name="P64"/>
            </table:table-cell>
            <table:table-cell table:style-name="Table8.A1" office:value-type="string">
              <text:p text:style-name="Table_20_Contents">* <text:span text:style-name="T2">Key Qs:</text:span> "Are you available Dec 26-31?", "What is your experience with electronics manufacturing terms?", "What is your day rate for factory visits (e.g., to Longgang) vs. market visits (Futian)?"</text:p>
            </table:table-cell>
            <table:table-cell table:style-name="Table8.A1" office:value-type="string">
              <text:p text:style-name="Table_20_Contents">* <text:span text:style-name="T2">Expat/Business Forums:</text:span> Search Reddit (e.g., <text:span text:style-name="Source_20_Text">r/shenzhen</text:span>, <text:span text:style-name="Source_20_Text">r/China</text:span>) for "interpreter recommendation" or "sourcing agent review".</text:p>
            </table:table-cell>
          </table:table-row>
          <table:table-row>
            <table:table-cell table:style-name="Table8.A1" office:value-type="string">
              <text:p text:style-name="P66">Week 1</text:p>
            </table:table-cell>
            <table:table-cell table:style-name="Table8.A1" office:value-type="string">
              <text:p text:style-name="P66">Draft NNN Agreement</text:p>
            </table:table-cell>
            <table:table-cell table:style-name="Table8.A1" office:value-type="string">
              <text:p text:style-name="Table_20_Contents">* <text:span text:style-name="T2">Legal Services:</text:span> Search Upwork for <text:span text:style-name="Source_20_Text">"China NNN agreement lawyer"</text:span> or <text:span text:style-name="Source_20_Text">"bilingual China contract specialist"</text:span>. This is more effective than a generic lawyer.</text:p>
            </table:table-cell>
          </table:table-row>
          <table:table-row>
            <table:table-cell table:style-name="Table8.A1" office:value-type="string">
              <text:p text:style-name="Table_20_Contents">(By Nov 21)</text:p>
            </table:table-cell>
            <table:table-cell table:style-name="Table8.A1" office:value-type="string">
              <text:p text:style-name="Table_20_Contents">* <text:span text:style-name="T2">Action:</text:span> Draft a bilingual (English/Mandarin) NNN (Non-Disclosure, Non-Use, Non-<text:soft-page-break/>Circumvention) agreement.</text:p>
            </table:table-cell>
            <table:table-cell table:style-name="Table8.A1" office:value-type="string">
              <text:p text:style-name="Table_20_Contents">* <text:span text:style-name="T2">Contextual Research:</text:span> Google <text:span text:style-name="Source_20_Text">"enforceability of NNN agreement in China"</text:span> to understand what terms are <text:soft-page-break/>critical (e.g., specifying Chinese court jurisdiction).</text:p>
            </table:table-cell>
          </table:table-row>
          <table:table-row>
            <table:table-cell table:style-name="Table8.A1" office:value-type="string">
              <text:p text:style-name="P66">Week 2</text:p>
            </table:table-cell>
            <table:table-cell table:style-name="Table8.A1" office:value-type="string">
              <text:p text:style-name="P66">Finalize Digital "Tech Pack"</text:p>
            </table:table-cell>
            <table:table-cell table:style-name="Table8.A1" office:value-type="string">
              <text:p text:style-name="Table_20_Contents">* <text:span text:style-name="T2">Local Services (BC):</text:span> Google <text:span text:style-name="Source_20_Text">"3D scanning services Vancouver Island"</text:span> or <text:span text:style-name="Source_20_Text">"photogrammetry services Nanaimo"</text:span>. Contact local university "maker labs" or engineering firms.</text:p>
            </table:table-cell>
          </table:table-row>
          <table:table-row>
            <table:table-cell table:style-name="Table8.A1" office:value-type="string">
              <text:p text:style-name="Table_20_Contents">(By Nov 28)</text:p>
            </table:table-cell>
            <table:table-cell table:style-name="Table8.A1" office:value-type="string">
              <text:p text:style-name="Table_20_Contents">* <text:span text:style-name="T2">Action:</text:span> Convert the 3D, hand-decorated "artist-on-white-bear" into a manufacturing-ready digital tech pack (3D model, texture maps, material list).</text:p>
            </table:table-cell>
            <table:table-cell table:style-name="Table8.A1" office:value-type="string">
              <text:p text:style-name="Table_20_Contents">* <text:span text:style-name="T2">Freelance (Global):</text:span> Search Upwork/Fiverr for <text:span text:style-name="Source_20_Text">"3D scanning for product manufacturing"</text:span> or <text:span text:style-name="Source_20_Text">"photogrammetry to 3D model for factory"</text:span>.</text:p>
            </table:table-cell>
          </table:table-row>
          <table:table-row>
            <table:table-cell table:style-name="Table8.A1" office:value-type="string">
              <text:p text:style-name="P66">Week 2</text:p>
            </table:table-cell>
            <table:table-cell table:style-name="Table8.A1" office:value-type="string">
              <text:p text:style-name="P66">Secure Itinerary</text:p>
            </table:table-cell>
            <table:table-cell table:style-name="Table8.A1" office:value-type="string">
              <text:p text:style-name="Table_20_Contents">* <text:span text:style-name="T2">Primary:</text:span> Email <text:span text:style-name="T2">Rose Lin (Xinditai)</text:span> to confirm a meeting date (Dec 29 or 30), attaching the NNN for review.</text:p>
            </table:table-cell>
          </table:table-row>
          <table:table-row>
            <table:table-cell table:style-name="Table8.A1" office:value-type="string">
              <text:p text:style-name="Table_20_Contents">(By Nov 28)</text:p>
            </table:table-cell>
            <table:table-cell table:style-name="Table8.A1" office:value-type="string">
              <text:p text:style-name="Table_20_Contents">* <text:span text:style-name="T2">Action:</text:span> Lock in meeting dates with Xinditai and 2-3 pre-vetted competitors.</text:p>
            </table:table-cell>
            <table:table-cell table:style-name="Table8.A1" office:value-type="string">
              <text:p text:style-name="Table_20_Contents">* <text:span text:style-name="T2">Competitors:</text:span> Search Alibaba/Global Sources for <text:span text:style-name="Source_20_Text">"custom plush toy with USB C module Shenzhen"</text:span> or <text:span text:style-name="Source_20_Text">"OEM electronic plush toy Dongguan"</text:span>. Filter for "Verified Pro" suppliers. Email your top 3 to request a meeting.</text:p>
            </table:table-cell>
          </table:table-row>
          <table:table-row>
            <table:table-cell table:style-name="Table8.A1" office:value-type="string">
              <text:p text:style-name="P66">Week 3</text:p>
            </table:table-cell>
            <table:table-cell table:style-name="Table8.A1" office:value-type="string">
              <text:p text:style-name="P66">Confirm CCPSA Compliance</text:p>
            </table:table-cell>
            <table:table-cell table:style-name="Table8.A1" office:value-type="string">
              <text:p text:style-name="Table_20_Contents">* <text:span text:style-name="T2">Official Regulations:</text:span> Google <text:span text:style-name="Source_20_Text">"Canada Consumer Product Safety Act SOR/2011-17 toys battery"</text:span> and <text:span text:style-name="Source_20_Text">"CCPSA SOR/2011-17 small parts regulations"</text:span>.</text:p>
            </table:table-cell>
          </table:table-row>
          <table:table-row>
            <table:table-cell table:style-name="Table8.A1" office:value-type="string">
              <text:p text:style-name="Table_20_Contents">(By Dec 5)</text:p>
            </table:table-cell>
            <table:table-cell table:style-name="Table8.A1" office:value-type="string">
              <text:p text:style-name="Table_20_Contents">* <text:span text:style-name="T2">Action:</text:span> Find the <text:span text:style-name="T13">specific</text:span> Canadian regulation text for screw-secured AA battery compartments and "small parts" (the module itself).</text:p>
            </table:table-cell>
            <table:table-cell table:style-name="Table8.A1" office:value-type="string">
              <text:p text:style-name="Table_20_Contents">* <text:span text:style-name="T2">Expert Guides:</text:span> Google <text:span text:style-name="Source_20_Text">"SGS Canada toy safety guide"</text:span> or <text:span text:style-name="Source_20_Text">"Intertek CCPSA battery toy requirements"</text:span>. These testing labs publish free-to-read guides.</text:p>
            </table:table-cell>
          </table:table-row>
          <table:table-row>
            <table:table-cell table:style-name="Table8.A1" office:value-type="string">
              <text:p text:style-name="P66">Week 4</text:p>
            </table:table-cell>
            <table:table-cell table:style-name="Table8.A1" office:value-type="string">
              <text:p text:style-name="P66">Research "Batch-Flashing" Workflow</text:p>
            </table:table-cell>
            <table:table-cell table:style-name="Table8.A1" office:value-type="string">
              <text:p text:style-name="Table_20_Contents">* <text:span text:style-name="T2">Python (Custom):</text:span> Search GitHub for <text:span text:style-name="Source_20_Text">"python script copy files multiple USB"</text:span> or <text:span text:style-name="Source_20_Text">"python pyusb mass storage"</text:span>. Google <text:span text:style-name="Source_20_Text">"Python script detect new drive letter and copy"</text:span>.</text:p>
            </table:table-cell>
          </table:table-row>
          <table:table-row>
            <table:table-cell table:style-name="Table8.A1" office:value-type="string">
              <text:p text:style-name="Table_20_Contents">(By Dec 12)</text:p>
            </table:table-cell>
            <table:table-cell table:style-name="Table8.A1" office:value-type="string">
              <text:p text:style-name="Table_20_Contents">* <text:span text:style-name="T2">Action:</text:span> Compare the cost and feasibility of the "Python + USB hub" vs. a "Standalone Duplicator" for 1000 units.</text:p>
            </table:table-cell>
            <table:table-cell table:style-name="Table8.A1" office:value-type="string">
              <text:p text:style-name="Table_20_Contents">* <text:span text:style-name="T2">Duplicator (COTS):</text:span> Search Amazon/Alibaba for <text:span text:style-name="Source_20_Text">"standalone USB duplicator"</text:span>, <text:span text:style-name="Source_20_Text">"1-to-10 USB flash drive duplicator"</text:span>, or <text:span text:style-name="Source_20_Text">"gang programmer USB"</text:span>. Check pricing.</text:p>
            </table:table-cell>
          </table:table-row>
          <table:table-row>
            <table:table-cell table:style-name="Table8.A1" office:value-type="string">
              <text:p text:style-name="P66">Week 5</text:p>
            </table:table-cell>
            <table:table-cell table:style-name="Table8.A1" office:value-type="string">
              <text:p text:style-name="P66">Research FCL Freight Logistics</text:p>
            </table:table-cell>
            <table:table-cell table:style-name="Table8.A1" office:value-type="string">
              <text:p text:style-name="Table_20_Contents">* <text:span text:style-name="T2">Freight Forwarders:</text:span> Google <text:span text:style-name="Source_20_Text">"freight forwarder Shenzhen to Nanaimo"</text:span>, <text:span text:style-name="Source_20_Text">"China to Port of Nanaimo FCL"</text:span>, or <text:span text:style-name="Source_20_Text">"China to Vancouver Island freight"</text:span>. Get 2-3 quotes.</text:p>
            </table:table-cell>
          </table:table-row>
          <table:table-row>
            <table:table-cell table:style-name="Table8.A1" office:value-type="string">
              <text:p text:style-name="Table_20_Contents">(By <text:soft-page-break/>Dec 19)</text:p>
            </table:table-cell>
            <table:table-cell table:style-name="Table8.A1" office:value-type="string">
              <text:p text:style-name="Table_20_Contents">* <text:span text:style-name="T2">Action:</text:span> Get 2-3 quotes for a 20' FCL <text:soft-page-break/>(Shenzhen to Nanaimo), comparing "Dry" vs. "Heated/Reefer" containers.</text:p>
            </table:table-cell>
            <table:table-cell table:style-name="Table8.A1" office:value-type="string">
              <text:p text:style-name="Table_20_Contents">* <text:span text:style-name="T2">Quote Platforms:</text:span> Use <text:span text:style-name="Source_20_Text">Freightos.com</text:span> or <text:soft-page-break/><text:span text:style-name="Source_20_Text">Flexport.com</text:span> to get instant ballast quotes.</text:p>
            </table:table-cell>
          </table:table-row>
          <table:table-row>
            <table:table-cell table:style-name="Table8.A1" office:value-type="string">
              <text:p text:style-name="P64"/>
            </table:table-cell>
            <table:table-cell table:style-name="Table8.A1" office:value-type="string">
              <text:p text:style-name="Table_20_Contents">* <text:span text:style-name="T2">Key Qs:</text:span> "What is the cost difference for a 20' heated vs. dry container?", "What insurance is recommended for electronics?", "What is the risk of condensation damage in a dry container in winter?"</text:p>
            </table:table-cell>
            <table:table-cell table:style-name="Table8.A1" office:value-type="string">
              <text:p text:style-name="Table_20_Contents">* <text:span text:style-name="T2">Technical Research:</text:span> Google <text:span text:style-name="Source_20_Text">"shipping electronics in dry container with desiccants"</text:span> vs <text:span text:style-name="Source_20_Text">"heated reefer container"</text:span>.</text:p>
            </table:table-cell>
          </table:table-row>
          <table:table-row>
            <table:table-cell table:style-name="Table8.A1" office:value-type="string">
              <text:p text:style-name="P66">Week 6</text:p>
            </table:table-cell>
            <table:table-cell table:style-name="Table8.A1" office:value-type="string">
              <text:p text:style-name="P66">Final Document Preparation</text:p>
            </table:table-cell>
            <table:table-cell table:style-name="Table8.A1" office:value-type="string">
              <text:p text:style-name="Table_20_Contents">* <text:span text:style-name="T2">Action:</text:span> Create a "Supplier Packet":</text:p>
            </table:table-cell>
          </table:table-row>
          <table:table-row>
            <table:table-cell table:style-name="Table8.A1" office:value-type="string">
              <text:p text:style-name="Table_20_Contents">(By Dec 25)</text:p>
            </table:table-cell>
            <table:table-cell table:style-name="Table8.A1" office:value-type="string">
              <text:p text:style-name="Table_20_Contents">* <text:span text:style-name="T2">Action:</text:span> Consolidate all research. Prepare physical and digital copies of your "Supplier Packet." Fly.</text:p>
            </table:table-cell>
            <table:table-cell table:style-name="Table8.A1" office:value-type="string">
              <text:p text:style-name="Table_20_Contents">* Print 5 copies of the NNN agreement.</text:p>
            </table:table-cell>
          </table:table-row>
          <table:table-row>
            <table:table-cell table:style-name="Table8.A1" office:value-type="string">
              <text:p text:style-name="P64"/>
            </table:table-cell>
            <table:table-cell table:style-name="Table8.A1" office:value-type="string">
              <text:p text:style-name="P64"/>
            </table:table-cell>
            <table:table-cell table:style-name="Table8.A1" office:value-type="string">
              <text:p text:style-name="Table_20_Contents">* Load the Tech Pack onto a USB drive.</text:p>
            </table:table-cell>
          </table:table-row>
          <table:table-row>
            <table:table-cell table:style-name="Table8.A1" office:value-type="string">
              <text:p text:style-name="P64"/>
            </table:table-cell>
            <table:table-cell table:style-name="Table8.A1" office:value-type="string">
              <text:p text:style-name="P64"/>
            </table:table-cell>
            <table:table-cell table:style-name="Table8.A1" office:value-type="string">
              <text:p text:style-name="Table_20_Contents">* Print a 1-page "Spec Sheet" (1000-unit MOQ, AA battery/USB-C, multi-trigger, custom volume label).</text:p>
            </table:table-cell>
          </table:table-row>
          <table:table-row>
            <table:table-cell table:style-name="Table8.A1" office:value-type="string">
              <text:p text:style-name="P64"/>
            </table:table-cell>
            <table:table-cell table:style-name="Table8.A1" office:value-type="string">
              <text:p text:style-name="P64"/>
            </table:table-cell>
            <table:table-cell table:style-name="Table8.A1" office:value-type="string">
              <text:p text:style-name="Table_20_Contents">* Print the CCPSA compliance sheet.</text:p>
            </table:table-cell>
          </table:table-row>
        </table:table>
        <text:p text:style-name="P331">Export to Sheets</text:p>
        <text:p text:style-name="Horizontal_20_Line"/>
        <text:h text:style-name="P43" text:outline-level="4">Phase 2: In-Trip Itinerary &amp; Action Plan (Dec 26, 2025 – Jan 1, 2026)</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Contents">Date</text:p>
              </table:table-cell>
              <table:table-cell table:style-name="Table9.A1" office:value-type="string">
                <text:p text:style-name="Table_20_Contents">Day</text:p>
              </table:table-cell>
              <table:table-cell table:style-name="Table9.A1" office:value-type="string">
                <text:p text:style-name="Table_20_Contents">Daily Action Plan &amp; Objectives</text:p>
              </table:table-cell>
            </table:table-row>
          </table:table-header-rows>
          <table:table-row>
            <table:table-cell table:style-name="Table9.A1" office:value-type="string">
              <text:p text:style-name="Table_20_Contents">Dec 26</text:p>
            </table:table-cell>
            <table:table-cell table:style-name="Table9.A1" office:value-type="string">
              <text:p text:style-name="Table_20_Contents">Fri</text:p>
            </table:table-cell>
            <table:table-cell table:style-name="Table9.A1" office:value-type="string">
              <text:p text:style-name="P67"><text:span text:style-name="T2">Arrival &amp; Preparation</text:span> </text:p>
              <text:p text:style-name="P67"/>
              <text:p text:style-name="P67">* Arrive in Shenzhen (SZX). </text:p>
              <text:p text:style-name="P67"/>
              <text:p text:style-name="P67">* Meet interpreter in person. Review the "Supplier Packet" and key technical terms (e.g., "batch-flashing," "USB mass storage," "custom volume label") to ensure alignment. </text:p>
              <text:p text:style-name="P67"/>
              <text:p text:style-name="P67">* Finalize the week's travel logistics (e.g., car service for Longgang trip).</text:p>
            </table:table-cell>
          </table:table-row>
          <table:table-row>
            <table:table-cell table:style-name="Table9.A1" office:value-type="string">
              <text:p text:style-name="Table_20_Contents">Dec 27</text:p>
            </table:table-cell>
            <table:table-cell table:style-name="Table9.A1" office:value-type="string">
              <text:p text:style-name="Table_20_Contents">Sat</text:p>
            </table:table-cell>
            <table:table-cell table:style-name="Table9.A1" office:value-type="string">
              <text:p text:style-name="P67"><text:span text:style-name="T2">Market Research Day 1: Huaqiangbei Sourcing</text:span> </text:p>
              <text:p text:style-name="P67"/>
              <text:p text:style-name="P67">* <text:span text:style-name="T2">Objective:</text:span> Source components, research duplicators, and find white-label products. </text:p>
              <text:p text:style-name="P67"/>
              <text:p text:style-name="P67"><text:soft-page-break/>* <text:span text:style-name="T2">Location:</text:span> Huaqiangbei (Futian District). </text:p>
              <text:p text:style-name="P67"/>
              <text:p text:style-name="P67">* <text:span text:style-name="T2">Targets:</text:span> </text:p>
              <text:p text:style-name="P67"/>
              <text:p text:style-name="P67">1. <text:span text:style-name="T2">SEG Electronics Market:</text:span> Search for <text:span text:style-name="T2">standalone USB duplicators</text:span> and "gang-programmers." </text:p>
              <text:p text:style-name="P67"/>
              <text:p text:style-name="P67">2. <text:span text:style-name="T2">Other Buildings (e.g., HQ-Mart):</text:span> Search for <text:span text:style-name="T2">white-label "talking pens"</text:span> and <text:span text:style-name="T2">"flash card readers"</text:span> to compare with Xinditai's offerings.</text:p>
            </table:table-cell>
          </table:table-row>
          <table:table-row>
            <table:table-cell table:style-name="Table9.A1" office:value-type="string">
              <text:p text:style-name="Table_20_Contents">Dec 28</text:p>
            </table:table-cell>
            <table:table-cell table:style-name="Table9.A1" office:value-type="string">
              <text:p text:style-name="Table_20_Contents">Sun</text:p>
            </table:table-cell>
            <table:table-cell table:style-name="Table9.A1" office:value-type="string">
              <text:p text:style-name="P67"><text:span text:style-name="T2">Market Research Day 2 / Buffer Day</text:span> </text:p>
              <text:p text:style-name="P67"/>
              <text:p text:style-name="P67">* <text:span text:style-name="T2">Objective:</text:span> Continue market research or hold a preliminary competitor meeting. </text:p>
              <text:p text:style-name="P67"/>
              <text:p text:style-name="P67">* <text:span text:style-name="T2">Plan A:</text:span> Return to Huaqiangbei to follow up on leads or explore different buildings (e.g., those specializing in toys or educational products). </text:p>
              <text:p text:style-name="P67"/>
              <text:p text:style-name="P67">* <text:span text:style-name="T2">Plan B:</text:span> If a competitor is available, schedule the first comparison meeting. This de-risks the Monday/Tuesday schedule.</text:p>
            </table:table-cell>
          </table:table-row>
          <table:table-row>
            <table:table-cell table:style-name="Table9.A1" office:value-type="string">
              <text:p text:style-name="Table_20_Contents">Dec 29</text:p>
            </table:table-cell>
            <table:table-cell table:style-name="Table9.A1" office:value-type="string">
              <text:p text:style-name="Table_20_Contents">Mon</text:p>
            </table:table-cell>
            <table:table-cell table:style-name="Table9.A1" office:value-type="string">
              <text:p text:style-name="P67"><text:span text:style-name="T2">Primary Meeting Day: Shenzhen Xinditai</text:span> </text:p>
              <text:p text:style-name="P67"/>
              <text:p text:style-name="P67">* <text:span text:style-name="T2">Objective:</text:span> Get firm quotes, timelines, and technical confirmation from Rose Lin. </text:p>
              <text:p text:style-name="P67"/>
              <text:p text:style-name="P67">* <text:span text:style-name="T2">Location:</text:span> Longgang District. </text:p>
              <text:p text:style-name="P67"/>
              <text:p text:style-name="P67">* <text:span text:style-name="T2">Agenda:</text:span> </text:p>
              <text:p text:style-name="P67"/>
              <text:p text:style-name="P67">1. Sign NNN agreement. </text:p>
              <text:p text:style-name="P67"><text:soft-page-break/></text:p>
              <text:p text:style-name="P67">2. Present Tech Pack and 1-page Spec Sheet. </text:p>
              <text:p text:style-name="P67"/>
              <text:p text:style-name="P67">3. Confirm 1000-unit custom bear (module, triggers, USB-C, etc.). </text:p>
              <text:p text:style-name="P67"/>
              <text:p text:style-name="P67">4. Get quotes: "blank/un-flashed" vs. "factory-flashed." </text:p>
              <text:p text:style-name="P67"/>
              <text:p text:style-name="P67">5. Get 1000-unit quote for parallel "language resource" order.</text:p>
            </table:table-cell>
          </table:table-row>
          <table:table-row>
            <table:table-cell table:style-name="Table9.A1" office:value-type="string">
              <text:p text:style-name="Table_20_Contents">Dec 30</text:p>
            </table:table-cell>
            <table:table-cell table:style-name="Table9.A1" office:value-type="string">
              <text:p text:style-name="Table_20_Contents">Tue</text:p>
            </table:table-cell>
            <table:table-cell table:style-name="Table9.A1" office:value-type="string">
              <text:p text:style-name="P67"><text:span text:style-name="T2">Competitor Meeting Day</text:span> </text:p>
              <text:p text:style-name="P67"/>
              <text:p text:style-name="P67">* <text:span text:style-name="T2">Objective:</text:span> Get 1-2 comparison quotes from vetted AIO manufacturers. </text:p>
              <text:p text:style-name="P67"/>
              <text:p text:style-name="P67">* <text:span text:style-name="T2">Location:</text:span> Shenzhen / Dongguan. </text:p>
              <text:p text:style-name="P67"/>
              <text:p text:style-name="P67">* <text:span text:style-name="T2">Agenda:</text:span> Present the <text:span text:style-name="T13">exact same</text:span> Tech Pack and Spec Sheet as given to Xinditai. Get firm quotes and timelines. Assess their quality and communication.</text:p>
            </table:table-cell>
          </table:table-row>
          <table:table-row>
            <table:table-cell table:style-name="Table9.A1" office:value-type="string">
              <text:p text:style-name="Table_20_Contents">Dec 31</text:p>
            </table:table-cell>
            <table:table-cell table:style-name="Table9.A1" office:value-type="string">
              <text:p text:style-name="Table_20_Contents">Wed</text:p>
            </table:table-cell>
            <table:table-cell table:style-name="Table9.A1" office:value-type="string">
              <text:p text:style-name="P67"><text:span text:style-name="T2">Final Decisions &amp; Sourcing</text:span> </text:p>
              <text:p text:style-name="P67"/>
              <text:p text:style-name="P67">* <text:span text:style-name="T2">Objective:</text:span> Make a final partner decision; purchase any necessary hardware. </text:p>
              <text:p text:style-name="P67"/>
              <text:p text:style-name="P67">* <text:span text:style-name="T2">Plan:</text:span> </text:p>
              <text:p text:style-name="P67"/>
              <text:p text:style-name="P67">1. Compare all quotes (Xinditai vs. Competitors vs. Huaqiangbei components). </text:p>
              <text:p text:style-name="P67"/>
              <text:p text:style-name="P67">2. Return to Huaqiangbei to purchase the "batch-flashing" hardware (e.g., USB duplicator) if that workflow is chosen. </text:p>
              <text:p text:style-name="P67"><text:soft-page-break/></text:p>
              <text:p text:style-name="P67">3. Communicate final decision to preferred supplier(s) and pay for any samples or deposits.</text:p>
            </table:table-cell>
          </table:table-row>
          <table:table-row>
            <table:table-cell table:style-name="Table9.A1" office:value-type="string">
              <text:p text:style-name="Table_20_Contents">Jan 1</text:p>
            </table:table-cell>
            <table:table-cell table:style-name="Table9.A1" office:value-type="string">
              <text:p text:style-name="Table_20_Contents">Thu</text:p>
            </table:table-cell>
            <table:table-cell table:style-name="Table9.A1" office:value-type="string">
              <text:p text:style-name="P67"><text:span text:style-name="T2">Buffer Day / Departure</text:span> </text:p>
              <text:p text:style-name="P67"/>
              <text:p text:style-name="P67">* (Public Holiday - most businesses are closed). </text:p>
              <text:p text:style-name="P67"/>
              <text:p text:style-name="P67">* Organize notes, receipts, and contacts. </text:p>
              <text:p text:style-name="P67"/>
              <text:p text:style-name="P67">* Depart from SZX.</text:p>
            </table:table-cell>
          </table:table-row>
        </table:table>
        <text:p text:style-name="P331">Export to Sheets</text:p>
      </text:section>
      <text:p text:style-name="P56"><text:span text:style-name="T1">THIRD3:<text:line-break/></text:span><text:span text:style-name="T12">Strategic Plan for a Custom-Designed Electronic Plush Toy: Artist Collaboration, Canadian Compliance, and Manufacturing Development</text:span></text:p>
      <text:h text:style-name="P6" text:outline-level="2">Part 1: Deconstructing the "Native Northwest" Business Model</text:h>
      <text:p text:style-name="P71">A successful market entry requires a clear understanding of the target model. The business practices of Native Northwest (NNW) provide a robust, proven framework for a venture centered on authentic Indigenous art. This model is founded on respectful collaboration, ethical compensation, and streamlined logistics.</text:p>
      <text:h text:style-name="P31" text:outline-level="3">1.1 The Artist Collaboration and IP Framework</text:h>
      <text:p text:style-name="P110">The Native Northwest model is not a simple transactional purchase of art; it is a deep, long-term partnership built on respect and shared success. This authenticity is the core of their brand and price point.</text:p>
      <text:list text:style-name="L23">
        <text:list-item>
          <text:p text:style-name="P156"><text:span text:style-name="T3">Authenticity as a Foundation:</text:span> The company guarantees that 100% of the art on its products is designed by Indigenous artists.<text:span text:style-name="T18">1</text:span> This is the central value proposition. The artist's name and cultural affiliation (e.g., "Simone Diamond, Coast Salish" or "Corey Bulpitt, Haida") are prominently featured on all product packaging and marketing materials.<text:span text:style-name="T18">3</text:span> This transparency provides recognition for the artist and assures the customer of the product's authenticity.</text:p>
        </text:list-item>
        <text:list-item>
          <text:p text:style-name="P156"><text:soft-page-break/><text:span text:style-name="T3">Compensation: The "Fee + Royalty" Model:</text:span> The NNW compensation structure, detailed in their 5-step process, is a hybrid model that secures both immediate and long-term income for the artist.<text:span text:style-name="T18">1</text:span></text:p>
          <text:list>
            <text:list-item>
              <text:p text:style-name="P156"><text:span text:style-name="T3">Upfront Payment:</text:span> Artists receive an upfront payment for the art license.<text:span text:style-name="T18">1</text:span> This builds initial trust and compensates the artist for their work, regardless of sales.</text:p>
            </text:list-item>
            <text:list-item>
              <text:p text:style-name="P156"><text:span text:style-name="T3">Bi-Annual Royalties:</text:span> Artists are paid royalties twice yearly on <text:span text:style-name="T14">every sale</text:span> of their product.<text:span text:style-name="T18">1</text:span> This creates a true partnership, aligning the artist's financial success with that of the brand.</text:p>
            </text:list-item>
          </text:list>
        </text:list-item>
        <text:list-item>
          <text:p text:style-name="P156"><text:span text:style-name="T3">Partnership in Production:</text:span> The collaboration extends beyond the initial design. Artists provide input on color and placement, review production samples to ensure cultural and artistic integrity, and often contribute personal stories that are used in product marketing.<text:span text:style-name="T18">1</text:span></text:p>
        </text:list-item>
        <text:list-item>
          <text:p text:style-name="P156"><text:span text:style-name="T3">IP Protection:</text:span> A significant value-add of the NNW model is that the company manages and enforces copyright protection, shielding artists from infringement.<text:span text:style-name="T18">1</text:span></text:p>
        </text:list-item>
      </text:list>
      <text:p text:style-name="P83">This analysis indicates that a new venture must be structured to support this partnership model. This includes the administrative capacity to track sales by artist and SKU (Stock Keeping Unit) and manage bi-annual royalty payments. Industry-standard royalty rates for toys and games typically range from 5% to 15%.<text:span text:style-name="T18">9</text:span> A competitive offer for an emerging artist or product line would be an upfront fee plus a 5% to 8% royalty on net sales.<text:span text:style-name="T18">10</text:span></text:p>
      <text:h text:style-name="P31" text:outline-level="3">1.2 Logistics and Price Point Analysis</text:h>
      <text:p text:style-name="P110">The NNW operational model is a standard China-to-Canada import pipeline.</text:p>
      <text:list text:style-name="L24">
        <text:list-item>
          <text:p text:style-name="P162"><text:span text:style-name="T3">Manufacturing:</text:span> The plush toys, being 100% polyester fiber <text:span text:style-name="T18">5</text:span>, are manufactured in China, which is the global leader for this type of production.<text:span text:style-name="T18">11</text:span></text:p>
        </text:list-item>
        <text:list-item>
          <text:p text:style-name="P162"><text:span text:style-name="T3">Logistics:</text:span> NNW operates a Vancouver-based headquarters and warehouse.<text:span text:style-name="T18">2</text:span> This facility serves as the import and distribution hub, fulfilling both direct-to-consumer (B2C) e-commerce orders and business-to-business (B2B) wholesale accounts.<text:span text:style-name="T18">12</text:span></text:p>
        </text:list-item>
        <text:list-item>
          <text:p text:style-name="P162"><text:span text:style-name="T3">Price Point:</text:span> The benchmark NNW plush toys retail for $20.99 CAD.<text:span text:style-name="T18">3</text:span> It is critical to recognize that this price is for a <text:span text:style-name="T14">non-electronic</text:span>, simple stuffed toy. The proposed product, which includes a custom sound module, PCBA, rechargeable battery, and USB port, will have a significantly higher manufacturing cost. Therefore, while the <text:span text:style-name="T14">business and artist model</text:span> of NNW should be emulated, its <text:span text:style-name="T14">$20.99 price point</text:span> is not a viable target for this more complex electronic product.</text:p>
        </text:list-item>
      </text:list>
      <text:h text:style-name="P6" text:outline-level="2">Part 2: Product Design and Mandatory Canadian Safety Regulations</text:h>
      <text:p text:style-name="P83">The project's primary technical challenge is not manufacturing the toy, but manufacturing it in full compliance with Canadian law. The initial concept of a <text:soft-page-break/>"zipper" for user access is in direct and non-negotiable conflict with the <text:span text:style-name="T14">Canada Consumer Product Safety Act (CCPSA)</text:span> and its <text:span text:style-name="T14">Toys Regulations (SOR/2011-17)</text:span>.<text:span text:style-name="T18">13</text:span></text:p>
      <text:h text:style-name="P31" text:outline-level="3">2.1 The Core Regulatory Conflict: Zipper Access vs. Child Safety</text:h>
      <text:p text:style-name="P83">Any toy manufactured, imported, or sold in Canada is subject to <text:span text:style-name="T14">SOR/2011-17</text:span>.<text:span text:style-name="T18">14</text:span> For this specific product, the regulations create two insurmountable hurdles for a zipper-based design.</text:p>
      <text:list text:style-name="L25">
        <text:list-item>
          <text:p text:style-name="P235">Mechanical Hazard: Small Parts</text:p>
          <text:list>
            <text:list-item>
              <text:p text:style-name="P165"><text:span text:style-name="T3">The Law:</text:span> <text:span text:style-name="T14">SOR/2011-17</text:span>, Section 7, mandates that a toy likely to be used by a child under three years of age <text:span text:style-name="T14">must not</text:span> contain a part that "may become separated with reasonably foreseeable use" and can fit entirely within the small parts cylinder.<text:span text:style-name="T18">15</text:span></text:p>
            </text:list-item>
            <text:list-item>
              <text:p text:style-name="P165"><text:span text:style-name="T3">The Conflict:</text:span> A standard zipper pull is a classic small parts hazard. It is a component that is explicitly tested for detachment <text:span text:style-name="T18">18</text:span> and has been the subject of product recalls in Canada for this very reason.<text:span text:style-name="T18">19</text:span></text:p>
            </text:list-item>
          </text:list>
        </text:list-item>
        <text:list-item>
          <text:p text:style-name="P235">Electrical &amp; Ingestion Hazard: Battery Access</text:p>
          <text:list>
            <text:list-item>
              <text:p text:style-name="P165"><text:span text:style-name="T3">The Law:</text:span> Health Canada guidelines are explicit: toys with battery compartments <text:span text:style-name="T14">must</text:span> be securely closed to make small batteries (especially button batteries) <text:span text:style-name="T14">inaccessible</text:span> to a child.<text:span text:style-name="T18">20</text:span></text:p>
            </text:list-item>
            <text:list-item>
              <text:p text:style-name="P165"><text:span text:style-name="T3">The Standard:</text:span> The accepted industry standard for compliance is a battery compartment that is "screw-closed".<text:span text:style-name="T18">21</text:span></text:p>
            </text:list-item>
            <text:list-item>
              <text:p text:style-name="P165"><text:span text:style-name="T3">The Conflict:</text:span> A zipper is the <text:span text:style-name="T14">antithesis</text:span> of a secure, inaccessible compartment. It is, by design, intended to be opened. Allowing a child to access an internal electronic module, its wiring, and its battery constitutes a severe and unambiguous violation of Canadian toy safety standards.</text:p>
            </text:list-item>
          </text:list>
        </text:list-item>
      </text:list>
      <text:p text:style-name="P83">A product with a simple zipper or Velcro closure containing an electronic module would be rejected by customs, fail laboratory testing, and be subject to a mandatory recall.<text:span text:style-name="T18">23</text:span></text:p>
      <text:h text:style-name="P31" text:outline-level="3">2.2 The Compliant Solution: The "Sealed Rechargeable" Model</text:h>
      <text:p text:style-name="P110">A new product design is required that achieves the technical goal (user-updatable audio) while adhering to all safety laws. The recommended solution is the "Sealed Rechargeable" model.</text:p>
      <text:list text:style-name="L26">
        <text:list-item>
          <text:p text:style-name="P237">Design:</text:p>
          <text:list>
            <text:list-item>
              <text:p text:style-name="P172">The plush toy is <text:span text:style-name="T3">permanently stitched closed</text:span> at the factory. It has no zippers, Velcro, or other user-openable closures.</text:p>
            </text:list-item>
            <text:list-item>
              <text:p text:style-name="P172">An internal electronic module is factory-sealed inside. This module contains the PCBA (Printed Circuit Board Assembly), speaker, and a <text:span text:style-name="T3">rechargeable lithium-ion battery</text:span>.</text:p>
            </text:list-item>
            <text:list-item>
              <text:p text:style-name="P172">A single, reinforced <text:span text:style-name="T3">USB-C port</text:span> is connected to this internal module. This port is integrated securely into an external seam of the toy (e.g., on the bottom or back).</text:p>
            </text:list-item>
          </text:list>
        </text:list-item>
        <text:list-item>
          <text:p text:style-name="P237"><text:soft-page-break/>User Experience (The "Flash"):</text:p>
          <text:list>
            <text:list-item text:start-value="1">
              <text:p text:style-name="P170">An adult connects a computer to the toy's hidden USB-C port.</text:p>
            </text:list-item>
            <text:list-item>
              <text:p text:style-name="P172">The module's firmware mounts the device on the computer as a simple "USB Thumb Drive".<text:span text:style-name="T18">24</text:span></text:p>
            </text:list-item>
            <text:list-item>
              <text:p text:style-name="P172">The user drags and drops their custom MP3 or WAV audio file onto this drive.<text:span text:style-name="T18">26</text:span></text:p>
            </text:list-item>
            <text:list-item>
              <text:p text:style-name="P170">Upon disconnection, the module is "flashed" with the new audio and the battery is recharged.</text:p>
            </text:list-item>
          </text:list>
        </text:list-item>
        <text:list-item>
          <text:p text:style-name="P237">Compliance Justification:</text:p>
          <text:list>
            <text:list-item>
              <text:p text:style-name="P172"><text:span text:style-name="T3">No Small Parts:</text:span> The toy is a single, sealed unit. The integrated USB port is not a detachable component and passes the small parts test.<text:span text:style-name="T18">15</text:span></text:p>
            </text:list-item>
            <text:list-item>
              <text:p text:style-name="P172"><text:span text:style-name="T3">No Battery Access:</text:span> The battery is permanently sealed within the toy, rendering it 100% inaccessible to a child and fully compliant with battery safety regulations.<text:span text:style-name="T18">20</text:span></text:p>
            </text:list-item>
            <text:list-item>
              <text:p text:style-name="P172"><text:span text:style-name="T3">Manufacturing Feasibility:</text:span> This is a standard, existing technology. Modules offering this "USB-MP3" functionality are common.<text:span text:style-name="T18">24</text:span> The target supplier, Xinditai, already manufactures multiple plush toys with rechargeable batteries and Type-C ports, confirming this is within their core competency.<text:span text:style-name="T18">27</text:span></text:p>
            </text:list-item>
          </text:list>
        </text:list-item>
      </text:list>
      <text:h text:style-name="P6" text:outline-level="2">Part 3: Manufacturing and Sourcing Strategy</text:h>
      <text:p text:style-name="P71">The plan requires identifying a single, capable partner who can manage both the high-quality soft toy production and the custom electronic module integration.</text:p>
      <text:h text:style-name="P31" text:outline-level="3">3.1 Primary Partner Assessment: Shenzhen Xinditai Electronic Co., Ltd.</text:h>
      <text:p text:style-name="P83">The provided 2025 catalog for Shenzhen Xinditai Electronic Co., Ltd. (XDT) confirms they are a highly strategic fit for this project.<text:span text:style-name="T18">27</text:span></text:p>
      <text:list text:style-name="L27">
        <text:list-item>
          <text:p text:style-name="P180"><text:span text:style-name="T3">Profile and Certifications:</text:span> XDT is an established (2010) OEM/ODM manufacturer with over 100 employees in Longgang, Shenzhen.<text:span text:style-name="T18">27</text:span> They hold key international certifications, including ISO 9001:2015, BSCI, and Sedex, demonstrating a commitment to quality and social compliance.<text:span text:style-name="T18">27</text:span></text:p>
        </text:list-item>
        <text:list-item>
          <text:p text:style-name="P180"><text:span text:style-name="T3">Core Competency:</text:span> XDT is fundamentally an <text:span text:style-name="T3">electronics company</text:span> that has vertically integrated into plush toys. Their primary products are "sound and light products," "sound books," "PCBA assembly," and "electronic plush toys".<text:span text:style-name="T18">28</text:span> This is the ideal scenario; it is far superior to hiring a simple plush factory and asking them to learn electronics.</text:p>
        </text:list-item>
        <text:list-item>
          <text:p text:style-name="P180"><text:span text:style-name="T3">Technical Validation (2025 Catalog):</text:span> Their catalog provides direct evidence of capabilities that meet and exceed the project's requirements:</text:p>
          <text:list>
            <text:list-item>
              <text:p text:style-name="P180"><text:span text:style-name="T3">PT-004 (Sound Birthday Bear):</text:span> Features a "200mah rechargeable battery" and "Voice record function".<text:span text:style-name="T18">27</text:span></text:p>
            </text:list-item>
            <text:list-item>
              <text:p text:style-name="P180"><text:soft-page-break/><text:span text:style-name="T3">PT-006 (Happy Birthday Bear):</text:span> Includes a "200mah Type-C rechargeable lithium battery".<text:span text:style-name="T18">27</text:span></text:p>
            </text:list-item>
            <text:list-item>
              <text:p text:style-name="P180"><text:span text:style-name="T3">PT-005 (Lie Posture Panda):</text:span> A high-tech product offering <text:span text:style-name="T3">"Chat GPT + APP support available"</text:span> and a "400mah Type-C rechargeable lithium battery".<text:span text:style-name="T18">27</text:span></text:p>
            </text:list-item>
            <text:list-item>
              <text:p text:style-name="P180"><text:span text:style-name="T3">AI-Enabled Toys:</text:span> Their Alibaba profile showcases AI-interactive plush toys, confirming expertise in complex, modern electronics integration.<text:span text:style-name="T18">31</text:span></text:p>
            </text:list-item>
          </text:list>
        </text:list-item>
      </text:list>
      <text:p text:style-name="P71">The fact that XDT already masters Type-C charging and advanced app integration in their plush line confirms that the "Sealed Rechargeable" MP3-flashing module is well within their capabilities.</text:p>
      <text:h text:style-name="P31" text:outline-level="3">3.2 Sourcing Strategy: "All-in-One" (AIO) vs. "Multi-Component"</text:h>
      <text:p text:style-name="P110">The project principal has two sourcing models to consider.</text:p>
      <text:list text:style-name="L28">
        <text:list-item>
          <text:p text:style-name="P187"><text:span text:style-name="T3">All-in-One (AIO) / ODM:</text:span> Hire Xinditai as an Original Design Manufacturer (ODM) partner.<text:span text:style-name="T18">33</text:span> They would manage the entire process: designing the custom module, sourcing fabrics, sewing the plush shell, and performing final assembly and testing.</text:p>
        </text:list-item>
        <text:list-item>
          <text:p text:style-name="P187"><text:span text:style-name="T3">Multi-Component:</text:span> Source and purchase the "USB-MP3" modules separately (e.g., from a vendor at Huaqiangbei <text:span text:style-name="T18">34</text:span> or a specialist like Zhen Xiang <text:span text:style-name="T18">35</text:span>) and ship them to a different, dedicated plush factory (e.g., Shenzhen Levin Toys <text:span text:style-name="T18">36</text:span>) for final assembly.</text:p>
        </text:list-item>
      </text:list>
      <text:p text:style-name="P71">A comparative analysis demonstrates the clear superiority of the AIO model for a new enterprise.</text:p>
      <text:p text:style-name="P223">Table 3.1: Sourcing Model Comparison Matrix</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58"><text:span text:style-name="Strong_20_Emphasis"><text:span text:style-name="T9">Factor</text:span></text:span></text:p>
            </table:table-cell>
            <table:table-cell table:style-name="Table10.A1" office:value-type="string">
              <text:p text:style-name="P58"><text:span text:style-name="Strong_20_Emphasis"><text:span text:style-name="T9">AIO Model (Recommended)</text:span></text:span></text:p>
            </table:table-cell>
            <table:table-cell table:style-name="Table10.A1" office:value-type="string">
              <text:p text:style-name="P58"><text:span text:style-name="Strong_20_Emphasis"><text:span text:style-name="T9">Multi-Component Model (Not Recommended)</text:span></text:span></text:p>
            </table:table-cell>
          </table:table-row>
        </table:table-header-rows>
        <table:table-row>
          <table:table-cell table:style-name="Table10.A1" office:value-type="string">
            <text:p text:style-name="P62">Quality Control</text:p>
          </table:table-cell>
          <table:table-cell table:style-name="Table10.A1" office:value-type="string">
            <text:p text:style-name="P61"><text:span text:style-name="T3">Simple.</text:span> One factory (XDT) is 100% responsible for all failures. QC is integrated.<text:span text:style-name="T18">33</text:span></text:p>
          </table:table-cell>
          <table:table-cell table:style-name="Table10.A1" office:value-type="string">
            <text:p text:style-name="P61"><text:span text:style-name="T3">Complex.</text:span> Creates a "blame loop." If the toy fails, the plush factory will blame the module, and the module factory will blame the installation.<text:span text:style-name="T18">37</text:span></text:p>
          </table:table-cell>
        </table:table-row>
        <table:table-row>
          <table:table-cell table:style-name="Table10.A1" office:value-type="string">
            <text:p text:style-name="P62">Logistics</text:p>
          </table:table-cell>
          <table:table-cell table:style-name="Table10.A1" office:value-type="string">
            <text:p text:style-name="P60"><text:span text:style-name="T3">Simple.</text:span> One factory, one FOB point (Shenzhen).</text:p>
          </table:table-cell>
          <table:table-cell table:style-name="Table10.A1" office:value-type="string">
            <text:p text:style-name="P61"><text:span text:style-name="T3">Complex.</text:span> Requires coordinating freight from the module factory to the plush factory, adding cost, time, and failure points.<text:span text:style-name="T18">38</text:span></text:p>
          </table:table-cell>
        </table:table-row>
        <table:table-row>
          <table:table-cell table:style-name="Table10.A1" office:value-type="string">
            <text:p text:style-name="P62">Speed-to-Market</text:p>
          </table:table-cell>
          <table:table-cell table:style-name="Table10.A1" office:value-type="string">
            <text:p text:style-name="P60"><text:span text:style-name="T3">Fast.</text:span> XDT is an ODM built to take concepts to production quickly.</text:p>
          </table:table-cell>
          <table:table-cell table:style-name="Table10.A1" office:value-type="string">
            <text:p text:style-name="P60"><text:span text:style-name="T3">Slow.</text:span> The project principal must act as the general contractor, a role requiring significant on-the-ground <text:soft-page-break/>experience.</text:p>
          </table:table-cell>
        </table:table-row>
        <table:table-row>
          <table:table-cell table:style-name="Table10.A1" office:value-type="string">
            <text:p text:style-name="P62">IP Risk</text:p>
          </table:table-cell>
          <table:table-cell table:style-name="Table10.A1" office:value-type="string">
            <text:p text:style-name="P60"><text:span text:style-name="T3">Moderate.</text:span> The full product design is with one partner.</text:p>
          </table:table-cell>
          <table:table-cell table:style-name="Table10.A1" office:value-type="string">
            <text:p text:style-name="P60"><text:span text:style-name="T3">High.</text:span> The plush design is at one factory and the electronics at another, making it easier for components to be copied or "shopped around."</text:p>
          </table:table-cell>
        </table:table-row>
      </table:table>
      <text:p text:style-name="P71">The AIO model, leveraging Xinditai, is the recommended path. It streamlines development, simplifies quality control, and assigns all accountability to a single, highly capable vendor.</text:p>
      <text:h text:style-name="P31" text:outline-level="3">3.3 The "2D-to-3D" Prototyping Process</text:h>
      <text:p text:style-name="P83">The first manufacturing step is to translate the 2D artist's design into a 3D physical product. This follows a standard process.<text:span text:style-name="T18">33</text:span></text:p>
      <text:list text:style-name="L29">
        <text:list-item>
          <text:p text:style-name="P189"><text:span text:style-name="T3">Tech Pack:</text:span> The artist's 2D drawings (front, back, side views) must be compiled into a "tech pack" that specifies materials, colors, and embroidery details.<text:span text:style-name="T18">39</text:span></text:p>
        </text:list-item>
        <text:list-item>
          <text:p text:style-name="P189"><text:span text:style-name="T3">Digital &amp; Initial Prototype:</text:span> The factory uses this pack to create digital CAD patterns and a 3D model.<text:span text:style-name="T18">33</text:span> This is used to create the "Initial Prototype," a physical mock-up.</text:p>
        </text:list-item>
        <text:list-item>
          <text:p text:style-name="P189"><text:span text:style-name="T3">Iteration &amp; Approval:</text:span> This physical sample is shipped for review. Feedback is provided (e.g., "adjust seam," "change fabric"), and the factory creates a "Modified Sample".<text:span text:style-name="T18">33</text:span> This process, which costs $100-$250, may take 2-3 rounds and 7-20 days per sample.<text:span text:style-name="T18">33</text:span></text:p>
        </text:list-item>
        <text:list-item>
          <text:p text:style-name="P189"><text:span text:style-name="T3">Minimum Order Quantity (MOQ):</text:span> For a custom electronic plush, MOQs are typically low. XDT's own listings, along with comparable factories, show MOQs in the 100 to 1,000-piece range, which is ideal for a startup's first production run.<text:span text:style-name="T18">42</text:span></text:p>
        </text:list-item>
      </text:list>
      <text:h text:style-name="P6" text:outline-level="2">Part 4: Financial Feasibility and Landed Cost Analysis</text:h>
      <text:p text:style-name="P71">The initial $20.99 retail price target is not financially viable. This analysis provides a realistic cost model.</text:p>
      <text:h text:style-name="P31" text:outline-level="3">4.1 Estimated FOB (Free on Board) Cost</text:h>
      <text:list text:style-name="L30">
        <text:list-item>
          <text:p text:style-name="P193"><text:span text:style-name="T3">Plush Shell:</text:span> A simple, high-quality 10-inch custom plush toy, at a 500-unit MOQ, has a factory cost of <text:span text:style-name="T3">$5.00 - $7.00 USD</text:span> per unit.<text:span text:style-name="T18">46</text:span></text:p>
        </text:list-item>
        <text:list-item>
          <text:p text:style-name="P193"><text:span text:style-name="T3">Electronic Module:</text:span> A basic, non-rechargeable sound recorder costs $0.50 - $2.00.<text:span text:style-name="T18">35</text:span> The proposed "Sealed Rechargeable" module—with a Li-ion battery, USB-C port, and <text:soft-page-break/>MP3-programmable flash memory—is significantly more complex. Its estimated cost is <text:span text:style-name="T3">$3.00 - $7.00 USD</text:span>.<text:span text:style-name="T18">48</text:span></text:p>
        </text:list-item>
        <text:list-item>
          <text:p text:style-name="P193"><text:span text:style-name="T3">Total Estimated FOB:</text:span> A midpoint estimate for the complete, assembled unit from an AIO partner like Xinditai is <text:span text:style-name="T3">$10.00 - $12.00 USD</text:span>. For this analysis, a $11.00 USD FOB cost is used.</text:p>
        </text:list-item>
      </text:list>
      <text:h text:style-name="P31" text:outline-level="3">4.2 Estimated Landed Cost (Shenzhen to Vancouver)</text:h>
      <text:p text:style-name="P83">The "Landed Cost" is the true cost per unit after it arrives at the Vancouver warehouse, including freight, tariffs, and customs fees.<text:span text:style-name="T18">49</text:span></text:p>
      <text:p text:style-name="P110">A critical finding of this analysis relates to import tariffs.</text:p>
      <text:list text:style-name="L31">
        <text:list-item>
          <text:p text:style-name="P196"><text:span text:style-name="T3">Harmonized System (HS) Code:</text:span> Stuffed toys are classified under <text:span text:style-name="T3">HS Code 9503.00.90</text:span> ("Tricycles... dolls, other toys...").<text:span text:style-name="T18">52</text:span></text:p>
        </text:list-item>
        <text:list-item>
          <text:p text:style-name="P329"><text:span text:style-name="T10">Tariff Rate:</text:span><text:span text:style-name="T7"> Under Canada's tariff schedule, goods from China fall under the Most-Favoured-Nation (MFN) tariff. For HS Code 9503.00.90, the MFN duty rate is </text:span><text:span text:style-name="Source_20_Text"><text:span text:style-name="T16">Free</text:span></text:span><text:span text:style-name="T7">.</text:span><text:span text:style-name="T17">53</text:span><text:span text:style-name="T7"> This is a significant financial advantage, as it eliminates import duty as a cost.</text:span></text:p>
        </text:list-item>
      </text:list>
      <text:p text:style-name="P223">Table 4.1: Estimated Landed Cost per Unit (500-unit LCL Test Order)</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8"><text:span text:style-name="Strong_20_Emphasis"><text:span text:style-name="T9">Cost Component</text:span></text:span></text:p>
            </table:table-cell>
            <table:table-cell table:style-name="Table11.A1" office:value-type="string">
              <text:p text:style-name="P58"><text:span text:style-name="Strong_20_Emphasis"><text:span text:style-name="T9">Value (USD)</text:span></text:span></text:p>
            </table:table-cell>
            <table:table-cell table:style-name="Table11.A1" office:value-type="string">
              <text:p text:style-name="P58"><text:span text:style-name="Strong_20_Emphasis"><text:span text:style-name="T9">Source/Notes</text:span></text:span></text:p>
            </table:table-cell>
          </table:table-row>
        </table:table-header-rows>
        <table:table-row>
          <table:table-cell table:style-name="Table11.A1" office:value-type="string">
            <text:p text:style-name="P62">A. FOB Unit Cost</text:p>
          </table:table-cell>
          <table:table-cell table:style-name="Table11.A1" office:value-type="string">
            <text:p text:style-name="P62">$11.00</text:p>
          </table:table-cell>
          <table:table-cell table:style-name="Table11.A1" office:value-type="string">
            <text:p text:style-name="P60">(Midpoint estimate from Xinditai for a 500-unit MOQ).</text:p>
          </table:table-cell>
        </table:table-row>
        <table:table-row>
          <table:table-cell table:style-name="Table11.A1" office:value-type="string">
            <text:p text:style-name="P62">B. Sea Freight (LCL)</text:p>
          </table:table-cell>
          <table:table-cell table:style-name="Table11.A1" office:value-type="string">
            <text:p text:style-name="P62">$1.80</text:p>
          </table:table-cell>
          <table:table-cell table:style-name="Table11.A1" office:value-type="string">
            <text:p text:style-name="P61">(Est. 500 units = 2.5 CBM. LCL Sea freight Shenzhen-Vancouver at ~$100/CBM <text:span text:style-name="T18">54</text:span> + port/doc fees ~$400 <text:span text:style-name="T18">55</text:span> / 500 units).</text:p>
          </table:table-cell>
        </table:table-row>
        <table:table-row>
          <table:table-cell table:style-name="Table11.A1" office:value-type="string">
            <text:p text:style-name="P62">C. Import Tariff (Duty)</text:p>
          </table:table-cell>
          <table:table-cell table:style-name="Table11.A1" office:value-type="string">
            <text:p text:style-name="P62">$0.00</text:p>
          </table:table-cell>
          <table:table-cell table:style-name="Table11.A1" office:value-type="string">
            <text:p text:style-name="P59"><text:span text:style-name="T7">(HS Code 9503.00.90. MFN tariff rate is </text:span><text:span text:style-name="Source_20_Text"><text:span text:style-name="T15">Free</text:span></text:span><text:span text:style-name="T7"> </text:span><text:span text:style-name="T17">53</text:span><text:span text:style-name="T7">).</text:span></text:p>
          </table:table-cell>
        </table:table-row>
        <table:table-row>
          <table:table-cell table:style-name="Table11.A1" office:value-type="string">
            <text:p text:style-name="P62">D. Customs Brokerage</text:p>
          </table:table-cell>
          <table:table-cell table:style-name="Table11.A1" office:value-type="string">
            <text:p text:style-name="P62">$0.30</text:p>
          </table:table-cell>
          <table:table-cell table:style-name="Table11.A1" office:value-type="string">
            <text:p text:style-name="P61">(Est. $150 in flat fees <text:span text:style-name="T18">55</text:span> / 500 units).</text:p>
          </table:table-cell>
        </table:table-row>
        <table:table-row>
          <table:table-cell table:style-name="Table11.A1" office:value-type="string">
            <text:p text:style-name="P62">Total Landed Cost</text:p>
          </table:table-cell>
          <table:table-cell table:style-name="Table11.A1" office:value-type="string">
            <text:p text:style-name="P62">$13.10</text:p>
          </table:table-cell>
          <table:table-cell table:style-name="Table11.A1" office:value-type="string">
            <text:p text:style-name="P62">(A + B + C + D)</text:p>
          </table:table-cell>
        </table:table-row>
      </table:table>
      <text:h text:style-name="P31" text:outline-level="3">4.3 Profitability Analysis and Price Recommendation</text:h>
      <text:p text:style-name="P110">This landed cost makes the $20.99 CAD price point impossible.</text:p>
      <text:list text:style-name="L32">
        <text:list-item>
          <text:p text:style-name="P197"><text:span text:style-name="T3">1. Retail Price (Target):</text:span> $20.99 CAD (Target) <text:span text:style-name="T3">= $15.32 USD</text:span> (Using a 0.73 FX rate).</text:p>
        </text:list-item>
        <text:list-item>
          <text:p text:style-name="P240">2. Total COGS (Cost of Goods Sold):</text:p>
          <text:list>
            <text:list-item>
              <text:p text:style-name="P197">Landed Cost: <text:span text:style-name="T3">$13.10 USD</text:span></text:p>
            </text:list-item>
            <text:list-item>
              <text:p text:style-name="P197"><text:soft-page-break/>Artist Royalty (8% of Retail Price): 8% of $15.32 USD = <text:span text:style-name="T3">$1.23 USD</text:span> <text:span text:style-name="T18">9</text:span></text:p>
            </text:list-item>
            <text:list-item>
              <text:p text:style-name="P240">Total COGS = $14.33 USD</text:p>
            </text:list-item>
          </text:list>
        </text:list-item>
        <text:list-item>
          <text:p text:style-name="P240">3. Gross Profit (per unit):</text:p>
          <text:list>
            <text:list-item>
              <text:p text:style-name="P197">$15.32 (Retail) - $14.33 (COGS) = <text:span text:style-name="T3">$0.99 USD</text:span></text:p>
            </text:list-item>
          </text:list>
        </text:list-item>
        <text:list-item>
          <text:p text:style-name="P240">4. Gross Margin:</text:p>
          <text:list>
            <text:list-item>
              <text:p text:style-name="P197">($0.99 / $15.32) = <text:span text:style-name="T3">6.5%</text:span></text:p>
            </text:list-item>
          </text:list>
        </text:list-item>
      </text:list>
      <text:p text:style-name="P83"><text:span text:style-name="T3">Conclusion:</text:span> A 6.5% gross margin is financially non-viable. This margin must cover all 3PL warehousing and fulfillment ($3-5 per order <text:span text:style-name="T18">56</text:span>), e-commerce platform fees, marketing, and overhead.</text:p>
      <text:p text:style-name="P83"><text:span text:style-name="T3">Recommendation:</text:span> The product must be repriced. A standard 3x-4x keystone markup on the Landed Cost is necessary.</text:p>
      <text:list text:style-name="L33">
        <text:list-item>
          <text:p text:style-name="P202"><text:span text:style-name="T3">New Target Retail Price:</text:span> $13.10 (Landed Cost) x 3.5 = $45.85 USD.</text:p>
        </text:list-item>
        <text:list-item>
          <text:p text:style-name="P202">This supports a <text:span text:style-name="T3">$44.99 CAD</text:span> retail price point. The product must be marketed as a premium, interactive art piece, not a simple $20 plush.</text:p>
        </text:list-item>
      </text:list>
      <text:h text:style-name="P6" text:outline-level="2">Part 5: Domestic Logistics: Vancouver 3PL Fulfillment</text:h>
      <text:p text:style-name="P83">The plan for a Vancouver-based warehouse is correct, but requires a Third-Party Logistics (3PL) partner, not just storage. This partner will manage the entire fulfillment chain.<text:span text:style-name="T18">58</text:span></text:p>
      <text:list text:style-name="L34">
        <text:list-item>
          <text:p text:style-name="P244">Required Services:</text:p>
          <text:list>
            <text:list-item>
              <text:p text:style-name="P204"><text:span text:style-name="T3">Warehousing:</text:span> Receiving sea freight containers/pallets and managing inventory.<text:span text:style-name="T18">59</text:span> Costs in Vancouver average $15-$30/sq. ft. <text:span text:style-name="T18">60</text:span> or $13-$24/pallet/month.<text:span text:style-name="T18">56</text:span></text:p>
            </text:list-item>
            <text:list-item>
              <text:p text:style-name="P204"><text:span text:style-name="T3">B2C E-commerce Fulfillment:</text:span> "Pick and pack" services for individual orders from an online store. This includes managing packaging and shipping labels.<text:span text:style-name="T18">61</text:span></text:p>
            </text:list-item>
            <text:list-item>
              <text:p text:style-name="P204"><text:span text:style-name="T3">B2B Retail Fulfillment:</text:span> Assembling and shipping carton and pallet orders to wholesale accounts (e.g., galleries, gift shops).<text:span text:style-name="T18">61</text:span></text:p>
            </text:list-item>
          </text:list>
        </text:list-item>
        <text:list-item>
          <text:p text:style-name="P204"><text:span text:style-name="T3">3PL vs. FBA (Fulfillment by Amazon):</text:span> For a new business importing goods and aiming for multi-channel sales (B2B and B2C), a dedicated 3PL is superior to FBA.<text:span text:style-name="T18">63</text:span> A 3PL offers flexible pricing, personalized kitting services, and can manage the complexities of B2B retail compliance and freight forwarding.<text:span text:style-name="T18">65</text:span> FBA is a closed system with high fees for imported goods and storage.<text:span text:style-name="T18">67</text:span></text:p>
        </text:list-item>
        <text:list-item>
          <text:p text:style-name="P204"><text:span text:style-name="T3">Vancouver 3PL Candidates:</text:span> Leading 3PL providers in the Vancouver area specializing in e-commerce and retail fulfillment include 18 Wheels Logistics <text:span text:style-name="T18">61</text:span>, ShipHype <text:span text:style-name="T18">68</text:span>, ShipBob <text:span text:style-name="T18">69</text:span>, Speed Commerce <text:span text:style-name="T18">62</text:span>, and AMZ Prep.<text:span text:style-name="T18">70</text:span></text:p>
        </text:list-item>
      </text:list>
      <text:h text:style-name="P6" text:outline-level="2">Part 6: Artist Sourcing and Engagement Protocol</text:h>
      <text:p text:style-name="P83">To replicate the authenticity of the NNW model, the artist engagement process must be based on established protocols for working with Indigenous artists.<text:span text:style-name="T18">71</text:span></text:p>
      <text:list text:style-name="L35">
        <text:list-item>
          <text:p text:style-name="P209"><text:soft-page-break/><text:span text:style-name="T3">Respect Protocols:</text:span> The foundation of the relationship must be respect for the artist, their culture, and their intellectual property.<text:span text:style-name="T18">71</text:span> This involves recognizing that you are a guest on traditional territories <text:span text:style-name="T18">72</text:span> and seeking genuine collaboration, not appropriation.<text:span text:style-name="T18">74</text:span></text:p>
        </text:list-item>
        <text:list-item>
          <text:p text:style-name="P209"><text:span text:style-name="T3">Avoid Cold-Calling:</text:span> Do not approach artists without an introduction. The proper channels are established, community-trusted organizations:</text:p>
          <text:list>
            <text:list-item>
              <text:p text:style-name="P209"><text:span text:style-name="T3">Curated Galleries:</text:span> Engage with the curators and managers at galleries known for contemporary Indigenous art, such as the Bill Reid Gallery <text:span text:style-name="T18">75</text:span> or Fazakas Gallery.<text:span text:style-name="T18">76</text:span></text:p>
            </text:list-item>
            <text:list-item>
              <text:p text:style-name="P209"><text:span text:style-name="T3">Artist Collectives:</text:span> Contact arts service organizations like <text:span text:style-name="T3">CARFAC BC</text:span> (Copyright Visual Arts), which manages copyright and licensing for many professional visual artists in the province.<text:span text:style-name="T18">77</text:span></text:p>
            </text:list-item>
            <text:list-item>
              <text:p text:style-name="P209"><text:span text:style-name="T3">Cultural Organizations:</text:span> The <text:span text:style-name="T3">First Peoples' Cultural Council (FPCC)</text:span> is a key organization that supports artists with grants and development programs.<text:span text:style-name="T18">78</text:span></text:p>
            </text:list-item>
            <text:list-item>
              <text:p text:style-name="P209"><text:span text:style-name="T3">Artist Rosters:</text:span> Public and private organizations maintain pre-qualified artist rosters (e.g., Downtown Van <text:span text:style-name="T18">80</text:span>, Vancouver Coastal Health <text:span text:style-name="T18">81</text:span>).</text:p>
            </text:list-item>
          </text:list>
        </text:list-item>
        <text:list-item>
          <text:p text:style-name="P209"><text:span text:style-name="T3">Prepare a Professional Offer:</text:span> The offer should be based on the "Fee + Royalty" model discussed in Part 1.1. This includes an upfront professional fee/honorarium <text:span text:style-name="T18">82</text:span> and a long-term 5-8% royalty on all sales.<text:span text:style-name="T18">10</text:span></text:p>
        </text:list-item>
      </text:list>
      <text:h text:style-name="P6" text:outline-level="2">Part 7: Action Plan: Shenzhen Sourcing Itinerary (Dec 26, 2025 - Jan 1, 2026)</text:h>
      <text:p text:style-name="P71">This 7-day/6-night trip is a tactical sourcing mission to validate the primary supplier, benchmark costs, and initiate prototyping.</text:p>
      <text:h text:style-name="P31" text:outline-level="3">7.1 Pre-Trip Preparations (Mandatory)</text:h>
      <text:list text:style-name="L36">
        <text:list-item>
          <text:p text:style-name="P216"><text:span text:style-name="T3">Hire Technical Interpreter:</text:span> Immediately secure a Mandarin-English interpreter via a platform like Upwork <text:span text:style-name="T18">83</text:span> or a Shenzhen-based service.<text:span text:style-name="T18">85</text:span> This must be an individual with experience in <text:span text:style-name="T3">technical manufacturing and business negotiation</text:span>, not a general guide. Budget for ~$40/hr <text:span text:style-name="T18">83</text:span> or ~$350/day.</text:p>
        </text:list-item>
        <text:list-item>
          <text:p text:style-name="P216"><text:span text:style-name="T3">Schedule Primary Meeting:</text:span> Email <text:span text:style-name="T3">Happy Gao (happy@xinditai.com)</text:span> <text:span text:style-name="T18">27</text:span> immediately to introduce the project (under NDA) and request a factory audit and meeting for <text:span text:style-name="T3">Saturday, December 27th</text:span>. This demonstrates serious intent.</text:p>
        </text:list-item>
        <text:list-item>
          <text:p text:style-name="P216"><text:span text:style-name="T3">Check Holiday Schedule:</text:span> The selected dates are ideal. Christmas is not a public holiday in mainland China, and businesses will be fully operational.<text:span text:style-name="T18">86</text:span> The trip concludes on <text:span text:style-name="T3">January 1, 2026</text:span>, which <text:span text:style-name="T3">is a national public holiday</text:span>, meaning all factories and markets will be closed.<text:span text:style-name="T18">87</text:span> This provides a 6-day working window.</text:p>
        </text:list-item>
        <text:list-item>
          <text:p text:style-name="P216"><text:span text:style-name="T3">Prepare Documentation:</text:span> Create a concise "Product Specification" PDF for the "Sealed Rechargeable" model (from Part 2.2), including the 2D concept art.</text:p>
        </text:list-item>
      </text:list>
      <text:h text:style-name="P31" text:outline-level="3"><text:soft-page-break/>7.2 Detailed Tactical Itinerary</text:h>
      <text:p text:style-name="P223">Table 7.1: Shenzhen Sourcing Mission: Daily Itinerary &amp; Objectives</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58"><text:span text:style-name="Strong_20_Emphasis"><text:span text:style-name="T9">Day</text:span></text:span></text:p>
            </table:table-cell>
            <table:table-cell table:style-name="Table12.A1" office:value-type="string">
              <text:p text:style-name="P58"><text:span text:style-name="Strong_20_Emphasis"><text:span text:style-name="T9">Date</text:span></text:span></text:p>
            </table:table-cell>
            <table:table-cell table:style-name="Table12.A1" office:value-type="string">
              <text:p text:style-name="P58"><text:span text:style-name="Strong_20_Emphasis"><text:span text:style-name="T9">Location(s)</text:span></text:span></text:p>
            </table:table-cell>
            <table:table-cell table:style-name="Table12.A1" office:value-type="string">
              <text:p text:style-name="P58"><text:span text:style-name="Strong_20_Emphasis"><text:span text:style-name="T9">Daily Objectives &amp; Action Items</text:span></text:span></text:p>
            </table:table-cell>
          </table:table-row>
        </table:table-header-rows>
        <table:table-row>
          <table:table-cell table:style-name="Table12.A1" office:value-type="string">
            <text:p text:style-name="P60">1</text:p>
          </table:table-cell>
          <table:table-cell table:style-name="Table12.A1" office:value-type="string">
            <text:p text:style-name="P62">Fri, Dec 26, 2025</text:p>
          </table:table-cell>
          <table:table-cell table:style-name="Table12.A1" office:value-type="string">
            <text:p text:style-name="P60"><text:span text:style-name="T3">Arrival &amp; Prep</text:span> (SZX Airport -&gt; Futian District)</text:p>
          </table:table-cell>
          <table:table-cell table:style-name="Table12.A1" office:value-type="string">
            <text:p text:style-name="P63">• <text:span text:style-name="T4">Arrive SZX, clear customs. Travel to hotel (book in </text:span><text:span text:style-name="T6">Futian District</text:span><text:span text:style-name="T4"> for central access).</text:span></text:p>
            <text:p text:style-name="P63">• <text:span text:style-name="T6">Evening:</text:span><text:span text:style-name="T4"> Conduct a 2-hour prep dinner with your hired interpreter. Review the Product Spec, the Xinditai catalog, and the objectives for each day.</text:span></text:p>
          </table:table-cell>
        </table:table-row>
        <table:table-row>
          <table:table-cell table:style-name="Table12.A1" office:value-type="string">
            <text:p text:style-name="P60">2</text:p>
          </table:table-cell>
          <table:table-cell table:style-name="Table12.A1" office:value-type="string">
            <text:p text:style-name="P62">Sat, Dec 27, 2025</text:p>
          </table:table-cell>
          <table:table-cell table:style-name="Table12.A1" office:value-type="string">
            <text:p text:style-name="P60"><text:span text:style-name="T3">Primary Partner Audit</text:span> (Xinditai HQ, Longgang District)</text:p>
          </table:table-cell>
          <table:table-cell table:style-name="Table12.A1" office:value-type="string">
            <text:p text:style-name="P63">• <text:span text:style-name="T6">09:00:</text:span><text:span text:style-name="T4"> Interpreter pick-up for travel to Longgang.</text:span><text:span text:style-name="T17">27</text:span></text:p>
            <text:p text:style-name="P63">• <text:span text:style-name="T6">10:30 - 16:00:</text:span><text:span text:style-name="T4"> Full-day meeting at Xinditai.</text:span></text:p>
            <text:p text:style-name="P63">• <text:span text:style-name="T6">Agenda:</text:span><text:span text:style-name="T4"> 1. Factory Tour (inspect injection molding, assembly lines, QC station </text:span><text:span text:style-name="T17">27</text:span><text:span text:style-name="T4">). 2. Present the "Sealed Rechargeable" concept. 3. Review their "Type-C" (PT-006) and "APP support" (PT-005) toys.</text:span><text:span text:style-name="T17">27</text:span><text:span text:style-name="T4"> 4. Discuss </text:span><text:span text:style-name="T5">SOR/2011-17</text:span><text:span text:style-name="T4"> compliance. 5. Request formal quotes for prototype fee and FOB cost at 500, 1000 MOQs.</text:span></text:p>
          </table:table-cell>
        </table:table-row>
        <table:table-row>
          <table:table-cell table:style-name="Table12.A1" office:value-type="string">
            <text:p text:style-name="P60">3</text:p>
          </table:table-cell>
          <table:table-cell table:style-name="Table12.A1" office:value-type="string">
            <text:p text:style-name="P62">Sun, Dec 28, 2025</text:p>
          </table:table-cell>
          <table:table-cell table:style-name="Table12.A1" office:value-type="string">
            <text:p text:style-name="P60"><text:span text:style-name="T3">Component Benchmarking</text:span> (Huaqiangbei District)</text:p>
          </table:table-cell>
          <table:table-cell table:style-name="Table12.A1" office:value-type="string">
            <text:p text:style-name="P63">• <text:span text:style-name="T6">10:00 - 14:00:</text:span><text:span text:style-name="T4"> </text:span><text:span text:style-name="T6">SEG Electronic Market</text:span><text:span text:style-name="T4">.</text:span><text:span text:style-name="T17">90</text:span><text:span text:style-name="T4"> Focus on Floors 1-2 for audio/PCBA module wholesalers.</text:span><text:span text:style-name="T17">92</text:span></text:p>
            <text:p text:style-name="P63">• <text:span text:style-name="T6">14:00 - 17:00:</text:span><text:span text:style-name="T4"> </text:span><text:span text:style-name="T6">Huaqiang Electronic World</text:span><text:span text:style-name="T4">.</text:span><text:span text:style-name="T17">94</text:span><text:span text:style-name="T4"> Focus on vendors of speakers, audio modules, and finished audio gadgets.</text:span><text:span text:style-name="T17">95</text:span></text:p>
            <text:p text:style-name="P63">• <text:span text:style-name="T6">Objective:</text:span><text:span text:style-name="T4"> Source 3-5 competing "USB-MP3" modules.</text:span><text:span text:style-name="T17">24</text:span><text:span text:style-name="T4"> Buy samples on-site. This provides a price benchmark to negotiate against Xinditai's AIO quote.</text:span></text:p>
          </table:table-cell>
        </table:table-row>
        <table:table-row>
          <table:table-cell table:style-name="Table12.A1" office:value-type="string">
            <text:p text:style-name="P60">4</text:p>
          </table:table-cell>
          <table:table-cell table:style-name="Table12.A1" office:value-type="string">
            <text:p text:style-name="P62">Mon, Dec 29, <text:soft-page-break/>2025</text:p>
          </table:table-cell>
          <table:table-cell table:style-name="Table12.A1" office:value-type="string">
            <text:p text:style-name="P60"><text:span text:style-name="T3">Second Source Audit</text:span> (Bao'an / Longgang)</text:p>
          </table:table-cell>
          <table:table-cell table:style-name="Table12.A1" office:value-type="string">
            <text:p text:style-name="P63">• <text:span text:style-name="T6">10:00 - 15:00:</text:span><text:span text:style-name="T4"> Visit a pre-booked "Plan B" AIO factory (e.g., Szoneier Plush Factory </text:span><text:span text:style-name="T17">96</text:span><text:span text:style-name="T4"> or Shenzhen Levin Plush Toys </text:span><text:span text:style-name="T17">36</text:span><text:span text:style-name="T4">).</text:span></text:p>
            <text:p text:style-name="P63">• <text:span text:style-name="T6">Objective:</text:span><text:span text:style-name="T4"> Get a comparative quote for the </text:span><text:soft-page-break/><text:span text:style-name="T5">identical</text:span><text:span text:style-name="T4"> "Sealed Rechargeable" spec. This creates negotiation leverage and provides a supply chain backup.</text:span></text:p>
          </table:table-cell>
        </table:table-row>
        <table:table-row>
          <table:table-cell table:style-name="Table12.A1" office:value-type="string">
            <text:p text:style-name="P60">5</text:p>
          </table:table-cell>
          <table:table-cell table:style-name="Table12.A1" office:value-type="string">
            <text:p text:style-name="P62">Tue, Dec 30, 2025</text:p>
          </table:table-cell>
          <table:table-cell table:style-name="Table12.A1" office:value-type="string">
            <text:p text:style-name="P60"><text:span text:style-name="T3">Decision &amp; Prototyping Kick-off</text:span> (Futian / Longgang)</text:p>
          </table:table-cell>
          <table:table-cell table:style-name="Table12.A1" office:value-type="string">
            <text:p text:style-name="P63">• <text:span text:style-name="T6">AM:</text:span><text:span text:style-name="T4"> Final follow-up meeting or call with Xinditai. Present the benchmarked module costs and the competing AIO quote. Negotiate the final FOB and prototype price.</text:span></text:p>
            <text:p text:style-name="P63">• <text:span text:style-name="T6">PM:</text:span><text:span text:style-name="T4"> </text:span><text:span text:style-name="T5">MISSION-CRITICAL ACTION:</text:span><text:span text:style-name="T4"> Sign the prototyping agreement and </text:span><text:span text:style-name="T6">pay the prototype fee</text:span><text:span text:style-name="T4"> (est. $100-$250 </text:span><text:span text:style-name="T17">33</text:span><text:span text:style-name="T4">) to Xinditai. This officially starts the "2D-to-3D" process.</text:span></text:p>
          </table:table-cell>
        </table:table-row>
        <table:table-row>
          <table:table-cell table:style-name="Table12.A1" office:value-type="string">
            <text:p text:style-name="P60">6</text:p>
          </table:table-cell>
          <table:table-cell table:style-name="Table12.A1" office:value-type="string">
            <text:p text:style-name="P62">Wed, Dec 31, 2025</text:p>
          </table:table-cell>
          <table:table-cell table:style-name="Table12.A1" office:value-type="string">
            <text:p text:style-name="P60"><text:span text:style-name="T3">Logistics &amp; Wrap-up</text:span> (Shenzhen)</text:p>
          </table:table-cell>
          <table:table-cell table:style-name="Table12.A1" office:value-type="string">
            <text:p text:style-name="P63">• <text:span text:style-name="T6">AM:</text:span><text:span text:style-name="T4"> Meet with a Shenzhen-based freight forwarder (e.g., Sino-Shipping </text:span><text:span text:style-name="T17">54</text:span><text:span text:style-name="T4">) to get LCL quotes for Shenzhen to Vancouver. Confirm HS Code 9503.00.90.</text:span><text:span text:style-name="T17">53</text:span></text:p>
            <text:p text:style-name="P63">• <text:span text:style-name="T6">PM:</text:span><text:span text:style-name="T4"> Final debrief with interpreter. Consolidate all samples, receipts, and business cards.</text:span></text:p>
            <text:p text:style-name="P63">• <text:span text:style-name="T5">Note: New Year's Eve is a normal business day</text:span><text:span text:style-name="T4">.</text:span><text:span text:style-name="T17">99</text:span></text:p>
          </table:table-cell>
        </table:table-row>
        <table:table-row>
          <table:table-cell table:style-name="Table12.A1" office:value-type="string">
            <text:p text:style-name="P60">7</text:p>
          </table:table-cell>
          <table:table-cell table:style-name="Table12.A1" office:value-type="string">
            <text:p text:style-name="P62">Thu, Jan 1, 2026</text:p>
          </table:table-cell>
          <table:table-cell table:style-name="Table12.A1" office:value-type="string">
            <text:p text:style-name="P62">Departure</text:p>
          </table:table-cell>
          <table:table-cell table:style-name="Table12.A1" office:value-type="string">
            <text:p text:style-name="P63">• <text:span text:style-name="T6">PUBLIC HOLIDAY.</text:span><text:span text:style-name="T4"> All factories and markets are </text:span><text:span text:style-name="T6">CLOSED</text:span><text:span text:style-name="T4">.</text:span><text:span text:style-name="T17">88</text:span></text:p>
            <text:p text:style-name="P63">• <text:span text:style-name="T4">Travel to SZX or HKG airport for departure.</text:span><text:span text:style-name="T11"/></text:p>
          </table:table-cell>
        </table:table-row>
      </table:table>
      <text:h text:style-name="P6" text:outline-level="2">Part 8: Conclusions and Strategic Recommendations</text:h>
      <text:p text:style-name="P110">This analysis confirms the viability of the proposed business, contingent on two fundamental strategic pivots.</text:p>
      <text:list text:style-name="L37">
        <text:list-item>
          <text:p text:style-name="P220"><text:span text:style-name="T3">Adopt the "Sealed Rechargeable" Design:</text:span> The initial concept of "zipper access" is non-viable as it is in direct violation of the <text:span text:style-name="T14">Canada Consumer Product Safety Act (CCPSA), Toys Regulations (SOR/2011-17)</text:span>.<text:span text:style-name="T18">15</text:span> The product <text:span text:style-name="T14">must</text:span> be re-designed as a permanently stitched, factory-sealed unit with an external, reinforced USB-C port for <text:soft-page-break/>both data "flashing" and charging. This design is compliant, feasible, and within the documented capabilities of the target supplier.<text:span text:style-name="T18">27</text:span></text:p>
        </text:list-item>
        <text:list-item>
          <text:p text:style-name="P220"><text:span text:style-name="T3">Adopt a $44.99 CAD Retail Price Point:</text:span> The benchmark $20.99 price point is financially impossible for an electronic-enhanced product. The estimated landed cost ($13.10 USD) and required artist royalty ($1.23 USD) result in a 6.5% gross margin, which is unsustainable. The product must be re-positioned as a premium, interactive art piece with a target retail price of <text:span text:style-name="T3">$44.99 CAD</text:span>.</text:p>
        </text:list-item>
        <text:list-item>
          <text:p text:style-name="P220"><text:span text:style-name="T3">Engage Xinditai as the AIO Partner:</text:span> Shenzhen Xinditai Electronic Co., Ltd. is an ideal primary partner, as they are an electronics and PCBA specialist that has successfully integrated plush toy manufacturing.<text:span text:style-name="T18">27</text:span> The upcoming Shenzhen trip should be focused on validating them as the "All-in-One" (AIO) manufacturer for this new, compliant product design and paying the fee to initiate prototyping.</text:p>
        </text:list-item>
      </text:list>
      <text:p text:style-name="P56"><text:span text:style-name="T1"><text:line-break/>FOURTH4:<text:line-break/></text:span>Here is a <text:span text:style-name="Strong_20_Emphasis">clean, total-summary</text:span> of <text:span text:style-name="Emphasis">all</text:span> considerations you need to keep in mind <text:span text:style-name="Strong_20_Emphasis">before your Shenzhen trip</text:span> and <text:span text:style-name="Strong_20_Emphasis">during the trip</text:span>, based on everything we built so far.</text:p>
      <text:p text:style-name="Text_20_body">This is the <text:span text:style-name="Strong_20_Emphasis">single-page master overview</text:span> you can use to orient yourself.</text:p>
      <text:p text:style-name="Horizontal_20_Line"/>
      <text:h text:style-name="Heading_20_1" text:outline-level="1"><text:span text:style-name="Strong_20_Emphasis">TRIP SUMMARY — ALL CONSIDERATIONS BEFORE &amp; DURING THE SHENZHEN TRIP</text:span></text:h>
      <text:p text:style-name="Horizontal_20_Line"/>
      <text:h text:style-name="Heading_20_1" text:outline-level="1"><text:span text:style-name="Strong_20_Emphasis">I. BEFORE THE TRIP — PREPARATION PHASE</text:span></text:h>
      <text:h text:style-name="Heading_20_2" text:outline-level="2"><text:span text:style-name="Strong_20_Emphasis">1. Define Your Core Objectives</text:span></text:h>
      <text:list text:style-name="L38">
        <text:list-item>
          <text:p text:style-name="P333">Build <text:span text:style-name="Strong_20_Emphasis">long-term relationships</text:span> with manufacturers (not a one-time order).</text:p>
        </text:list-item>
        <text:list-item>
          <text:p text:style-name="P333">Present your <text:span text:style-name="Strong_20_Emphasis">modular product vision</text:span>:</text:p>
          <text:list>
            <text:list-item>
              <text:p text:style-name="P333">AA/AAA screw-secured battery compartments</text:p>
            </text:list-item>
            <text:list-item>
              <text:p text:style-name="P333">OR modular Li-ion pigtail pack inside screw-shut enclosure</text:p>
            </text:list-item>
            <text:list-item>
              <text:p text:style-name="P333">Swappable audio content</text:p>
            </text:list-item>
            <text:list-item>
              <text:p text:style-name="P333">Firmware updates / USB access</text:p>
            </text:list-item>
            <text:list-item>
              <text:p text:style-name="P333">Removable electronics module for future customization</text:p>
            </text:list-item>
          </text:list>
        </text:list-item>
        <text:list-item>
          <text:p text:style-name="P333">Identify manufacturing partners who “get” your roadmap.</text:p>
        </text:list-item>
      </text:list>
      <text:p text:style-name="Horizontal_20_Line"><text:soft-page-break/></text:p>
      <text:h text:style-name="Heading_20_2" text:outline-level="2"><text:span text:style-name="Strong_20_Emphasis">2. Prep Technical Materials</text:span></text:h>
      <text:list text:style-name="L39">
        <text:list-item>
          <text:p text:style-name="P334">Partial plush prototypes (taken apart, showing wiring paths).</text:p>
        </text:list-item>
        <text:list-item>
          <text:p text:style-name="P334">Sample AA/AAA battery compartments (screw-locked).</text:p>
        </text:list-item>
        <text:list-item>
          <text:p text:style-name="P334">Sample Li-ion pack with pigtail.</text:p>
        </text:list-item>
        <text:list-item>
          <text:p text:style-name="P334">Bilingual <text:span text:style-name="Strong_20_Emphasis">Tech Pack</text:span>:</text:p>
          <text:list>
            <text:list-item>
              <text:p text:style-name="P334">Dimensions</text:p>
            </text:list-item>
            <text:list-item>
              <text:p text:style-name="P334">Stitch pattern</text:p>
            </text:list-item>
            <text:list-item>
              <text:p text:style-name="P334">Electronics integration plan</text:p>
            </text:list-item>
            <text:list-item>
              <text:p text:style-name="P334">Battery system options</text:p>
            </text:list-item>
            <text:list-item>
              <text:p text:style-name="P334">Safety standards (CCPSA)</text:p>
            </text:list-item>
          </text:list>
        </text:list-item>
        <text:list-item>
          <text:p text:style-name="P334">Audio samples (MP3/WAV).</text:p>
        </text:list-item>
        <text:list-item>
          <text:p text:style-name="P334">USB drive with documentation.</text:p>
        </text:list-item>
      </text:list>
      <text:p text:style-name="Horizontal_20_Line"/>
      <text:h text:style-name="Heading_20_2" text:outline-level="2"><text:span text:style-name="Strong_20_Emphasis">3. Legal &amp; IP Protection</text:span></text:h>
      <text:list text:style-name="L40">
        <text:list-item>
          <text:p text:style-name="P335">Prepare a <text:span text:style-name="Strong_20_Emphasis">China-ready NNN agreement</text:span> (via MIT Solve legal contact).</text:p>
        </text:list-item>
        <text:list-item>
          <text:p text:style-name="P335">Ensure it includes:</text:p>
          <text:list>
            <text:list-item>
              <text:p text:style-name="P335">Chinese jurisdiction</text:p>
            </text:list-item>
            <text:list-item>
              <text:p text:style-name="P335">Liquidated damages</text:p>
            </text:list-item>
            <text:list-item>
              <text:p text:style-name="P335">Correct Chinese company name + chops</text:p>
            </text:list-item>
            <text:list-item>
              <text:p text:style-name="P335">Non-circumvention clause</text:p>
            </text:list-item>
          </text:list>
        </text:list-item>
        <text:list-item>
          <text:p text:style-name="P335">Only share high-level info until signing.</text:p>
        </text:list-item>
      </text:list>
      <text:p text:style-name="Horizontal_20_Line"/>
      <text:h text:style-name="Heading_20_2" text:outline-level="2"><text:span text:style-name="Strong_20_Emphasis">4. Travel &amp; Logistics</text:span></text:h>
      <text:list text:style-name="L41">
        <text:list-item>
          <text:p text:style-name="P336">Book <text:span text:style-name="Strong_20_Emphasis">pod hotels</text:span> in Huaqiangbei (Days 1–2, Day 4).</text:p>
        </text:list-item>
        <text:list-item>
          <text:p text:style-name="P336">Book hotel in <text:span text:style-name="Strong_20_Emphasis">Longgang District</text:span> (Day 3).</text:p>
        </text:list-item>
        <text:list-item>
          <text:p text:style-name="P336">Organize translator/guide for Days 1–3.</text:p>
        </text:list-item>
        <text:list-item>
          <text:p text:style-name="P336">Download apps: WeChat, Didi, Pleco, VPN.</text:p>
        </text:list-item>
        <text:list-item>
          <text:p text:style-name="P336">Print addresses in Chinese characters.</text:p>
        </text:list-item>
        <text:list-item>
          <text:p text:style-name="P336">Carry cash (¥1,000–1,500) for markets.</text:p>
        </text:list-item>
      </text:list>
      <text:p text:style-name="Horizontal_20_Line"><text:soft-page-break/></text:p>
      <text:h text:style-name="Heading_20_2" text:outline-level="2"><text:span text:style-name="Strong_20_Emphasis">5. Factory Coordination</text:span></text:h>
      <text:list text:style-name="L42">
        <text:list-item>
          <text:p text:style-name="P337">Pre-contact Xinditai and 2–3 other factories.</text:p>
        </text:list-item>
        <text:list-item>
          <text:p text:style-name="P337">Share your visit dates.</text:p>
        </text:list-item>
        <text:list-item>
          <text:p text:style-name="P337">Provide high-level product overview.</text:p>
        </text:list-item>
        <text:list-item>
          <text:p text:style-name="P337">Ask them for:</text:p>
          <text:list>
            <text:list-item>
              <text:p text:style-name="P337">Example modules</text:p>
            </text:list-item>
            <text:list-item>
              <text:p text:style-name="P337">MOQ</text:p>
            </text:list-item>
            <text:list-item>
              <text:p text:style-name="P337">Battery expertise</text:p>
            </text:list-item>
            <text:list-item>
              <text:p text:style-name="P337">Safety compliance history</text:p>
            </text:list-item>
          </text:list>
        </text:list-item>
        <text:list-item>
          <text:p text:style-name="P337">Only give full details in-person.</text:p>
        </text:list-item>
      </text:list>
      <text:p text:style-name="Horizontal_20_Line"/>
      <text:h text:style-name="Heading_20_2" text:outline-level="2"><text:span text:style-name="Strong_20_Emphasis">6. Regulatory &amp; Compliance</text:span></text:h>
      <text:list text:style-name="L43">
        <text:list-item>
          <text:p text:style-name="P338">Confirm CCPSA toy safety rules:</text:p>
          <text:list>
            <text:list-item>
              <text:p text:style-name="P338">Screw-secured battery compartment</text:p>
            </text:list-item>
            <text:list-item>
              <text:p text:style-name="P338">No small swallowable parts</text:p>
            </text:list-item>
            <text:list-item>
              <text:p text:style-name="P338">No sharp edges</text:p>
            </text:list-item>
            <text:list-item>
              <text:p text:style-name="P338">Lead/phthalate limits</text:p>
            </text:list-item>
          </text:list>
        </text:list-item>
        <text:list-item>
          <text:p text:style-name="P338">Know that Li-ion introduces extra certifications (UL 62133 + UN38.3).</text:p>
        </text:list-item>
      </text:list>
      <text:p text:style-name="Horizontal_20_Line"/>
      <text:h text:style-name="Heading_20_2" text:outline-level="2"><text:span text:style-name="Strong_20_Emphasis">7. NVMe SSD Repair Prep</text:span></text:h>
      <text:list text:style-name="L44">
        <text:list-item>
          <text:p text:style-name="P339">Bring your own NVMe → USB adapter.</text:p>
        </text:list-item>
        <text:list-item>
          <text:p text:style-name="P339">Prepare a bilingual instruction card:<text:line-break/><text:span text:style-name="Strong_20_Emphasis">“Repair only. No cloning. Must stay visible at all times.”</text:span></text:p>
        </text:list-item>
      </text:list>
      <text:p text:style-name="Horizontal_20_Line"/>
      <text:h text:style-name="Heading_20_1" text:outline-level="1"><text:span text:style-name="Strong_20_Emphasis">II. DURING THE TRIP — EXECUTION PHASE</text:span></text:h>
      <text:p text:style-name="Horizontal_20_Line"/>
      <text:h text:style-name="Heading_20_1" text:outline-level="1"><text:soft-page-break/><text:span text:style-name="Strong_20_Emphasis">DAY 1 — Huaqiangbei (With Translator)</text:span></text:h>
      <text:p text:style-name="Text_20_body"><text:span text:style-name="Strong_20_Emphasis">Goals: SSD Repair + Parts Sourcing</text:span></text:p>
      <text:h text:style-name="Heading_20_3" text:outline-level="3"><text:span text:style-name="Strong_20_Emphasis">SSD Repair</text:span></text:h>
      <text:list text:style-name="L45">
        <text:list-item>
          <text:p text:style-name="P340">Go to SEG Plaza.</text:p>
        </text:list-item>
        <text:list-item>
          <text:p text:style-name="P340">Translator enforces your rules.</text:p>
        </text:list-item>
        <text:list-item>
          <text:p text:style-name="P340">Repairs done at open-bench stations, visible at all times.</text:p>
        </text:list-item>
        <text:list-item>
          <text:p text:style-name="P340">Validate drive after repair.</text:p>
        </text:list-item>
      </text:list>
      <text:h text:style-name="Heading_20_3" text:outline-level="3"><text:span text:style-name="Strong_20_Emphasis">Electronics Sourcing</text:span></text:h>
      <text:list text:style-name="L46">
        <text:list-item>
          <text:p text:style-name="P341">Purchase:</text:p>
          <text:list>
            <text:list-item>
              <text:p text:style-name="P341">AA/AAA battery housings</text:p>
            </text:list-item>
            <text:list-item>
              <text:p text:style-name="P341">Li-ion packs (certified)</text:p>
            </text:list-item>
            <text:list-item>
              <text:p text:style-name="P341">Pigtails</text:p>
            </text:list-item>
            <text:list-item>
              <text:p text:style-name="P341">Speakers</text:p>
            </text:list-item>
            <text:list-item>
              <text:p text:style-name="P341">Buttons</text:p>
            </text:list-item>
            <text:list-item>
              <text:p text:style-name="P341">Blank PCBs</text:p>
            </text:list-item>
            <text:list-item>
              <text:p text:style-name="P341">USB-C ports</text:p>
            </text:list-item>
          </text:list>
        </text:list-item>
        <text:list-item>
          <text:p text:style-name="P341">Test fit pieces with your prototype on-site.</text:p>
        </text:list-item>
      </text:list>
      <text:h text:style-name="Heading_20_3" text:outline-level="3"><text:span text:style-name="Strong_20_Emphasis">Evening</text:span></text:h>
      <text:list text:style-name="L47">
        <text:list-item>
          <text:p text:style-name="P342">Translator orients you + gf to the area.</text:p>
        </text:list-item>
      </text:list>
      <text:p text:style-name="Horizontal_20_Line"/>
      <text:h text:style-name="Heading_20_1" text:outline-level="1"><text:span text:style-name="Strong_20_Emphasis">DAY 2 — Huaqiangbei Deep Dive (With Translator)</text:span></text:h>
      <text:p text:style-name="Text_20_body"><text:span text:style-name="Strong_20_Emphasis">Goal: Build a Manufacturer-Ready Prototype Kit</text:span></text:p>
      <text:list text:style-name="L48">
        <text:list-item>
          <text:p text:style-name="P343">Source any missing pieces (cabling, switches, housings).</text:p>
        </text:list-item>
        <text:list-item>
          <text:p text:style-name="P343">Buy USB duplicators/hubs (for later batch-flashing).</text:p>
        </text:list-item>
        <text:list-item>
          <text:p text:style-name="P343">Gather examples of speaking pens, logic boards, or sound modules.</text:p>
        </text:list-item>
        <text:list-item>
          <text:p text:style-name="P343">Translator ensures you buy <text:span text:style-name="Strong_20_Emphasis">real components</text:span>, not fakes.</text:p>
        </text:list-item>
        <text:list-item>
          <text:p text:style-name="P343">Assemble everything into a box to show factories tomorrow.</text:p>
        </text:list-item>
      </text:list>
      <text:h text:style-name="Heading_20_3" text:outline-level="3"><text:soft-page-break/><text:span text:style-name="Strong_20_Emphasis">Evening Prep</text:span></text:h>
      <text:list text:style-name="L49">
        <text:list-item>
          <text:p text:style-name="P344">Review tech pack with translator.</text:p>
        </text:list-item>
        <text:list-item>
          <text:p text:style-name="P344">Print extras (English + Chinese).</text:p>
        </text:list-item>
      </text:list>
      <text:p text:style-name="Horizontal_20_Line"/>
      <text:h text:style-name="Heading_20_1" text:outline-level="1"><text:span text:style-name="Strong_20_Emphasis">DAY 3 — Longgang Factory Visits (With Translator)</text:span></text:h>
      <text:p text:style-name="Text_20_body"><text:span text:style-name="Strong_20_Emphasis">Goal: Relationship Building + Technical Validation</text:span></text:p>
      <text:p text:style-name="Text_20_body">Visit <text:span text:style-name="Strong_20_Emphasis">Xinditai</text:span> and 1–2 additional nearby factories.</text:p>
      <text:h text:style-name="Heading_20_3" text:outline-level="3"><text:span text:style-name="Strong_20_Emphasis">In Each Meeting:</text:span></text:h>
      <text:list text:style-name="L50">
        <text:list-item>
          <text:p text:style-name="P345">Establish you are seeking <text:span text:style-name="Strong_20_Emphasis">multi-year collaboration</text:span>, not just a 1,000-unit deal.</text:p>
        </text:list-item>
        <text:list-item>
          <text:p text:style-name="P345">Present your prototype kit:</text:p>
          <text:list>
            <text:list-item>
              <text:p text:style-name="P345">Plush sample</text:p>
            </text:list-item>
            <text:list-item>
              <text:p text:style-name="P345">Modular electronics parts</text:p>
            </text:list-item>
            <text:list-item>
              <text:p text:style-name="P345">Battery system choices</text:p>
            </text:list-item>
          </text:list>
        </text:list-item>
        <text:list-item>
          <text:p text:style-name="P345">Discuss:</text:p>
          <text:list>
            <text:list-item>
              <text:p text:style-name="P345">Assembly feasibility</text:p>
            </text:list-item>
            <text:list-item>
              <text:p text:style-name="P345">Material options</text:p>
            </text:list-item>
            <text:list-item>
              <text:p text:style-name="P345">Electronic module engineering</text:p>
            </text:list-item>
            <text:list-item>
              <text:p text:style-name="P345">Safe battery integration</text:p>
            </text:list-item>
            <text:list-item>
              <text:p text:style-name="P345">How firmware/audio updates need to work</text:p>
            </text:list-item>
            <text:list-item>
              <text:p text:style-name="P345">Timelines</text:p>
            </text:list-item>
            <text:list-item>
              <text:p text:style-name="P345">MOQ flexibility</text:p>
            </text:list-item>
          </text:list>
        </text:list-item>
        <text:list-item>
          <text:p text:style-name="P345">Translator ensures <text:span text:style-name="Strong_20_Emphasis">no misunderstandings</text:span>.</text:p>
        </text:list-item>
      </text:list>
      <text:h text:style-name="Heading_20_3" text:outline-level="3"><text:span text:style-name="Strong_20_Emphasis">Relationship Building</text:span></text:h>
      <text:list text:style-name="L51">
        <text:list-item>
          <text:p text:style-name="P346">Be respectful.</text:p>
        </text:list-item>
        <text:list-item>
          <text:p text:style-name="P346">Exchange cards with both hands.</text:p>
        </text:list-item>
        <text:list-item>
          <text:p text:style-name="P346">Give small Canadian/Indigenous gifts.</text:p>
        </text:list-item>
        <text:list-item>
          <text:p text:style-name="P346">Focus on collaboration, not price-first negotiation.</text:p>
        </text:list-item>
      </text:list>
      <text:h text:style-name="Heading_20_3" text:outline-level="3"><text:span text:style-name="Strong_20_Emphasis">Evening</text:span></text:h>
      <text:list text:style-name="L52">
        <text:list-item>
          <text:p text:style-name="P347">Translator helps finalize follow-ups, then you can release them.</text:p>
        </text:list-item>
      </text:list>
      <text:p text:style-name="Horizontal_20_Line"><text:soft-page-break/></text:p>
      <text:h text:style-name="Heading_20_1" text:outline-level="1"><text:span text:style-name="Strong_20_Emphasis">DAY 4 — Optional Factory Follow-Ups + Free Exploration</text:span></text:h>
      <text:p text:style-name="Text_20_body"><text:span text:style-name="Strong_20_Emphasis">Goal: Final Checks and Next Steps</text:span></text:p>
      <text:h text:style-name="Heading_20_3" text:outline-level="3"><text:span text:style-name="Strong_20_Emphasis">If Needed</text:span></text:h>
      <text:list text:style-name="L53">
        <text:list-item>
          <text:p text:style-name="P348">Return to suppliers alone for second-round talks.</text:p>
        </text:list-item>
        <text:list-item>
          <text:p text:style-name="P348">Validate quotes.</text:p>
        </text:list-item>
        <text:list-item>
          <text:p text:style-name="P348">Walk Huaqiangbei again to fill gaps in component list.</text:p>
        </text:list-item>
      </text:list>
      <text:h text:style-name="Heading_20_3" text:outline-level="3"><text:span text:style-name="Strong_20_Emphasis">Personal Time</text:span></text:h>
      <text:list text:style-name="L54">
        <text:list-item>
          <text:p text:style-name="P349">Explore Shenzhen:</text:p>
          <text:list>
            <text:list-item>
              <text:p text:style-name="P349">OCT Harbour</text:p>
            </text:list-item>
            <text:list-item>
              <text:p text:style-name="P349">Nanshan waterfront</text:p>
            </text:list-item>
            <text:list-item>
              <text:p text:style-name="P349">Ping An Finance Centre</text:p>
            </text:list-item>
          </text:list>
        </text:list-item>
        <text:list-item>
          <text:p text:style-name="P349">Translator leaves you with a “recommended spots” list.</text:p>
        </text:list-item>
      </text:list>
      <text:p text:style-name="Horizontal_20_Line"/>
      <text:h text:style-name="Heading_20_1" text:outline-level="1"><text:span text:style-name="Strong_20_Emphasis">III. KEY MINDSETS FOR THE TRIP</text:span></text:h>
      <text:h text:style-name="Heading_20_2" text:outline-level="2"><text:span text:style-name="Strong_20_Emphasis">1. Relationship-first</text:span></text:h>
      <text:p text:style-name="Text_20_body">Manufacturers commit more deeply when:</text:p>
      <text:list text:style-name="L55">
        <text:list-item>
          <text:p text:style-name="P350">You show long-term vision</text:p>
        </text:list-item>
        <text:list-item>
          <text:p text:style-name="P350">You seem organized</text:p>
        </text:list-item>
        <text:list-item>
          <text:p text:style-name="P350">You respect their expertise</text:p>
        </text:list-item>
        <text:list-item>
          <text:p text:style-name="P350">You return more than once</text:p>
        </text:list-item>
      </text:list>
      <text:h text:style-name="Heading_20_2" text:outline-level="2"><text:span text:style-name="Strong_20_Emphasis">2. Technician-supervised repairs</text:span></text:h>
      <text:p text:style-name="Text_20_body">Always stay present for any SSD or PCB services.</text:p>
      <text:h text:style-name="Heading_20_2" text:outline-level="2"><text:span text:style-name="Strong_20_Emphasis">3. Buy samples early</text:span></text:h>
      <text:p text:style-name="Text_20_body">Factories love when you bring real parts from Huaqiangbei.</text:p>
      <text:h text:style-name="Heading_20_2" text:outline-level="2"><text:soft-page-break/><text:span text:style-name="Strong_20_Emphasis">4. Keep everything bilingual</text:span></text:h>
      <text:p text:style-name="Text_20_body">Chinese engineers appreciate clarity.</text:p>
      <text:h text:style-name="Heading_20_2" text:outline-level="2"><text:span text:style-name="Strong_20_Emphasis">5. Don’t rush price negotiation</text:span></text:h>
      <text:p text:style-name="Text_20_body">First build alignment → THEN negotiate.</text:p>
      <text:p text:style-name="P56"><text:span text:style-name="T1">FIFTH5:<text:line-break/></text:span>ChatGPT said:</text:p>
      <text:p text:style-name="Text_20_body">Below is a <text:span text:style-name="Strong_20_Emphasis">clear, actionable plan</text:span> that answers your new requirement:<text:line-break/><text:span text:style-name="Strong_20_Emphasis">finding a place in Shenzhen where an NVMe SSD can be professionally repaired </text:span><text:span text:style-name="Strong_20_Emphasis"><text:span text:style-name="Emphasis">in front of you</text:span></text:span> <text:span text:style-name="Emphasis">and integrating that location into your trip plan</text:span>, including <text:span text:style-name="Strong_20_Emphasis">where to stay (pod hotels)</text:span> relative to:</text:p>
      <text:list text:style-name="L56">
        <text:list-item>
          <text:p text:style-name="P351"><text:span text:style-name="Strong_20_Emphasis">Huaqiangbei</text:span> (electronics markets)</text:p>
        </text:list-item>
        <text:list-item>
          <text:p text:style-name="P351"><text:span text:style-name="Strong_20_Emphasis">Longgang / Xinditai Factory</text:span> (from your uploaded catalog)</text:p>
        </text:list-item>
        <text:list-item>
          <text:p text:style-name="P351"><text:span text:style-name="Strong_20_Emphasis">NVMe repair malls</text:span></text:p>
        </text:list-item>
      </text:list>
      <text:p text:style-name="Text_20_body">And tying this together with your <text:span text:style-name="Strong_20_Emphasis">manufacturer-relationship-building trip</text:span>.</text:p>
      <text:p text:style-name="Horizontal_20_Line"/>
      <text:h text:style-name="Heading_20_1" text:outline-level="1">✔ NVMe SSD Repair in Shenzhen — WHERE to Go</text:h>
      <text:p text:style-name="Text_20_body">The place you want — <text:span text:style-name="Strong_20_Emphasis">where techs will repair in front of you, in open stalls, with no data removal risk because you’re watching every second</text:span> — is:</text:p>
      <text:h text:style-name="Heading_20_1" text:outline-level="1"><text:span text:style-name="Strong_20_Emphasis">Huaqiangbei Electronics District (华强北)</text:span></text:h>
      <text:p text:style-name="Text_20_body">➡ Specifically <text:span text:style-name="Strong_20_Emphasis">SEG Plaza (SEG Electronics Market)</text:span><text:line-break/>➡ And <text:span text:style-name="Strong_20_Emphasis">Huaqiang Electronics World (华强电子世界)</text:span><text:line-break/>➡ And <text:span text:style-name="Strong_20_Emphasis">CyberMart / Pacific Digital Plaza</text:span> nearby</text:p>
      <text:p text:style-name="Text_20_body">This area is <text:span text:style-name="Emphasis">world-famous</text:span> for exactly this service:</text:p>
      <text:list text:style-name="L57">
        <text:list-item>
          <text:p text:style-name="P352">NVMe/SATA SSD repair</text:p>
        </text:list-item>
        <text:list-item>
          <text:p text:style-name="P352">Surface-mount reflow</text:p>
        </text:list-item>
        <text:list-item>
          <text:p text:style-name="P352">PCB trace repair</text:p>
        </text:list-item>
        <text:list-item>
          <text:p text:style-name="P352">Firmware repair</text:p>
        </text:list-item>
        <text:list-item>
          <text:p text:style-name="P352">File system corruption recovery</text:p>
        </text:list-item>
        <text:list-item>
          <text:p text:style-name="P352">USB/NVMe adapter testing</text:p>
        </text:list-item>
      </text:list>
      <text:p text:style-name="Text_20_body"><text:soft-page-break/>You can literally stand beside the technician at their bench. This is the <text:span text:style-name="Strong_20_Emphasis">only place in Shenzhen where “watch-me-repair” is normalized</text:span>.</text:p>
      <text:h text:style-name="Heading_20_1" text:outline-level="1">🧠 Why This Fits Your Safety Requirements</text:h>
      <text:list text:style-name="L58">
        <text:list-item>
          <text:p text:style-name="P353">Repairs are done <text:span text:style-name="Strong_20_Emphasis">at open benches in public mall floors</text:span></text:p>
        </text:list-item>
        <text:list-item>
          <text:p text:style-name="P353">You stay the entire time</text:p>
        </text:list-item>
        <text:list-item>
          <text:p text:style-name="P353">They do <text:span text:style-name="Strong_20_Emphasis">not</text:span> take drives into back rooms</text:p>
        </text:list-item>
        <text:list-item>
          <text:p text:style-name="P353">You can request <text:span text:style-name="Strong_20_Emphasis">mirror-mode diagnostic only</text:span></text:p>
        </text:list-item>
        <text:list-item>
          <text:p text:style-name="P353">You can request <text:span text:style-name="Strong_20_Emphasis">no cloning, no imaging, no data offload</text:span></text:p>
        </text:list-item>
      </text:list>
      <text:p text:style-name="Horizontal_20_Line"/>
      <text:h text:style-name="Heading_20_1" text:outline-level="1">✔ Where is Xinditai Relative to Huaqiangbei?</text:h>
      <text:p text:style-name="Text_20_body">From your uploaded catalog:<text:line-break/>Xinditai Address:<text:line-break/><text:span text:style-name="Strong_20_Emphasis">3rd Floor, Building C, Tongju Industrial Park, No. 4 Longping West Road, Shengping Community, Longcheng Street, Longgang District, Shenzhen</text:span> </text:p>
      <text:p text:style-name="Text_20_body">XINDITAI Catalog 2025</text:p>
      <text:h text:style-name="Heading_20_3" text:outline-level="3">Travel distance:</text:h>
      <text:list text:style-name="L59">
        <text:list-item>
          <text:p text:style-name="P354"><text:span text:style-name="Strong_20_Emphasis">Huaqiangbei → Longgang (Xinditai)</text:span><text:line-break/><text:span text:style-name="Strong_20_Emphasis">≈ 40–55 minutes by taxi or Didi</text:span><text:line-break/><text:span text:style-name="Strong_20_Emphasis">≈ 55–70 minutes by Metro</text:span> (Line 3 is the key line eastward toward Longgang)</text:p>
        </text:list-item>
      </text:list>
      <text:p text:style-name="Text_20_body">This means your trip plan naturally looks like:</text:p>
      <text:list text:style-name="L60">
        <text:list-item>
          <text:p text:style-name="P355">Stay in <text:span text:style-name="Strong_20_Emphasis">Futian / Huaqiangbei</text:span> area for markets + SSD repair</text:p>
        </text:list-item>
        <text:list-item>
          <text:p text:style-name="P355">Travel eastward to <text:span text:style-name="Strong_20_Emphasis">Longgang</text:span> for factory tours (Xinditai + competitors)</text:p>
        </text:list-item>
      </text:list>
      <text:p text:style-name="Horizontal_20_Line"/>
      <text:h text:style-name="Heading_20_1" text:outline-level="1">✔ BEST POD HOTELS for You + Your Girlfriend</text:h>
      <text:p text:style-name="Text_20_body">Your priorities:</text:p>
      <text:list text:style-name="L61">
        <text:list-item>
          <text:p text:style-name="P356">Clean</text:p>
        </text:list-item>
        <text:list-item>
          <text:p text:style-name="P356">Modern</text:p>
        </text:list-item>
        <text:list-item>
          <text:p text:style-name="P356">Good location</text:p>
        </text:list-item>
        <text:list-item>
          <text:p text:style-name="P356"><text:soft-page-break/>Safe</text:p>
        </text:list-item>
        <text:list-item>
          <text:p text:style-name="P356">Not sketchy</text:p>
        </text:list-item>
      </text:list>
      <text:h text:style-name="Heading_20_3" text:outline-level="3"><text:span text:style-name="Strong_20_Emphasis">1. Pai Hotels / Capsule Hotels – Huaqiangbei Area</text:span></text:h>
      <text:list text:style-name="L62">
        <text:list-item>
          <text:p text:style-name="P357">Modern Japanese-style capsules</text:p>
        </text:list-item>
        <text:list-item>
          <text:p text:style-name="P357">5–8 min walk from SEG Plaza</text:p>
        </text:list-item>
        <text:list-item>
          <text:p text:style-name="P357">Great for nightly sleeps between market scouting and repair</text:p>
        </text:list-item>
        <text:list-item>
          <text:p text:style-name="P357">Perfect for SSD repair day + sourcing day</text:p>
        </text:list-item>
      </text:list>
      <text:h text:style-name="Heading_20_3" text:outline-level="3"><text:span text:style-name="Strong_20_Emphasis">2. H Hotel Nanshan / Atour Light Futian</text:span> (Not pod, but minimal + clean)</text:h>
      <text:list text:style-name="L63">
        <text:list-item>
          <text:p text:style-name="P358">Minimalist rooms</text:p>
        </text:list-item>
        <text:list-item>
          <text:p text:style-name="P358">Not expensive</text:p>
        </text:list-item>
        <text:list-item>
          <text:p text:style-name="P358">Good for couples</text:p>
        </text:list-item>
        <text:list-item>
          <text:p text:style-name="P358">MUCH safer and more comfortable than basement capsules</text:p>
        </text:list-item>
      </text:list>
      <text:h text:style-name="Heading_20_3" text:outline-level="3"><text:span text:style-name="Strong_20_Emphasis">3. Xiangmi Lake Capsule Hotel (Futian)</text:span></text:h>
      <text:list text:style-name="L64">
        <text:list-item>
          <text:p text:style-name="P359">Very clean</text:p>
        </text:list-item>
        <text:list-item>
          <text:p text:style-name="P359">Co-ed friendly</text:p>
        </text:list-item>
        <text:list-item>
          <text:p text:style-name="P359">Good access to Metro Lines 2 &amp; 7</text:p>
        </text:list-item>
      </text:list>
      <text:p text:style-name="Horizontal_20_Line"/>
      <text:h text:style-name="Heading_20_1" text:outline-level="1">✔ Proposed 3–4-Day Location Plan (Simple + Efficient)</text:h>
      <text:h text:style-name="Heading_20_2" text:outline-level="2"><text:span text:style-name="Strong_20_Emphasis">DAY 1 — Arrive + Huaqiangbei + NVMe Repair</text:span></text:h>
      <text:p text:style-name="Text_20_body"><text:span text:style-name="Strong_20_Emphasis">Stay:</text:span> Capsule hotel in Huaqiangbei area<text:line-break/><text:span text:style-name="Strong_20_Emphasis">Do:</text:span></text:p>
      <text:list text:style-name="L65">
        <text:list-item>
          <text:p text:style-name="P360">Drop luggage</text:p>
        </text:list-item>
        <text:list-item>
          <text:p text:style-name="P360">Walk to <text:span text:style-name="Strong_20_Emphasis">SEG Plaza</text:span></text:p>
        </text:list-item>
        <text:list-item>
          <text:p text:style-name="P360">Visit <text:span text:style-name="Strong_20_Emphasis">NVMe repair floors</text:span> (SEG 2F–5F and CyberMart floors)</text:p>
        </text:list-item>
        <text:list-item>
          <text:p text:style-name="P360">Watch the repair directly</text:p>
        </text:list-item>
        <text:list-item>
          <text:p text:style-name="P360">Complete Huaqiangbei scouting (USB hubs, duplicators, lithium-ion pigtail packs, etc.)</text:p>
        </text:list-item>
      </text:list>
      <text:p text:style-name="Text_20_body">This gets your SSD issue done on the first day with ZERO risk.</text:p>
      <text:p text:style-name="Horizontal_20_Line"/>
      <text:h text:style-name="Heading_20_2" text:outline-level="2"><text:soft-page-break/><text:span text:style-name="Strong_20_Emphasis">DAY 2 — Huaqiangbei Deep Dive + Power Solutions R&amp;D</text:span></text:h>
      <text:p text:style-name="Text_20_body">Still stay in Huaqiangbei<text:line-break/><text:span text:style-name="Strong_20_Emphasis">Do:</text:span></text:p>
      <text:list text:style-name="L66">
        <text:list-item>
          <text:p text:style-name="P361">Visit specialized vendors for:</text:p>
          <text:list>
            <text:list-item>
              <text:p text:style-name="P361">AA/AAA battery holders (screw-closed)</text:p>
            </text:list-item>
            <text:list-item>
              <text:p text:style-name="P361">Lithium-ion protected cells (UL-listed)</text:p>
            </text:list-item>
            <text:list-item>
              <text:p text:style-name="P361">Pigtail connectors</text:p>
            </text:list-item>
            <text:list-item>
              <text:p text:style-name="P361">Blank PCBs for modular audio/light products</text:p>
            </text:list-item>
          </text:list>
        </text:list-item>
        <text:list-item>
          <text:p text:style-name="P361">Validate “in-hand swappability” design</text:p>
        </text:list-item>
        <text:list-item>
          <text:p text:style-name="P361">Buy prototype components</text:p>
        </text:list-item>
      </text:list>
      <text:p text:style-name="Text_20_body">You will also pick up things to show manufacturers later.</text:p>
      <text:p text:style-name="Horizontal_20_Line"/>
      <text:h text:style-name="Heading_20_2" text:outline-level="2"><text:span text:style-name="Strong_20_Emphasis">DAY 3 — Travel to LONGGANG for Xinditai &amp; Other Factories</text:span></text:h>
      <text:p text:style-name="Text_20_body"><text:span text:style-name="Strong_20_Emphasis">Move hotels:</text:span><text:line-break/>➡ Stay 1 night <text:span text:style-name="Strong_20_Emphasis">in Longgang District</text:span> (or skip staying if you prefer going back)<text:line-break/>Better for early morning factory tours.</text:p>
      <text:p text:style-name="Text_20_body"><text:span text:style-name="Strong_20_Emphasis">Do:</text:span></text:p>
      <text:list text:style-name="L67">
        <text:list-item>
          <text:p text:style-name="P362">Visit Xinditai in <text:span text:style-name="Strong_20_Emphasis">Longgang District</text:span> </text:p>
          <text:p text:style-name="P362">XINDITAI Catalog 2025</text:p>
        </text:list-item>
        <text:list-item>
          <text:p text:style-name="P362">Visit other nearby OEM/ODM factories</text:p>
        </text:list-item>
        <text:list-item>
          <text:p text:style-name="P362">Show:</text:p>
          <text:list>
            <text:list-item>
              <text:p text:style-name="P362">Plush prototypes (opened + closed)</text:p>
            </text:list-item>
            <text:list-item>
              <text:p text:style-name="P362">Battery examples bought at Huaqiangbei</text:p>
            </text:list-item>
            <text:list-item>
              <text:p text:style-name="P362">Modular PCB concept</text:p>
            </text:list-item>
            <text:list-item>
              <text:p text:style-name="P362">Audio content examples</text:p>
            </text:list-item>
            <text:list-item>
              <text:p text:style-name="P362">Roadmap of product line</text:p>
            </text:list-item>
          </text:list>
        </text:list-item>
      </text:list>
      <text:p text:style-name="Text_20_body"><text:span text:style-name="Strong_20_Emphasis">Goal:</text:span><text:line-break/>Build relationships, not negotiate a one-off order.</text:p>
      <text:p text:style-name="Horizontal_20_Line"/>
      <text:h text:style-name="Heading_20_2" text:outline-level="2"><text:soft-page-break/><text:span text:style-name="Strong_20_Emphasis">DAY 4 — Backup Factory Tours + Return to Futian</text:span></text:h>
      <text:p text:style-name="Text_20_body"><text:span text:style-name="Strong_20_Emphasis">Stay:</text:span> Back to Futian/Huaqiangbei pod if desired<text:line-break/><text:span text:style-name="Strong_20_Emphasis">Do:</text:span></text:p>
      <text:list text:style-name="L68">
        <text:list-item>
          <text:p text:style-name="P363">Visit any remaining factories</text:p>
        </text:list-item>
        <text:list-item>
          <text:p text:style-name="P363">Conduct follow-up discussions</text:p>
        </text:list-item>
        <text:list-item>
          <text:p text:style-name="P363">Prepare to finalize long-term partner notes</text:p>
        </text:list-item>
      </text:list>
      <text:p text:style-name="Horizontal_20_Line"/>
      <text:h text:style-name="Heading_20_1" text:outline-level="1">✔ WHAT TO BRING for the SSD Repair &amp; Manufacturer Visits</text:h>
      <text:h text:style-name="Heading_20_2" text:outline-level="2"><text:span text:style-name="Strong_20_Emphasis">For NVMe Repair</text:span></text:h>
      <text:list text:style-name="L69">
        <text:list-item>
          <text:p text:style-name="P364">NVMe drive (obviously)</text:p>
        </text:list-item>
        <text:list-item>
          <text:p text:style-name="P364">Original enclosure if applicable</text:p>
        </text:list-item>
        <text:list-item>
          <text:p text:style-name="P364">Your own <text:span text:style-name="Strong_20_Emphasis">NVMe-to-USB adapter</text:span> (you plug it in, not them)</text:p>
        </text:list-item>
        <text:list-item>
          <text:p text:style-name="P364">A "no clone / no copy" printed card in English+Chinese</text:p>
        </text:list-item>
        <text:list-item>
          <text:p text:style-name="P364">A simple checklist:</text:p>
          <text:list>
            <text:list-item>
              <text:p text:style-name="P364">No imaging</text:p>
            </text:list-item>
            <text:list-item>
              <text:p text:style-name="P364">No cloning</text:p>
            </text:list-item>
            <text:list-item>
              <text:p text:style-name="P364">Repair only</text:p>
            </text:list-item>
          </text:list>
        </text:list-item>
      </text:list>
      <text:p text:style-name="Horizontal_20_Line"/>
      <text:h text:style-name="Heading_20_2" text:outline-level="2"><text:span text:style-name="Strong_20_Emphasis">For Manufacturer Meetings</text:span></text:h>
      <text:h text:style-name="Heading_20_3" text:outline-level="3"><text:span text:style-name="Strong_20_Emphasis">Wear</text:span></text:h>
      <text:list text:style-name="L70">
        <text:list-item>
          <text:p text:style-name="P365"><text:span text:style-name="Strong_20_Emphasis">Smart casual</text:span></text:p>
          <text:list>
            <text:list-item>
              <text:p text:style-name="P365">Collared shirt or polo</text:p>
            </text:list-item>
            <text:list-item>
              <text:p text:style-name="P365">Clean pants (no shorts)</text:p>
            </text:list-item>
            <text:list-item>
              <text:p text:style-name="P365">Closed-toe shoes (factories require this)</text:p>
            </text:list-item>
          </text:list>
        </text:list-item>
        <text:list-item>
          <text:p text:style-name="P365">For your girlfriend: casual but conservative (no midriff, short skirts)</text:p>
        </text:list-item>
      </text:list>
      <text:h text:style-name="Heading_20_3" text:outline-level="3"><text:span text:style-name="Strong_20_Emphasis">Bring</text:span></text:h>
      <text:p text:style-name="Text_20_body">Absolutely bring the following:</text:p>
      <text:h text:style-name="Heading_20_3" text:outline-level="3"><text:soft-page-break/><text:span text:style-name="Strong_20_Emphasis">1. Prototypes</text:span></text:h>
      <text:list text:style-name="L71">
        <text:list-item>
          <text:p text:style-name="P366">Existing plush toys (<text:span text:style-name="Strong_20_Emphasis">opened up</text:span>)</text:p>
        </text:list-item>
        <text:list-item>
          <text:p text:style-name="P366">Modules taken apart</text:p>
        </text:list-item>
        <text:list-item>
          <text:p text:style-name="P366">Sketches of intended modularity</text:p>
        </text:list-item>
        <text:list-item>
          <text:p text:style-name="P366">Xinditai catalog pages printed/stamped with your notes (they love seeing this) </text:p>
          <text:p text:style-name="P366">XINDITAI Catalog 2025</text:p>
        </text:list-item>
      </text:list>
      <text:h text:style-name="Heading_20_3" text:outline-level="3"><text:span text:style-name="Strong_20_Emphasis">2. Power System Samples</text:span></text:h>
      <text:p text:style-name="Text_20_body">From Day 2 Huaqiangbei:</text:p>
      <text:list text:style-name="L72">
        <text:list-item>
          <text:p text:style-name="P367">AA/AAA screw-back housings</text:p>
        </text:list-item>
        <text:list-item>
          <text:p text:style-name="P367">Li-ion packs with pigtails</text:p>
        </text:list-item>
        <text:list-item>
          <text:p text:style-name="P367">Blank PCBs</text:p>
        </text:list-item>
        <text:list-item>
          <text:p text:style-name="P367">Switches, speakers, charging boards, connectors</text:p>
        </text:list-item>
      </text:list>
      <text:h text:style-name="Heading_20_3" text:outline-level="3"><text:span text:style-name="Strong_20_Emphasis">3. Documentation Kit</text:span></text:h>
      <text:list text:style-name="L73">
        <text:list-item>
          <text:p text:style-name="P368">2× copies of your tech pack (EN + CN printout)</text:p>
        </text:list-item>
        <text:list-item>
          <text:p text:style-name="P368">1× USB stick containing:</text:p>
          <text:list>
            <text:list-item>
              <text:p text:style-name="P368">Audio samples</text:p>
            </text:list-item>
            <text:list-item>
              <text:p text:style-name="P368">Photos</text:p>
            </text:list-item>
            <text:list-item>
              <text:p text:style-name="P368">CAD/tech drawings</text:p>
            </text:list-item>
            <text:list-item>
              <text:p text:style-name="P368">Feature list for Year 1, Year 2</text:p>
            </text:list-item>
          </text:list>
        </text:list-item>
        <text:list-item>
          <text:p text:style-name="P368">Business cards (English/Chinese)</text:p>
        </text:list-item>
      </text:list>
      <text:h text:style-name="Heading_20_3" text:outline-level="3"><text:span text:style-name="Strong_20_Emphasis">4. Demonstration Tools</text:span></text:h>
      <text:list text:style-name="L74">
        <text:list-item>
          <text:p text:style-name="P369">Small screwdriver set</text:p>
        </text:list-item>
        <text:list-item>
          <text:p text:style-name="P369">Portable USB power bank</text:p>
        </text:list-item>
        <text:list-item>
          <text:p text:style-name="P369">USB-C multi-hub</text:p>
        </text:list-item>
        <text:list-item>
          <text:p text:style-name="P369">Label maker tape (for marking wires)</text:p>
        </text:list-item>
        <text:list-item>
          <text:p text:style-name="P369">Notebook &amp; pen</text:p>
        </text:list-item>
      </text:list>
      <text:h text:style-name="Heading_20_3" text:outline-level="3"><text:span text:style-name="Strong_20_Emphasis">5. Etiquette Items</text:span></text:h>
      <text:list text:style-name="L75">
        <text:list-item>
          <text:p text:style-name="P370">Small Canadian/Indigenous gifts (pins, small pouch)</text:p>
        </text:list-item>
        <text:list-item>
          <text:p text:style-name="P370">A polite phrase card:</text:p>
          <text:list>
            <text:list-item>
              <text:p text:style-name="P370">“我可以看整个维修过程吗？” (May I watch the entire repair?)</text:p>
            </text:list-item>
            <text:list-item>
              <text:p text:style-name="P370">“我们希望建立长期合作关系。” (We want long-term cooperation.)</text:p>
            </text:list-item>
          </text:list>
        </text:list-item>
      </text:list>
      <text:p text:style-name="Horizontal_20_Line"><text:soft-page-break/></text:p>
      <text:h text:style-name="Heading_20_1" text:outline-level="1">✔ Integrating NVMe Repair Into Your Shenzhen Map</text:h>
      <text:h text:style-name="Heading_20_2" text:outline-level="2">Your Key Spots:</text:h>
      <text:h text:style-name="Heading_20_3" text:outline-level="3"><text:span text:style-name="Strong_20_Emphasis">1. Huaqiangbei — SSD Repair + Parts</text:span></text:h>
      <text:p text:style-name="Text_20_body">Where you stay Days 1–2<text:line-break/>Where you buy everything you need<text:line-break/>Where your SSD gets fixed<text:line-break/>Where you buy modular power components</text:p>
      <text:h text:style-name="Heading_20_3" text:outline-level="3"><text:span text:style-name="Strong_20_Emphasis">2. Longgang — Factory Zone</text:span></text:h>
      <text:p text:style-name="Text_20_body">Where <text:span text:style-name="Strong_20_Emphasis">Xinditai</text:span> is<text:line-break/>Where multiple OEM/ODM plush manufacturers are<text:line-break/>Where your partnership-building day happens</text:p>
      <text:p text:style-name="Text_20_body">➡ Optimal sequence:<text:line-break/><text:span text:style-name="Strong_20_Emphasis">Huaqiangbei → Longgang → Huaqiangbei → Airport</text:span></text:p>
      <text:p text:style-name="Horizontal_20_Line"/>
      <text:h text:style-name="Heading_20_1" text:outline-level="1">✔ Summary: Your Optimized Plan Flow</text:h>
      <text:h text:style-name="Heading_20_3" text:outline-level="3"><text:span text:style-name="Strong_20_Emphasis">Day 1: SSD Repair + First Market Sweep (Stay: Huaqiangbei Pod)</text:span></text:h>
      <text:h text:style-name="Heading_20_3" text:outline-level="3"><text:span text:style-name="Strong_20_Emphasis">Day 2: Components + Battery System R&amp;D (Stay: Huaqiangbei Pod)</text:span></text:h>
      <text:h text:style-name="Heading_20_3" text:outline-level="3"><text:span text:style-name="Strong_20_Emphasis">Day 3: Xinditai + Other Factories (Stay: Longgang or return)</text:span></text:h>
      <text:h text:style-name="Heading_20_3" text:outline-level="3"><text:span text:style-name="Strong_20_Emphasis">Day 4: Backup Meetings + Wrap-up (Stay: Huaqiangbei or airport)</text:span></text:h>
      <text:p text:style-name="Text_20_body">This keeps your SSD safety concerns, sourcing needs, and relationship-building objectives in a <text:span text:style-name="Emphasis">tight, efficient loop</text:span>.</text:p>
      <text:p text:style-name="P56"><text:span text:style-name="T1">SIXTH6:<text:line-break/></text:span><text:span text:style-name="T25">Indigenize Toys Shenzhen Trip 2025 – Strategic Execution Plan</text:span></text:p>
      <text:h text:style-name="P14" text:outline-level="2"><text:soft-page-break/>Executive Summary</text:h>
      <text:p text:style-name="P371"><text:span text:style-name="T21">This updated plan shifts focus from a one-off order to </text:span><text:span text:style-name="Strong_20_Emphasis"><text:span text:style-name="T23">building long-term partnerships</text:span></text:span><text:span text:style-name="T21"> with Shenzhen toy and electronics manufacturers. The goal is to secure collaborators who support iterative, modular product development and who can adapt to an evolving product roadmap. We will emphasize suppliers that accommodate either </text:span><text:span text:style-name="Strong_20_Emphasis"><text:span text:style-name="T23">standard AA/AAA screw-closed battery compartments</text:span></text:span><text:span text:style-name="T21"> (meeting child-safety standards) </text:span><text:span text:style-name="Emphasis"><text:span text:style-name="T22">or</text:span></text:span><text:span text:style-name="T21"> </text:span><text:span text:style-name="Strong_20_Emphasis"><text:span text:style-name="T23">modular lithium-ion battery packs</text:span></text:span><text:span text:style-name="T21"> with pigtail connectors and screw-shut enclosures. All discussions with factories will stress the product’s iterative nature (firmware/firmware updates, swappable audio modules, content changes, etc.) and the need for flexible assembly. On the business side, we will prepare a professional visit to Shenzhen and Huaqiangbei with an agenda of relationship-building (face-to-face meetings, sample reviews, and cultural exchange) rather than just transactional ordering. By cultivating </text:span><text:span text:style-name="Emphasis"><text:span text:style-name="T22">guanxi</text:span></text:span><text:span text:style-name="T21"> through respectful communication, punctuality, and frequent engagement, we aim to secure manufacturers who commit to our vision over many revisions</text:span><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maplesourcing.com</text:a><text:a xlink:type="simple" xlink:href="https://www.worldfirst.com/au/insight/importing-from-china/business-travel-to-china/#:~:text=Doing%20business%20in%20China%20is,to%20dress%20up%20than%20down" office:target-frame-name="_blank" xlink:show="new" text:style-name="Internet_20_link" text:visited-style-name="Visited_20_Internet_20_Link">worldfirst.com</text:a><text:span text:style-name="T21">.</text:span></text:p>
      <text:h text:style-name="P14" text:outline-level="2">Detailed Research Findings</text:h>
      <text:list text:style-name="L76">
        <text:list-item>
          <text:p text:style-name="P372"><text:span text:style-name="Strong_20_Emphasis"><text:span text:style-name="T23">Long-Term Collaboration:</text:span></text:span><text:span text:style-name="T21"> Chinese manufacturers value </text:span><text:span text:style-name="Strong_20_Emphasis"><text:span text:style-name="T23">trust and personal relationships</text:span></text:span><text:span text:style-name="T21"> (guanxi) as much as formal agreements</text:span><text:a xlink:type="simple" xlink:href="https://www.worldfirst.com/au/insight/importing-from-china/business-travel-to-china/#:~:text=Doing%20business%20in%20China%20is,to%20dress%20up%20than%20down" office:target-frame-name="_blank" xlink:show="new" text:style-name="Internet_20_link" text:visited-style-name="Visited_20_Internet_20_Link">worldfirst.com</text:a><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maplesourcing.com</text:a><text:span text:style-name="T21">. We must convey that this is the beginning of an ongoing partnership. Rather than treating them as a contract factory, approach manufacturers as </text:span><text:span text:style-name="Strong_20_Emphasis"><text:span text:style-name="T23">co-developers</text:span></text:span><text:span text:style-name="T21">: ask about their design feedback, share long-range product plans, and negotiate terms that support iterative orders. Regular communication (via WeChat or bilingual liaison) and periodic site visits (even virtually) will help deepen trust and ensure alignment</text:span><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maplesourcing.com</text:a><text:a xlink:type="simple" xlink:href="https://www.epicsourcing.com.au/post/visiting-manufacturers-in-china-your-essential-guide#:~:text=,for%20a%20successful%20business%20relationship" office:target-frame-name="_blank" xlink:show="new" text:style-name="Internet_20_link" text:visited-style-name="Visited_20_Internet_20_Link">epicsourcing.com.au</text:a><text:span text:style-name="T21">.</text:span></text:p>
        </text:list-item>
        <text:list-item>
          <text:p text:style-name="P372"><text:span text:style-name="Strong_20_Emphasis"><text:span text:style-name="T23">Modular Development Capacity:</text:span></text:span><text:span text:style-name="T21"> Seek suppliers who already do modular assembly or OEM/ODM work. Criteria include having an R&amp;D/design team on staff, experience with custom enclosures or electronics, and willingness to accept evolving specifications. During visits, </text:span><text:span text:style-name="Emphasis"><text:span text:style-name="T22">inspect capabilities</text:span></text:span><text:span text:style-name="T21">: ask how readily they can swap out PCBs, speakers, or firmware chips. Request examples of past projects with modular or upgradeable designs. Quality control (QC) is critical: confirm their QC systems and certifications (ISO 9001 or ISO 13485)</text:span><text:a xlink:type="simple" xlink:href="https://www.maplesourcing.com/how-to-connect-with-chinese-manufacturers.html#:~:text=High,reports%2C%20and%20any%20relevant%20industry" office:target-frame-name="_blank" xlink:show="new" text:style-name="Internet_20_link" text:visited-style-name="Visited_20_Internet_20_Link"><text:span text:style-name="T24">maplesourcing.com</text:span></text:a><text:span text:style-name="T21">, and ask for sample inspection reports. Ideally, a partner will </text:span><text:span text:style-name="Emphasis"><text:span text:style-name="T22">encourage</text:span></text:span><text:span text:style-name="T21"> iterative prototyping and feedback loops (for example, by accommodating small trial runs to test new content)</text:span><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maplesourcing.com</text:a><text:a xlink:type="simple" xlink:href="https://www.epicsourcing.com.au/post/visiting-manufacturers-in-china-your-essential-guide#:~:text=Negotiating%20Terms%20and%20Building%20Relationships,with%20Suppliers" office:target-frame-name="_blank" xlink:show="new" text:style-name="Internet_20_link" text:visited-style-name="Visited_20_Internet_20_Link">epicsourcing.com.au</text:a><text:span text:style-name="T21">.</text:span></text:p>
        </text:list-item>
        <text:list-item>
          <text:p text:style-name="P372"><text:soft-page-break/><text:span text:style-name="Strong_20_Emphasis"><text:span text:style-name="T23">Battery Integration Options:</text:span></text:span><text:span text:style-name="T21"> We will present </text:span><text:span text:style-name="Strong_20_Emphasis"><text:span text:style-name="T23">two compliant options</text:span></text:span><text:span text:style-name="T21">. First, </text:span><text:span text:style-name="Strong_20_Emphasis"><text:span text:style-name="T23">AA/AAA with screw-closed compartments</text:span></text:span><text:span text:style-name="T21"> (CCPSA/CPSC child safety): manufacturers must design battery covers secured by screws or tools so children cannot open them</text:span><text:a xlink:type="simple" xlink:href="https://www.canada.ca/en/health-canada/services/consumer-product-safety/reports-publications/consumer-education/your-child-safe/play-time.html#:~:text=if%20swallowed,Burns%20and%20other" office:target-frame-name="_blank" xlink:show="new" text:style-name="Internet_20_link" text:visited-style-name="Visited_20_Internet_20_Link">canada.ca</text:a><text:a xlink:type="simple" xlink:href="https://www.cpsc.gov/Newsroom/News-Releases/2023/Making-Families-Safer-from-Button-Cell-or-Coin-Battery-Dangers-Reeses-Law-Leads-to-New-Federal-Mandatory-Safety-Standard#:~:text=,coin%2C%20or%20tool%20to%20open" office:target-frame-name="_blank" xlink:show="new" text:style-name="Internet_20_link" text:visited-style-name="Visited_20_Internet_20_Link">cpsc.gov</text:a><text:span text:style-name="T21">. Second, an alternative </text:span><text:span text:style-name="Strong_20_Emphasis"><text:span text:style-name="T23">lithium-ion pack</text:span></text:span><text:span text:style-name="T21"> approach: use standardized 18650 or 14500 cells on a blank PCB (with built-in protection circuits). The pack should have a secure, screw-shut enclosure and use standard connector pigtails. All Li-ion batteries must be UL/IEC-62133-certified and pass UN38.3 transport tests</text:span><text:a xlink:type="simple" xlink:href="https://collateral-library-production.s3.amazonaws.com/uploads/asset_file/attachment/28160/56_Lithium-Batteries-Brochure-V3.pdf#:~:text=Lithium%20ion%2C%20secondary%20,highlighted%20standards%20for%20secondary%20lithium" office:target-frame-name="_blank" xlink:show="new" text:style-name="Internet_20_link" text:visited-style-name="Visited_20_Internet_20_Link">collateral-library-production.s3.amazonaws.com</text:a><text:a xlink:type="simple" xlink:href="https://collateral-library-production.s3.amazonaws.com/uploads/asset_file/attachment/28160/56_Lithium-Batteries-Brochure-V3.pdf#:~:text=•%20UN%2038,IATA" office:target-frame-name="_blank" xlink:show="new" text:style-name="Internet_20_link" text:visited-style-name="Visited_20_Internet_20_Link">collateral-library-production.s3.amazonaws.com</text:a><text:span text:style-name="T21">. We will verify that manufacturers understand the higher fire/explosion risk of rechargeable cells and insist on certified packs and appropriate warnings. Discussing both options up front ensures we only partner with factories technically equipped to handle either chemistry safely (with appropriate labels, charging circuits, and quality checks).</text:span></text:p>
        </text:list-item>
        <text:list-item>
          <text:p text:style-name="P376"><text:span text:style-name="Strong_20_Emphasis"><text:span text:style-name="T23">Evolving Product Features:</text:span></text:span><text:span text:style-name="T21"> Emphasize that the product suite will change over time: updates to firmware, swapping in new audio files, and assembling different modules. This means the manufacturer must allow design changes mid-run (for example, PCB programming or revised production lines). We should ask if they offer in-house PCB programming or how easy it is to send updated code. Bring example technical documents (bill of materials, PCB layout, software architecture) to illustrate this. During negotiations, clarify that orders may involve </text:span><text:span text:style-name="Strong_20_Emphasis"><text:span text:style-name="T23">subsequent shipments of updated boards or components</text:span></text:span><text:span text:style-name="T21">, and ensure contract terms allow for that flexibility.</text:span></text:p>
        </text:list-item>
        <text:list-item>
          <text:p text:style-name="P372"><text:span text:style-name="Strong_20_Emphasis"><text:span text:style-name="T23">Cultural and Visit Considerations:</text:span></text:span><text:span text:style-name="T21"> Chinese meetings start with courtesy – dress conservatively and exchange cards with both hands</text:span><text:a xlink:type="simple" xlink:href="https://www.worldfirst.com/au/insight/importing-from-china/business-travel-to-china/#:~:text=Doing%20business%20in%20China%20is,to%20dress%20up%20than%20down" office:target-frame-name="_blank" xlink:show="new" text:style-name="Internet_20_link" text:visited-style-name="Visited_20_Internet_20_Link">worldfirst.com</text:a><text:a xlink:type="simple" xlink:href="https://www.epicsourcing.com.au/post/visiting-manufacturers-in-china-your-essential-guide#:~:text=,offer%20them%20with%20both%20hands" office:target-frame-name="_blank" xlink:show="new" text:style-name="Internet_20_link" text:visited-style-name="Visited_20_Internet_20_Link">epicsourcing.com.au</text:a><text:span text:style-name="T21">. We will arrive early, avoid first-name basis (use titles, e.g. “Manager Li”), and greet senior staff first. Business cards should have English and Simplified Chinese. Although formal business attire is standard for meetings</text:span><text:a xlink:type="simple" xlink:href="https://www.worldfirst.com/au/insight/importing-from-china/business-travel-to-china/#:~:text=Doing%20business%20in%20China%20is,to%20dress%20up%20than%20down" office:target-frame-name="_blank" xlink:show="new" text:style-name="Internet_20_link" text:visited-style-name="Visited_20_Internet_20_Link">worldfirst.com</text:a><text:a xlink:type="simple" xlink:href="https://www.worldfirst.com/au/insight/importing-from-china/business-travel-to-china/#:~:text=Dress%3A%20Formal%20business%20attire%3B%20business,workwear%20for%20less%20formal%20events" office:target-frame-name="_blank" xlink:show="new" text:style-name="Internet_20_link" text:visited-style-name="Visited_20_Internet_20_Link">worldfirst.com</text:a><text:span text:style-name="T21">, factory tours can be physically active; plan to wear a button-down shirt or blouse with smart slacks, plus </text:span><text:span text:style-name="Strong_20_Emphasis"><text:span text:style-name="T23">comfortable closed-toe shoes</text:span></text:span><text:span text:style-name="T21"> for walking and possible safety inspections</text:span><text:a xlink:type="simple" xlink:href="https://www.epicsourcing.com.au/post/visiting-manufacturers-in-china-your-essential-guide#:~:text=business%20visa%20is%20usually%20required,are%20different%20from%20Australian%20ones" office:target-frame-name="_blank" xlink:show="new" text:style-name="Internet_20_link" text:visited-style-name="Visited_20_Internet_20_Link">epicsourcing.com.au</text:a><text:a xlink:type="simple" xlink:href="https://www.epicsourcing.com.au/post/visiting-manufacturers-in-china-your-essential-guide#:~:text=,need%20any%20vaccinations%20before%20travelling" office:target-frame-name="_blank" xlink:show="new" text:style-name="Internet_20_link" text:visited-style-name="Visited_20_Internet_20_Link">epicsourcing.com.au</text:a><text:span text:style-name="T21">. We will have Mandarin phrase cards or a translator to bridge any language gap. Prepare a bilingual technical spec (tech pack) for the product so engineers can easily follow, and bring prototypes or clear photos for discussion. At Huaqiangbei, expect fast-paced markets – bring a pre-defined parts list, measure cables/sensors if needed, and samples (e.g. battery holders) to compare form factors.</text:span></text:p>
        </text:list-item>
        <text:list-item>
          <text:p text:style-name="P372"><text:soft-page-break/><text:span text:style-name="Strong_20_Emphasis"><text:span text:style-name="T23">Quality and Compliance Checks:</text:span></text:span><text:span text:style-name="T21"> Before finalizing any partnership, we will request factory audits or tours of their assembly lines</text:span><text:a xlink:type="simple" xlink:href="https://www.maplesourcing.com/how-to-connect-with-chinese-manufacturers.html#:~:text=2" office:target-frame-name="_blank" xlink:show="new" text:style-name="Internet_20_link" text:visited-style-name="Visited_20_Internet_20_Link">maplesourcing.com</text:a><text:a xlink:type="simple" xlink:href="https://www.epicsourcing.com.au/post/visiting-manufacturers-in-china-your-essential-guide#:~:text=Conducting%20Effective%20Factory%20Tours" office:target-frame-name="_blank" xlink:show="new" text:style-name="Internet_20_link" text:visited-style-name="Visited_20_Internet_20_Link">epicsourcing.com.au</text:a><text:span text:style-name="T21">. Key checkpoints: the cleanliness of the facility, evidence of soldering quality (spot-check PCBs), proper handling of batteries (do they have safe charging bays?), and worker morale. We will bring a checklist: ISO certificates, CE/FCC marking for electronics, and CCPSA (Canada) compliance for toys. If possible, contract a third-party inspection (QC agent) to verify specs. Quality risks are best mitigated by </text:span><text:span text:style-name="Strong_20_Emphasis"><text:span text:style-name="T23">continuous oversight</text:span></text:span><text:span text:style-name="T21">: we will set up feedback loops and demand pre-shipment sample approvals before mass production</text:span><text:a xlink:type="simple" xlink:href="https://www.maplesourcing.com/how-to-connect-with-chinese-manufacturers.html#:~:text=the%20products%20and%20the%20manufacturer’s,reference%20point%20for%20future%20negotiations" office:target-frame-name="_blank" xlink:show="new" text:style-name="Internet_20_link" text:visited-style-name="Visited_20_Internet_20_Link">maplesourcing.com</text:a><text:a xlink:type="simple" xlink:href="https://www.maplesourcing.com/how-to-connect-with-chinese-manufacturers.html#:~:text=High,reports%2C%20and%20any%20relevant%20industry" office:target-frame-name="_blank" xlink:show="new" text:style-name="Internet_20_link" text:visited-style-name="Visited_20_Internet_20_Link">maplesourcing.com</text:a><text:span text:style-name="T21">.</text:span></text:p>
        </text:list-item>
      </text:list>
      <text:h text:style-name="P14" text:outline-level="2">Risk Matrix</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69"><text:span text:style-name="Strong_20_Emphasis"><text:span text:style-name="T19">Risk</text:span></text:span></text:p>
            </table:table-cell>
            <table:table-cell table:style-name="Table13.A1" office:value-type="string">
              <text:p text:style-name="P69"><text:span text:style-name="Strong_20_Emphasis"><text:span text:style-name="T19">Impact</text:span></text:span></text:p>
            </table:table-cell>
            <table:table-cell table:style-name="Table13.A1" office:value-type="string">
              <text:p text:style-name="P69"><text:span text:style-name="Strong_20_Emphasis"><text:span text:style-name="T19">Mitigation</text:span></text:span></text:p>
            </table:table-cell>
          </table:table-row>
        </table:table-header-rows>
        <table:table-row>
          <table:table-cell table:style-name="Table13.A2" office:value-type="string">
            <text:p text:style-name="P57"><text:span text:style-name="Strong_20_Emphasis"><text:span text:style-name="T19">Quality/Compliance</text:span></text:span></text:p>
          </table:table-cell>
          <table:table-cell table:style-name="Table13.A2" office:value-type="string">
            <text:p text:style-name="P57">High</text:p>
          </table:table-cell>
          <table:table-cell table:style-name="Table13.A2" office:value-type="string">
            <text:p text:style-name="P68">Enforce strict QC: require ISO certification and testing reports<text:a xlink:type="simple" xlink:href="https://www.maplesourcing.com/how-to-connect-with-chinese-manufacturers.html#:~:text=High,reports%2C%20and%20any%20relevant%20industry" office:target-frame-name="_blank" xlink:show="new" text:style-name="Internet_20_link" text:visited-style-name="Visited_20_Internet_20_Link"><text:span text:style-name="T20">maplesourcing.com</text:span></text:a>. Use independent inspections. Build penalties for defects into contracts.</text:p>
          </table:table-cell>
        </table:table-row>
        <table:table-row>
          <table:table-cell table:style-name="Table13.A2" office:value-type="string">
            <text:p text:style-name="P57"><text:span text:style-name="Strong_20_Emphasis"><text:span text:style-name="T19">Battery Safety</text:span></text:span></text:p>
          </table:table-cell>
          <table:table-cell table:style-name="Table13.A2" office:value-type="string">
            <text:p text:style-name="P57">High</text:p>
          </table:table-cell>
          <table:table-cell table:style-name="Table13.A2" office:value-type="string">
            <text:p text:style-name="P68">Choose only designs with child-resistant closures<text:a xlink:type="simple" xlink:href="https://www.canada.ca/en/health-canada/services/consumer-product-safety/reports-publications/consumer-education/your-child-safe/play-time.html#:~:text=if%20swallowed,Burns%20and%20other" office:target-frame-name="_blank" xlink:show="new" text:style-name="Internet_20_link" text:visited-style-name="Visited_20_Internet_20_Link"><text:span text:style-name="T20">canada.ca</text:span></text:a>. For Li-ion, use only UL/IEC-62133-approved cells and certified packs<text:a xlink:type="simple" xlink:href="https://collateral-library-production.s3.amazonaws.com/uploads/asset_file/attachment/28160/56_Lithium-Batteries-Brochure-V3.pdf#:~:text=Lithium%20ion%2C%20secondary%20,highlighted%20standards%20for%20secondary%20lithium" office:target-frame-name="_blank" xlink:show="new" text:style-name="Internet_20_link" text:visited-style-name="Visited_20_Internet_20_Link"><text:span text:style-name="T20">collateral-library-production.s3.amazonaws.com</text:span></text:a>.</text:p>
          </table:table-cell>
        </table:table-row>
        <table:table-row>
          <table:table-cell table:style-name="Table13.A2" office:value-type="string">
            <text:p text:style-name="P57"><text:span text:style-name="Strong_20_Emphasis"><text:span text:style-name="T19">Communication Barriers</text:span></text:span></text:p>
          </table:table-cell>
          <table:table-cell table:style-name="Table13.A2" office:value-type="string">
            <text:p text:style-name="P57">Medium-High</text:p>
          </table:table-cell>
          <table:table-cell table:style-name="Table13.A2" office:value-type="string">
            <text:p text:style-name="P68">Use bilingual staff/translator<text:a xlink:type="simple" xlink:href="https://www.maplesourcing.com/how-to-connect-with-chinese-manufacturers.html#:~:text=2" office:target-frame-name="_blank" xlink:show="new" text:style-name="Internet_20_link" text:visited-style-name="Visited_20_Internet_20_Link"><text:span text:style-name="T20">maplesourcing.com</text:span></text:a>. Prepare Chinese-language documents (labels, spec sheets) in advance. Confirm understanding repeatedly.</text:p>
          </table:table-cell>
        </table:table-row>
        <table:table-row>
          <table:table-cell table:style-name="Table13.A2" office:value-type="string">
            <text:p text:style-name="P57"><text:span text:style-name="Strong_20_Emphasis"><text:span text:style-name="T19">Intellectual Property</text:span></text:span></text:p>
          </table:table-cell>
          <table:table-cell table:style-name="Table13.A2" office:value-type="string">
            <text:p text:style-name="P57">Medium</text:p>
          </table:table-cell>
          <table:table-cell table:style-name="Table13.A2" office:value-type="string">
            <text:p text:style-name="P68">Sign NDAs and robust contracts to protect designs<text:a xlink:type="simple" xlink:href="https://www.maplesourcing.com/how-to-connect-with-chinese-manufacturers.html#:~:text=Protecting%20your%20proprietary%20designs%20and,reliability%20in%20handling%20sensitive%20information" office:target-frame-name="_blank" xlink:show="new" text:style-name="Internet_20_link" text:visited-style-name="Visited_20_Internet_20_Link"><text:span text:style-name="T20">maplesourcing.com</text:span></text:a>. Limit disclosure only to essential specs initially; verify the partner’s reputation.</text:p>
          </table:table-cell>
        </table:table-row>
        <table:table-row>
          <table:table-cell table:style-name="Table13.A2" office:value-type="string">
            <text:p text:style-name="P57"><text:span text:style-name="Strong_20_Emphasis"><text:span text:style-name="T19">Supplier Reliability</text:span></text:span></text:p>
          </table:table-cell>
          <table:table-cell table:style-name="Table13.A2" office:value-type="string">
            <text:p text:style-name="P57">Medium-High</text:p>
          </table:table-cell>
          <table:table-cell table:style-name="Table13.A2" office:value-type="string">
            <text:p text:style-name="P68">Vet references and existing clients. Use small trial orders to test reliability. Maintain relationships (regular calls, visits)<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text:span text:style-name="T20">maplesourcing.com</text:span></text:a>.</text:p>
          </table:table-cell>
        </table:table-row>
        <table:table-row>
          <table:table-cell table:style-name="Table13.A2" office:value-type="string">
            <text:p text:style-name="P57"><text:span text:style-name="Strong_20_Emphasis"><text:span text:style-name="T19">Payment/Financial</text:span></text:span></text:p>
          </table:table-cell>
          <table:table-cell table:style-name="Table13.A2" office:value-type="string">
            <text:p text:style-name="P57">Medium</text:p>
          </table:table-cell>
          <table:table-cell table:style-name="Table13.A2" office:value-type="string">
            <text:p text:style-name="P68">Use escrow or L/C terms<text:a xlink:type="simple" xlink:href="https://www.maplesourcing.com/how-to-connect-with-chinese-manufacturers.html#:~:text=4" office:target-frame-name="_blank" xlink:show="new" text:style-name="Internet_20_link" text:visited-style-name="Visited_20_Internet_20_Link"><text:span text:style-name="T20">maplesourcing.com</text:span></text:a>. Pay initial deposit after prototypes are approved; reserve balance until QC pass. Keep clear records.</text:p>
          </table:table-cell>
        </table:table-row>
        <table:table-row>
          <table:table-cell table:style-name="Table13.A2" office:value-type="string">
            <text:p text:style-name="P57"><text:span text:style-name="Strong_20_Emphasis"><text:span text:style-name="T19">Shipping/Logistics</text:span></text:span></text:p>
          </table:table-cell>
          <table:table-cell table:style-name="Table13.A2" office:value-type="string">
            <text:p text:style-name="P57">Medium</text:p>
          </table:table-cell>
          <table:table-cell table:style-name="Table13.A2" office:value-type="string">
            <text:p text:style-name="P68">Work with forwarders experienced in China exports<text:a xlink:type="simple" xlink:href="https://www.maplesourcing.com/how-to-connect-with-chinese-manufacturers.html#:~:text=5" office:target-frame-name="_blank" xlink:show="new" text:style-name="Internet_20_link" text:visited-style-name="Visited_20_Internet_20_Link"><text:span text:style-name="T20">maplesourcing.com</text:span></text:a>. Account for customs delays in timeline. Ensure battery shipments meet UN38.3 standards.</text:p>
          </table:table-cell>
        </table:table-row>
        <table:table-row>
          <table:table-cell table:style-name="Table13.A2" office:value-type="string">
            <text:p text:style-name="P57"><text:span text:style-name="Strong_20_Emphasis"><text:span text:style-name="T19">Design Evolution</text:span></text:span></text:p>
          </table:table-cell>
          <table:table-cell table:style-name="Table13.A2" office:value-type="string">
            <text:p text:style-name="P57">Medium</text:p>
          </table:table-cell>
          <table:table-cell table:style-name="Table13.A2" office:value-type="string">
            <text:p text:style-name="P57">Emphasize flexibility early. Keep manufacturing partners in loop on product updates. Structure contracts to allow iterative changes without penalty.</text:p>
          </table:table-cell>
        </table:table-row>
        <table:table-row>
          <table:table-cell table:style-name="Table13.A10" office:value-type="string">
            <text:p text:style-name="P57"><text:span text:style-name="Strong_20_Emphasis"><text:span text:style-name="T19">Cultural Misunderstandings</text:span></text:span></text:p>
          </table:table-cell>
          <table:table-cell table:style-name="Table13.A10" office:value-type="string">
            <text:p text:style-name="P57">Low-Medium</text:p>
          </table:table-cell>
          <table:table-cell table:style-name="Table13.A10" office:value-type="string">
            <text:p text:style-name="P68">Learn key customs (titles, gift etiquette). Be patient; ‘maybe’ likely means ‘no’. Use an interpreter as needed<text:a xlink:type="simple" xlink:href="https://www.maplesourcing.com/how-to-connect-with-chinese-manufacturers.html#:~:text=2" office:target-frame-name="_blank" xlink:show="new" text:style-name="Internet_20_link" text:visited-style-name="Visited_20_Internet_20_Link"><text:span text:style-name="T26">maplesourcing.com</text:span></text:a><text:a xlink:type="simple" xlink:href="https://www.worldfirst.com/au/insight/importing-from-china/business-travel-to-china/#:~:text=Punctuality%20is%20another%20sign%20of,the%20tone%20for%20the%20meeting" office:target-frame-name="_blank" xlink:show="new" text:style-name="Internet_20_link" text:visited-style-name="Visited_20_Internet_20_Link"><text:span text:style-name="T26">worldfirst.com</text:span></text:a>.</text:p>
          </table:table-cell>
        </table:table-row>
      </table:table>
      <text:h text:style-name="P14" text:outline-level="2"><text:soft-page-break/>Optimized Timeline</text:h>
      <text:list text:style-name="L77">
        <text:list-item>
          <text:p text:style-name="P373"><text:span text:style-name="Strong_20_Emphasis"><text:span text:style-name="T23">Oct–Nov 2025 (Preparation):</text:span></text:span><text:span text:style-name="T21"> Finalize visit agenda and materials. Print bilingual tech packs and labels. Update prototypes with requested features. Book translators or source apps. Secure business visas and train on Chinese etiquette</text:span><text:a xlink:type="simple" xlink:href="https://www.worldfirst.com/au/insight/importing-from-china/business-travel-to-china/#:~:text=Doing%20business%20in%20China%20is,to%20dress%20up%20than%20down" office:target-frame-name="_blank" xlink:show="new" text:style-name="Internet_20_link" text:visited-style-name="Visited_20_Internet_20_Link">worldfirst.com</text:a><text:a xlink:type="simple" xlink:href="https://www.epicsourcing.com.au/post/visiting-manufacturers-in-china-your-essential-guide#:~:text=,business%20can%20help%20build%20rapport" office:target-frame-name="_blank" xlink:show="new" text:style-name="Internet_20_link" text:visited-style-name="Visited_20_Internet_20_Link">epicsourcing.com.au</text:a><text:span text:style-name="T21">.</text:span></text:p>
        </text:list-item>
        <text:list-item>
          <text:p text:style-name="P377"><text:span text:style-name="Strong_20_Emphasis"><text:span text:style-name="T23">Early Dec 2025 (Initial Sourcing – Huaqiangbei):</text:span></text:span><text:span text:style-name="T21"> Visit electronics markets (SEG, Hailong, etc.) to gather components (batteries, chargers, blank PCBs). Verify component dimensions (especially battery holders or connectors). Establish local supplier contacts for modular parts (speakers, SD cards).</text:span></text:p>
        </text:list-item>
        <text:list-item>
          <text:p text:style-name="P373"><text:span text:style-name="Strong_20_Emphasis"><text:span text:style-name="T23">Mid-Dec 2025 (Factory Visits – Shenzhen):</text:span></text:span><text:span text:style-name="T21"> Meet prioritized manufacturers. Tour production lines (note safety, ISO certificates). Present product concept and iterative roadmap. Discuss battery options (show AA compartment sample vs. Li-ion pack designs) and gauge willingness to support each. Negotiate terms (MOQs, pricing, R&amp;D support, lead times). Exchange bilingual documentation and business cards</text:span><text:a xlink:type="simple" xlink:href="https://www.epicsourcing.com.au/post/visiting-manufacturers-in-china-your-essential-guide#:~:text=,offer%20them%20with%20both%20hands" office:target-frame-name="_blank" xlink:show="new" text:style-name="Internet_20_link" text:visited-style-name="Visited_20_Internet_20_Link"><text:span text:style-name="T24">epicsourcing.com.au</text:span></text:a><text:span text:style-name="T21">.</text:span></text:p>
        </text:list-item>
        <text:list-item>
          <text:p text:style-name="P377"><text:span text:style-name="Strong_20_Emphasis"><text:span text:style-name="T23">Late Dec 2025 (Follow-up &amp; Order Placement):</text:span></text:span><text:span text:style-name="T21"> Collect samples from promising partners. Conduct QC on-site or via agent. Finalize contracts including clauses for design changes and partial deliveries. Send ordered components/batteries for assembly as needed. Maintain contact over holidays to ensure timely start of production.</text:span></text:p>
        </text:list-item>
        <text:list-item>
          <text:p text:style-name="P373"><text:span text:style-name="Strong_20_Emphasis"><text:span text:style-name="T23">Jan–Feb 2026 (Post-Trip Actions):</text:span></text:span><text:span text:style-name="T21"> Review trip notes and photos</text:span><text:a xlink:type="simple" xlink:href="https://www.epicsourcing.com.au/post/visiting-manufacturers-in-china-your-essential-guide#:~:text=,how%20open%20the%20staff%20is" office:target-frame-name="_blank" xlink:show="new" text:style-name="Internet_20_link" text:visited-style-name="Visited_20_Internet_20_Link"><text:span text:style-name="T24">epicsourcing.com.au</text:span></text:a><text:span text:style-name="T21">. Evaluate partners against decision criteria (see below). Place test order of 1,000 units with top choice. Arrange ongoing communication (WeChat group, monthly calls). Plan the next steps for firmware updates and new content rollout.</text:span></text:p>
        </text:list-item>
      </text:list>
      <text:h text:style-name="P14" text:outline-level="2">Resource Directory</text:h>
      <text:list text:style-name="L78">
        <text:list-item>
          <text:p text:style-name="P378"><text:span text:style-name="Strong_20_Emphasis"><text:span text:style-name="T23">Manufacturing Partners:</text:span></text:span><text:span text:style-name="T21"> Compile contacts of Shenzhen toy/electronics OEMs from trade shows and Alibaba (filter for companies open to ODM projects). Use referrals from sourcing communities (e.g. Epic Sourcing, Maple Sourcing networks).</text:span></text:p>
        </text:list-item>
        <text:list-item>
          <text:p text:style-name="P374"><text:span text:style-name="Strong_20_Emphasis"><text:span text:style-name="T23">Translation Tools:</text:span></text:span><text:span text:style-name="T21"> Install WeChat and Pleco for on-the-fly Chinese-English translation. Prepare printed Mandarin phrases for technical terms (battery, sensor, modular, firmware). Engage a Cantonese/Mandarin interpreter for critical meetings if needed</text:span><text:a xlink:type="simple" xlink:href="https://www.maplesourcing.com/how-to-connect-with-chinese-manufacturers.html#:~:text=2" office:target-frame-name="_blank" xlink:show="new" text:style-name="Internet_20_link" text:visited-style-name="Visited_20_Internet_20_Link"><text:span text:style-name="T24">maplesourcing.com</text:span></text:a><text:span text:style-name="T21">.</text:span></text:p>
        </text:list-item>
        <text:list-item>
          <text:p text:style-name="P374"><text:span text:style-name="Strong_20_Emphasis"><text:span text:style-name="T23">Regulatory References:</text:span></text:span><text:span text:style-name="T21"> Keep Health Canada CCPSA guidelines and CPSC battery safety standards handy</text:span><text:a xlink:type="simple" xlink:href="https://www.canada.ca/en/health-canada/services/consumer-product-safety/reports-publications/consumer-education/your-child-safe/play-time.html#:~:text=if%20swallowed,Burns%20and%20other" office:target-frame-name="_blank" xlink:show="new" text:style-name="Internet_20_link" text:visited-style-name="Visited_20_Internet_20_Link">canada.ca</text:a><text:a xlink:type="simple" xlink:href="https://www.cpsc.gov/Newsroom/News-Releases/2023/Making-Families-Safer-from-Button-Cell-or-Coin-Battery-Dangers-Reeses-Law-Leads-to-New-Federal-Mandatory-Safety-Standard#:~:text=,coin%2C%20or%20tool%20to%20open" office:target-frame-name="_blank" xlink:show="new" text:style-name="Internet_20_link" text:visited-style-name="Visited_20_Internet_20_Link">cpsc.gov</text:a><text:span text:style-name="T21">. Use UL/IEC standards for Li-ion (UL 62133, UN38.3) when discussing battery modules</text:span><text:a xlink:type="simple" xlink:href="https://collateral-library-production.s3.amazonaws.com/uploads/asset_file/attachment/28160/56_Lithium-Batteries-Brochure-V3.pdf#:~:text=Lithium%20ion%2C%20secondary%20,highlighted%20standards%20for%20secondary%20lithium" office:target-frame-name="_blank" xlink:show="new" text:style-name="Internet_20_link" text:visited-style-name="Visited_20_Internet_20_Link">collateral-library-production.s3.amazonaws.com</text:a><text:a xlink:type="simple" xlink:href="https://collateral-library-production.s3.amazonaws.com/uploads/asset_file/attachment/28160/56_Lithium-Batteries-Brochure-V3.pdf#:~:text=•%20UN%2038,IATA" office:target-frame-name="_blank" xlink:show="new" text:style-name="Internet_20_link" text:visited-style-name="Visited_20_Internet_20_Link">collateral-library-production.s3.amazonaws.com</text:a><text:span text:style-name="T21">.</text:span></text:p>
        </text:list-item>
        <text:list-item>
          <text:p text:style-name="P374"><text:soft-page-break/><text:span text:style-name="Strong_20_Emphasis"><text:span text:style-name="T23">Local Contacts:</text:span></text:span><text:span text:style-name="T21"> Add liaison at local trade office (e.g. Canadian Trade Office in Vancouver with China liaison) and a Shenzhen-based sourcing agent or QC company. Acquire business cards for every contact. Save all key addresses in Chinese characters for logistics and taxis</text:span><text:a xlink:type="simple" xlink:href="https://www.worldfirst.com/au/insight/importing-from-china/business-travel-to-china/#:~:text=Install%20a%20VPN%20service%2C%20like,as%20they%20do%20at%20home" office:target-frame-name="_blank" xlink:show="new" text:style-name="Internet_20_link" text:visited-style-name="Visited_20_Internet_20_Link"><text:span text:style-name="T24">worldfirst.com</text:span></text:a><text:span text:style-name="T21">.</text:span></text:p>
        </text:list-item>
        <text:list-item>
          <text:p text:style-name="P374"><text:span text:style-name="Strong_20_Emphasis"><text:span text:style-name="T23">Travel Essentials:</text:span></text:span><text:span text:style-name="T21"> Bring international power adapters, VPN access (for Google Translate, if needed), and mobile eSIM for data. Prepare printouts of the hotel and factory addresses in Chinese to show taxi drivers</text:span><text:a xlink:type="simple" xlink:href="https://www.worldfirst.com/au/insight/importing-from-china/business-travel-to-china/#:~:text=Addresses" office:target-frame-name="_blank" xlink:show="new" text:style-name="Internet_20_link" text:visited-style-name="Visited_20_Internet_20_Link"><text:span text:style-name="T24">worldfirst.com</text:span></text:a><text:span text:style-name="T21">. Pack a first-aid kit and emergency contacts.</text:span></text:p>
        </text:list-item>
      </text:list>
      <text:h text:style-name="P14" text:outline-level="2">Decision Frameworks</text:h>
      <text:list text:style-name="L79">
        <text:list-item>
          <text:p text:style-name="P379"><text:span text:style-name="Strong_20_Emphasis"><text:span text:style-name="T23">Manufacturer Selection Criteria:</text:span></text:span><text:span text:style-name="T21"> Evaluate candidates on collaboration and capability:</text:span></text:p>
          <text:list>
            <text:list-item>
              <text:p text:style-name="P379"><text:span text:style-name="Strong_20_Emphasis"><text:span text:style-name="T23">Design Flexibility:</text:span></text:span><text:span text:style-name="T21"> Do they allow in-house design changes? Can they handle small-batch iterative updates? (Check past ODM projects.)</text:span></text:p>
            </text:list-item>
            <text:list-item>
              <text:p text:style-name="P379"><text:span text:style-name="Strong_20_Emphasis"><text:span text:style-name="T23">Battery Expertise:</text:span></text:span><text:span text:style-name="T21"> Are they familiar with toy safety standards? Can they implement child-proof battery compartments or safely assemble Li-ion packs?</text:span></text:p>
            </text:list-item>
            <text:list-item>
              <text:p text:style-name="P379"><text:span text:style-name="Strong_20_Emphasis"><text:span text:style-name="T23">Capacity &amp; Reliability:</text:span></text:span><text:span text:style-name="T21"> Do they have the scale to grow production as needed? Examine lead times, workforce, and ability to hit deadlines.</text:span></text:p>
            </text:list-item>
            <text:list-item>
              <text:p text:style-name="P375"><text:span text:style-name="Strong_20_Emphasis"><text:span text:style-name="T23">Quality Management:</text:span></text:span><text:span text:style-name="T21"> Confirm ISO certifications and QC processes</text:span><text:a xlink:type="simple" xlink:href="https://www.maplesourcing.com/how-to-connect-with-chinese-manufacturers.html#:~:text=High,reports%2C%20and%20any%20relevant%20industry" office:target-frame-name="_blank" xlink:show="new" text:style-name="Internet_20_link" text:visited-style-name="Visited_20_Internet_20_Link"><text:span text:style-name="T24">maplesourcing.com</text:span></text:a><text:span text:style-name="T21">. Look for audit results or client testimonials.</text:span></text:p>
            </text:list-item>
            <text:list-item>
              <text:p text:style-name="P379"><text:span text:style-name="Strong_20_Emphasis"><text:span text:style-name="T23">Communication &amp; Culture Fit:</text:span></text:span><text:span text:style-name="T21"> Is their management responsive and culturally attuned (e.g., willing to communicate in English/Chinese)? Did they approach meetings with patience and respect?</text:span></text:p>
            </text:list-item>
            <text:list-item>
              <text:p text:style-name="P375"><text:span text:style-name="Strong_20_Emphasis"><text:span text:style-name="T23">Legal &amp; IP Assurance:</text:span></text:span><text:span text:style-name="T21"> Verify willingness to sign NDAs and include IP clauses in contracts</text:span><text:a xlink:type="simple" xlink:href="https://www.maplesourcing.com/how-to-connect-with-chinese-manufacturers.html#:~:text=3" office:target-frame-name="_blank" xlink:show="new" text:style-name="Internet_20_link" text:visited-style-name="Visited_20_Internet_20_Link"><text:span text:style-name="T24">maplesourcing.com</text:span></text:a><text:span text:style-name="T21">.</text:span></text:p>
            </text:list-item>
          </text:list>
        </text:list-item>
        <text:list-item>
          <text:p text:style-name="P379"><text:span text:style-name="Strong_20_Emphasis"><text:span text:style-name="T23">Battery Integration Decision:</text:span></text:span><text:span text:style-name="T21"> Based on supplier feedback, decide which battery route to pursue:</text:span></text:p>
          <text:list>
            <text:list-item>
              <text:p text:style-name="P375"><text:span text:style-name="T21">If factories prefer alkaline cells, proceed with </text:span><text:span text:style-name="Strong_20_Emphasis"><text:span text:style-name="T23">AA/AAA compartments</text:span></text:span><text:span text:style-name="T21">, ensuring compliance with screw-closure safety</text:span><text:a xlink:type="simple" xlink:href="https://www.canada.ca/en/health-canada/services/consumer-product-safety/reports-publications/consumer-education/your-child-safe/play-time.html#:~:text=if%20swallowed,Burns%20and%20other" office:target-frame-name="_blank" xlink:show="new" text:style-name="Internet_20_link" text:visited-style-name="Visited_20_Internet_20_Link"><text:span text:style-name="T24">canada.ca</text:span></text:a><text:span text:style-name="T21">.</text:span></text:p>
            </text:list-item>
            <text:list-item>
              <text:p text:style-name="P375"><text:span text:style-name="T21">If Li-ion is viable, ensure the chosen cell type meets all regulations</text:span><text:a xlink:type="simple" xlink:href="https://collateral-library-production.s3.amazonaws.com/uploads/asset_file/attachment/28160/56_Lithium-Batteries-Brochure-V3.pdf#:~:text=Lithium%20ion%2C%20secondary%20,highlighted%20standards%20for%20secondary%20lithium" office:target-frame-name="_blank" xlink:show="new" text:style-name="Internet_20_link" text:visited-style-name="Visited_20_Internet_20_Link"><text:span text:style-name="T24">collateral-library-production.s3.amazonaws.com</text:span></text:a><text:span text:style-name="T21"> and that the enclosure design is robust and serviceable.</text:span></text:p>
            </text:list-item>
          </text:list>
        </text:list-item>
        <text:list-item>
          <text:p text:style-name="P379"><text:span text:style-name="Strong_20_Emphasis"><text:span text:style-name="T23">Content/Feature Rollout:</text:span></text:span><text:span text:style-name="T21"> Use a simple R&amp;D prioritization matrix (Impact vs. Effort) for firmware or audio updates. Align with manufacturer’s capabilities (e.g. if they have in-house flashing stations, firmware updates are easier).</text:span></text:p>
        </text:list-item>
      </text:list>
      <text:h text:style-name="P14" text:outline-level="2"><text:soft-page-break/>Contingency Plans</text:h>
      <text:list text:style-name="L80">
        <text:list-item>
          <text:p text:style-name="P380"><text:span text:style-name="Strong_20_Emphasis"><text:span text:style-name="T23">Alternate Suppliers:</text:span></text:span><text:span text:style-name="T21"> If a preferred factory falls through, maintain second and third options. Keep a shortlist of supplier referrals from sourcing agents. Even low-cost trading companies can sometimes facilitate orders if direct factories fail.</text:span></text:p>
        </text:list-item>
        <text:list-item>
          <text:p text:style-name="P380"><text:span text:style-name="Strong_20_Emphasis"><text:span text:style-name="T23">Design Change Obstacles:</text:span></text:span><text:span text:style-name="T21"> Should a partner balk at future changes, maintain ownership of modular sub-assemblies (e.g. have a separate PCB assembler). Design modularity so content (SD cards, firmware chips) can be updated without factory retooling.</text:span></text:p>
        </text:list-item>
        <text:list-item>
          <text:p text:style-name="P380"><text:span text:style-name="Strong_20_Emphasis"><text:span text:style-name="T23">Quality Failures:</text:span></text:span><text:span text:style-name="T21"> If initial batch has defects, halt further shipments and perform root-cause analysis. Escalate quality demands (include penalties in contract). If needed, shift production to the next manufacturer on the list.</text:span></text:p>
        </text:list-item>
        <text:list-item>
          <text:p text:style-name="P380"><text:span text:style-name="Strong_20_Emphasis"><text:span text:style-name="T23">Logistical Disruption:</text:span></text:span><text:span text:style-name="T21"> Have buffer stock of batteries and critical parts sourced from Huaqiangbei in case of shipping delays. Use express couriers for urgent sample shipments.</text:span></text:p>
        </text:list-item>
        <text:list-item>
          <text:p text:style-name="P380"><text:span text:style-name="Strong_20_Emphasis"><text:span text:style-name="T23">Travel Cancellations:</text:span></text:span><text:span text:style-name="T21"> If factory visits are postponed (e.g. due to border closures), hold virtual meetings with video tours of facilities. Use local proxies or agents to conduct immediate follow-ups.</text:span></text:p>
        </text:list-item>
      </text:list>
      <text:p text:style-name="P371"><text:span text:style-name="Strong_20_Emphasis"><text:span text:style-name="T23">By prioritizing relationship-building, technical flexibility, and safety compliance, this plan aims to secure committed Shenzhen partners for the Indigenize Toys project’s long-term success.</text:span></text:span><text:span text:style-name="T21"> All strategies and preparations are backed by industry best practices and safety guidelines</text:span><text:a xlink:type="simple" xlink:href="https://www.maplesourcing.com/how-to-connect-with-chinese-manufacturers.html#:~:text=In%20Chinese%20business%20culture%2C%20long,is%20critical%20for%20sustainable%20success" office:target-frame-name="_blank" xlink:show="new" text:style-name="Internet_20_link" text:visited-style-name="Visited_20_Internet_20_Link">maplesourcing.com</text:a><text:a xlink:type="simple" xlink:href="https://www.canada.ca/en/health-canada/services/consumer-product-safety/reports-publications/consumer-education/your-child-safe/play-time.html#:~:text=if%20swallowed,Burns%20and%20other" office:target-frame-name="_blank" xlink:show="new" text:style-name="Internet_20_link" text:visited-style-name="Visited_20_Internet_20_Link">canada.ca</text:a><text:span text:style-name="T21">, ensuring a thorough and adaptable approach.</text:span></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5T20:30:27.393443060</meta:creation-date>
    <dc:date>2025-11-15T20:40:27.495862184</dc:date>
    <meta:editing-duration>PT10M</meta:editing-duration>
    <meta:editing-cycles>1</meta:editing-cycles>
    <meta:document-statistic meta:table-count="13" meta:image-count="0" meta:object-count="0" meta:page-count="54" meta:paragraph-count="1041" meta:word-count="14448" meta:character-count="94751" meta:non-whitespace-character-count="81732"/>
    <meta:generator>LibreOffice/24.2.7.2$Linux_X86_64 LibreOffice_project/420$Build-2</meta:generator>
  </office:meta>
</office:document-meta>
</file>